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99pt"/>
    </style:style>
    <style:style style:name="co3" style:family="table-column">
      <style:table-column-properties fo:break-before="auto" style:column-width="51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256pt"/>
    </style:style>
    <style:style style:name="co6" style:family="table-column">
      <style:table-column-properties fo:break-before="auto" style:column-width="38.01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12.99pt"/>
    </style:style>
    <style:style style:name="co9" style:family="table-column">
      <style:table-column-properties fo:break-before="auto" style:column-width="79pt"/>
    </style:style>
    <style:style style:name="co10" style:family="table-column">
      <style:table-column-properties fo:break-before="auto" style:column-width="93pt"/>
    </style:style>
    <style:style style:name="co11" style:family="table-column">
      <style:table-column-properties fo:break-before="auto" style:column-width="611.01pt"/>
    </style:style>
    <style:style style:name="co12" style:family="table-column">
      <style:table-column-properties fo:break-before="auto" style:column-width="711.04pt"/>
    </style:style>
    <style:style style:name="ro1" style:family="table-row">
      <style:table-row-properties style:row-height="17.01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ta1" style:family="table" style:master-page-name="PageStyle_5f_taisan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.VnTime" fo:font-size="11pt" fo:font-style="normal" fo:text-shadow="none" style:text-underline-style="none" fo:font-weight="normal" style:font-size-asian="11pt" style:font-style-asian="normal" style:font-weight-asian="normal" style:font-name-complex=".VnTime" style:font-size-complex="11pt" style:font-style-complex="normal" style:font-weight-complex="normal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.VnTime" fo:font-size="11pt" fo:font-style="normal" fo:text-shadow="none" style:text-underline-style="none" fo:font-weight="normal" style:font-size-asian="11pt" style:font-style-asian="normal" style:font-weight-asian="normal" style:font-name-complex=".VnTime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.VnTime" fo:font-size="11pt" fo:font-style="normal" fo:text-shadow="none" style:text-underline-style="none" fo:font-weight="normal" style:font-size-asian="11pt" style:font-style-asian="normal" style:font-weight-asian="normal" style:font-name-complex=".VnTime" style:font-size-complex="11pt" style:font-style-complex="normal" style:font-weight-complex="normal"/>
    </style:style>
    <style:style style:name="ce7" style:family="table-cell" style:parent-style-name="Default" style:data-style-name="N10121">
      <style:table-cell-properties fo:padding="2.01pt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isa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6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44" table:default-cell-style-name="ce1"/>
        <table:table-row table:style-name="ro1">
          <table:table-cell/>
          <table:table-cell table:style-name="ce2" office:value-type="string" calcext:value-type="string">
            <text:p>S? phi?u</text:p>
          </table:table-cell>
          <table:table-cell table:style-name="ce2" office:value-type="string" calcext:value-type="string">
            <text:p>TKDU</text:p>
          </table:table-cell>
          <table:table-cell table:style-name="ce2" office:value-type="string" calcext:value-type="string">
            <text:p>MSTS</text:p>
          </table:table-cell>
          <table:table-cell table:style-name="ce2" office:value-type="string" calcext:value-type="string">
            <text:p>Tên tài s?n</text:p>
          </table:table-cell>
          <table:table-cell table:style-name="ce2" office:value-type="string" calcext:value-type="string">
            <text:p>?VT</text:p>
          </table:table-cell>
          <table:table-cell table:style-name="ce3" office:value-type="string" calcext:value-type="string">
            <text:p>Nguyên giá</text:p>
          </table:table-cell>
          <table:table-cell table:style-name="ce5" office:value-type="string" calcext:value-type="string">
            <text:p>S? n?m kh?u hao</text:p>
          </table:table-cell>
          <table:table-cell table:style-name="ce2" office:value-type="string" calcext:value-type="string">
            <text:p>Ngày mua</text:p>
          </table:table-cell>
          <table:table-cell table:style-name="ce2" office:value-type="string" calcext:value-type="string">
            <text:p>Ngày s? d?ng</text:p>
          </table:table-cell>
          <table:table-cell table:style-name="ce2"/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TS000001-03-04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40</text:p>
          </table:table-cell>
          <table:table-cell table:style-name="ce2" office:value-type="string" calcext:value-type="string">
            <text:p>Máy r?a Polyme m?i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5000000" calcext:value-type="float">
            <text:p>25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4-03-16" calcext:value-type="date">
            <text:p>16-Mar-04</text:p>
          </table:table-cell>
          <table:table-cell table:style-name="ce7" office:value-type="date" office:date-value="2004-04-30" calcext:value-type="date">
            <text:p>30-Apr-04</text:p>
          </table:table-cell>
          <table:table-cell table:style-name="ce2" table:formula="of:=IF([.C2]=&quot;N2112&quot;;3;IF([.C2]=&quot;N2111&quot;;2;IF([.C2]=&quot;N2113&quot;;5;7)))" office:value-type="float" office:value="3" calcext:value-type="float">
            <text:p>3</text:p>
          </table:table-cell>
          <table:table-cell table:style-name="ce4" table:formula="of:=&quot;insert into Tai_san values (&quot;&amp;[.A2]&amp;&quot;,'&quot;&amp;[.D2]&amp;&quot; &quot;&amp;[.E2]&amp;&quot;','&quot;&amp;[.F2]&amp;&quot;',&quot;&amp;[.G2]&amp;&quot;,&quot;&amp;[.H2]&amp;&quot;,&quot;&amp;[.K2]&amp;&quot;);&quot;" office:value-type="string" office:string-value="insert into Tai_san values (1,'MMTB 40 Máy r?a Polyme m?i','Cái',25000000,5,3);" calcext:value-type="string">
            <text:p>insert into Tai_san values (1,'MMTB 40 Máy r?a Polyme m?i','Cái',25000000,5,3);</text:p>
          </table:table-cell>
          <table:table-cell table:formula="of:=&quot;insert into Phieu_mua_ts(so_pm,so_phieu,thue_suat,ma_kh, ma_kho, ma_nvc) values ('&quot;&amp;[.A2]&amp;&quot;','&quot;&amp;[.B2]&amp;&quot;',10,5, 1, 6);&quot;" office:value-type="string" office:string-value="insert into Phieu_mua_ts(so_pm,so_phieu,thue_suat,ma_kh, ma_kho, ma_nvc) values ('1','NTS000001-03-04',10,5, 1, 6);" calcext:value-type="string">
            <text:p>insert into Phieu_mua_ts(so_pm,so_phieu,thue_suat,ma_kh, ma_kho, ma_nvc) values ('1','NTS000001-03-04',10,5, 1, 6);</text:p>
          </table:table-cell>
          <table:table-cell table:formula="of:=&quot;insert into Chi_tiet_phieu_mua(so_pm,ma_ts,tk_doi_ung,so_tien) values (&quot;&amp;[.A2]&amp;&quot;,&quot;&amp;[.A2]&amp;&quot;,&quot;&amp;RIGHT([.C2];4)&amp;&quot;,&quot;&amp;[.G2]&amp;&quot;);&quot;" office:value-type="string" office:string-value="insert into Chi_tiet_phieu_mua(so_pm,ma_ts,tk_doi_ung,so_tien) values (1,1,2112,25000000);" calcext:value-type="string">
            <text:p>insert into Chi_tiet_phieu_mua(so_pm,ma_ts,tk_doi_ung,so_tien) values (1,1,2112,25000000);</text:p>
          </table:table-cell>
          <table:table-cell table:number-columns-repeated="24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NTS000002-10-04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41</text:p>
          </table:table-cell>
          <table:table-cell table:style-name="ce2" office:value-type="string" calcext:value-type="string">
            <text:p>Máy ti?n l?n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56700000" calcext:value-type="float">
            <text:p>56,700,000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04-10-30" calcext:value-type="date">
            <text:p>30-Oct-04</text:p>
          </table:table-cell>
          <table:table-cell table:style-name="ce7" office:value-type="date" office:date-value="2005-01-31" calcext:value-type="date">
            <text:p>31-Jan-05</text:p>
          </table:table-cell>
          <table:table-cell table:style-name="ce2" table:formula="of:=IF([.C3]=&quot;N2112&quot;;3;IF([.C3]=&quot;N2111&quot;;2;IF([.C3]=&quot;N2113&quot;;5;7)))" office:value-type="float" office:value="3" calcext:value-type="float">
            <text:p>3</text:p>
          </table:table-cell>
          <table:table-cell table:style-name="ce4" table:formula="of:=&quot;insert into Tai_san values (&quot;&amp;[.A3]&amp;&quot;,'&quot;&amp;[.D3]&amp;&quot; &quot;&amp;[.E3]&amp;&quot;','&quot;&amp;[.F3]&amp;&quot;',&quot;&amp;[.G3]&amp;&quot;,&quot;&amp;[.H3]&amp;&quot;,&quot;&amp;[.K3]&amp;&quot;);&quot;" office:value-type="string" office:string-value="insert into Tai_san values (2,'MMTB 41 Máy ti?n l?n','Cái',56700000,3,3);" calcext:value-type="string">
            <text:p>insert into Tai_san values (2,'MMTB 41 Máy ti?n l?n','Cái',56700000,3,3);</text:p>
          </table:table-cell>
          <table:table-cell table:formula="of:=&quot;insert into Phieu_mua_ts(so_pm,so_phieu,thue_suat,ma_kh, ma_kho, ma_nvc) values ('&quot;&amp;[.A3]&amp;&quot;','&quot;&amp;[.B3]&amp;&quot;',10,5, 1, 6);&quot;" office:value-type="string" office:string-value="insert into Phieu_mua_ts(so_pm,so_phieu,thue_suat,ma_kh, ma_kho, ma_nvc) values ('2','NTS000002-10-04',10,5, 1, 6);" calcext:value-type="string">
            <text:p>insert into Phieu_mua_ts(so_pm,so_phieu,thue_suat,ma_kh, ma_kho, ma_nvc) values ('2','NTS000002-10-04',10,5, 1, 6);</text:p>
          </table:table-cell>
          <table:table-cell table:formula="of:=&quot;insert into Chi_tiet_phieu_mua(so_pm,ma_ts,tk_doi_ung,so_tien) values (&quot;&amp;[.A3]&amp;&quot;,&quot;&amp;[.A3]&amp;&quot;,&quot;&amp;RIGHT([.C3];4)&amp;&quot;,&quot;&amp;[.G3]&amp;&quot;);&quot;" office:value-type="string" office:string-value="insert into Chi_tiet_phieu_mua(so_pm,ma_ts,tk_doi_ung,so_tien) values (2,2,2112,56700000);" calcext:value-type="string">
            <text:p>insert into Chi_tiet_phieu_mua(so_pm,ma_ts,tk_doi_ung,so_tien) values (2,2,2112,56700000);</text:p>
          </table:table-cell>
          <table:table-cell table:number-columns-repeated="24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NTS000003-10-04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42</text:p>
          </table:table-cell>
          <table:table-cell table:style-name="ce2" office:value-type="string" calcext:value-type="string">
            <text:p>Máy ti?n nh?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2000000" calcext:value-type="float">
            <text:p>12,000,000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04-10-30" calcext:value-type="date">
            <text:p>30-Oct-04</text:p>
          </table:table-cell>
          <table:table-cell table:style-name="ce7" office:value-type="date" office:date-value="2005-01-31" calcext:value-type="date">
            <text:p>31-Jan-05</text:p>
          </table:table-cell>
          <table:table-cell table:style-name="ce2" table:formula="of:=IF([.C4]=&quot;N2112&quot;;3;IF([.C4]=&quot;N2111&quot;;2;IF([.C4]=&quot;N2113&quot;;5;7)))" office:value-type="float" office:value="3" calcext:value-type="float">
            <text:p>3</text:p>
          </table:table-cell>
          <table:table-cell table:style-name="ce4" table:formula="of:=&quot;insert into Tai_san values (&quot;&amp;[.A4]&amp;&quot;,'&quot;&amp;[.D4]&amp;&quot; &quot;&amp;[.E4]&amp;&quot;','&quot;&amp;[.F4]&amp;&quot;',&quot;&amp;[.G4]&amp;&quot;,&quot;&amp;[.H4]&amp;&quot;,&quot;&amp;[.K4]&amp;&quot;);&quot;" office:value-type="string" office:string-value="insert into Tai_san values (3,'MMTB 42 Máy ti?n nh?','Cái',12000000,3,3);" calcext:value-type="string">
            <text:p>insert into Tai_san values (3,'MMTB 42 Máy ti?n nh?','Cái',12000000,3,3);</text:p>
          </table:table-cell>
          <table:table-cell table:formula="of:=&quot;insert into Phieu_mua_ts(so_pm,so_phieu,thue_suat,ma_kh, ma_kho, ma_nvc) values ('&quot;&amp;[.A4]&amp;&quot;','&quot;&amp;[.B4]&amp;&quot;',10,5, 1, 6);&quot;" office:value-type="string" office:string-value="insert into Phieu_mua_ts(so_pm,so_phieu,thue_suat,ma_kh, ma_kho, ma_nvc) values ('3','NTS000003-10-04',10,5, 1, 6);" calcext:value-type="string">
            <text:p>insert into Phieu_mua_ts(so_pm,so_phieu,thue_suat,ma_kh, ma_kho, ma_nvc) values ('3','NTS000003-10-04',10,5, 1, 6);</text:p>
          </table:table-cell>
          <table:table-cell table:formula="of:=&quot;insert into Chi_tiet_phieu_mua(so_pm,ma_ts,tk_doi_ung,so_tien) values (&quot;&amp;[.A4]&amp;&quot;,&quot;&amp;[.A4]&amp;&quot;,&quot;&amp;RIGHT([.C4];4)&amp;&quot;,&quot;&amp;[.G4]&amp;&quot;);&quot;" office:value-type="string" office:string-value="insert into Chi_tiet_phieu_mua(so_pm,ma_ts,tk_doi_ung,so_tien) values (3,3,2112,12000000);" calcext:value-type="string">
            <text:p>insert into Chi_tiet_phieu_mua(so_pm,ma_ts,tk_doi_ung,so_tien) values (3,3,2112,12000000);</text:p>
          </table:table-cell>
          <table:table-cell table:number-columns-repeated="24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NTS000004-10-04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43</text:p>
          </table:table-cell>
          <table:table-cell table:style-name="ce2" office:value-type="string" calcext:value-type="string">
            <text:p>Máy b? h?p l?n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8000000" calcext:value-type="float">
            <text:p>18,000,000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04-10-30" calcext:value-type="date">
            <text:p>30-Oct-04</text:p>
          </table:table-cell>
          <table:table-cell table:style-name="ce7" office:value-type="date" office:date-value="2005-01-31" calcext:value-type="date">
            <text:p>31-Jan-05</text:p>
          </table:table-cell>
          <table:table-cell table:style-name="ce2" table:formula="of:=IF([.C5]=&quot;N2112&quot;;3;IF([.C5]=&quot;N2111&quot;;2;IF([.C5]=&quot;N2113&quot;;5;7)))" office:value-type="float" office:value="3" calcext:value-type="float">
            <text:p>3</text:p>
          </table:table-cell>
          <table:table-cell table:style-name="ce4" table:formula="of:=&quot;insert into Tai_san values (&quot;&amp;[.A5]&amp;&quot;,'&quot;&amp;[.D5]&amp;&quot; &quot;&amp;[.E5]&amp;&quot;','&quot;&amp;[.F5]&amp;&quot;',&quot;&amp;[.G5]&amp;&quot;,&quot;&amp;[.H5]&amp;&quot;,&quot;&amp;[.K5]&amp;&quot;);&quot;" office:value-type="string" office:string-value="insert into Tai_san values (4,'MMTB 43 Máy b? h?p l?n','Cái',18000000,3,3);" calcext:value-type="string">
            <text:p>insert into Tai_san values (4,'MMTB 43 Máy b? h?p l?n','Cái',18000000,3,3);</text:p>
          </table:table-cell>
          <table:table-cell table:formula="of:=&quot;insert into Phieu_mua_ts(so_pm,so_phieu,thue_suat,ma_kh, ma_kho, ma_nvc) values ('&quot;&amp;[.A5]&amp;&quot;','&quot;&amp;[.B5]&amp;&quot;',10,5, 1, 6);&quot;" office:value-type="string" office:string-value="insert into Phieu_mua_ts(so_pm,so_phieu,thue_suat,ma_kh, ma_kho, ma_nvc) values ('4','NTS000004-10-04',10,5, 1, 6);" calcext:value-type="string">
            <text:p>insert into Phieu_mua_ts(so_pm,so_phieu,thue_suat,ma_kh, ma_kho, ma_nvc) values ('4','NTS000004-10-04',10,5, 1, 6);</text:p>
          </table:table-cell>
          <table:table-cell table:formula="of:=&quot;insert into Chi_tiet_phieu_mua(so_pm,ma_ts,tk_doi_ung,so_tien) values (&quot;&amp;[.A5]&amp;&quot;,&quot;&amp;[.A5]&amp;&quot;,&quot;&amp;RIGHT([.C5];4)&amp;&quot;,&quot;&amp;[.G5]&amp;&quot;);&quot;" office:value-type="string" office:string-value="insert into Chi_tiet_phieu_mua(so_pm,ma_ts,tk_doi_ung,so_tien) values (4,4,2112,18000000);" calcext:value-type="string">
            <text:p>insert into Chi_tiet_phieu_mua(so_pm,ma_ts,tk_doi_ung,so_tien) values (4,4,2112,18000000);</text:p>
          </table:table-cell>
          <table:table-cell table:number-columns-repeated="24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NTS000005-10-04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45</text:p>
          </table:table-cell>
          <table:table-cell table:style-name="ce2" office:value-type="string" calcext:value-type="string">
            <text:p>Máy b?i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9950000" calcext:value-type="float">
            <text:p>19,950,000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04-10-30" calcext:value-type="date">
            <text:p>30-Oct-04</text:p>
          </table:table-cell>
          <table:table-cell table:style-name="ce7" office:value-type="date" office:date-value="2005-01-31" calcext:value-type="date">
            <text:p>31-Jan-05</text:p>
          </table:table-cell>
          <table:table-cell table:style-name="ce2" table:formula="of:=IF([.C6]=&quot;N2112&quot;;3;IF([.C6]=&quot;N2111&quot;;2;IF([.C6]=&quot;N2113&quot;;5;7)))" office:value-type="float" office:value="3" calcext:value-type="float">
            <text:p>3</text:p>
          </table:table-cell>
          <table:table-cell table:style-name="ce4" table:formula="of:=&quot;insert into Tai_san values (&quot;&amp;[.A6]&amp;&quot;,'&quot;&amp;[.D6]&amp;&quot; &quot;&amp;[.E6]&amp;&quot;','&quot;&amp;[.F6]&amp;&quot;',&quot;&amp;[.G6]&amp;&quot;,&quot;&amp;[.H6]&amp;&quot;,&quot;&amp;[.K6]&amp;&quot;);&quot;" office:value-type="string" office:string-value="insert into Tai_san values (5,'MMTB 45 Máy b?i','Cái',19950000,3,3);" calcext:value-type="string">
            <text:p>insert into Tai_san values (5,'MMTB 45 Máy b?i','Cái',19950000,3,3);</text:p>
          </table:table-cell>
          <table:table-cell table:formula="of:=&quot;insert into Phieu_mua_ts(so_pm,so_phieu,thue_suat,ma_kh, ma_kho, ma_nvc) values ('&quot;&amp;[.A6]&amp;&quot;','&quot;&amp;[.B6]&amp;&quot;',10,5, 1, 6);&quot;" office:value-type="string" office:string-value="insert into Phieu_mua_ts(so_pm,so_phieu,thue_suat,ma_kh, ma_kho, ma_nvc) values ('5','NTS000005-10-04',10,5, 1, 6);" calcext:value-type="string">
            <text:p>insert into Phieu_mua_ts(so_pm,so_phieu,thue_suat,ma_kh, ma_kho, ma_nvc) values ('5','NTS000005-10-04',10,5, 1, 6);</text:p>
          </table:table-cell>
          <table:table-cell table:formula="of:=&quot;insert into Chi_tiet_phieu_mua(so_pm,ma_ts,tk_doi_ung,so_tien) values (&quot;&amp;[.A6]&amp;&quot;,&quot;&amp;[.A6]&amp;&quot;,&quot;&amp;RIGHT([.C6];4)&amp;&quot;,&quot;&amp;[.G6]&amp;&quot;);&quot;" office:value-type="string" office:string-value="insert into Chi_tiet_phieu_mua(so_pm,ma_ts,tk_doi_ung,so_tien) values (5,5,2112,19950000);" calcext:value-type="string">
            <text:p>insert into Chi_tiet_phieu_mua(so_pm,ma_ts,tk_doi_ung,so_tien) values (5,5,2112,19950000);</text:p>
          </table:table-cell>
          <table:table-cell table:number-columns-repeated="24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NTS000006-10-04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46</text:p>
          </table:table-cell>
          <table:table-cell table:style-name="ce2" office:value-type="string" calcext:value-type="string">
            <text:p>Máy dán l??i gà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2840000" calcext:value-type="float">
            <text:p>12,840,000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04-10-30" calcext:value-type="date">
            <text:p>30-Oct-04</text:p>
          </table:table-cell>
          <table:table-cell table:style-name="ce7" office:value-type="date" office:date-value="2005-01-31" calcext:value-type="date">
            <text:p>31-Jan-05</text:p>
          </table:table-cell>
          <table:table-cell table:style-name="ce2" table:formula="of:=IF([.C7]=&quot;N2112&quot;;3;IF([.C7]=&quot;N2111&quot;;2;IF([.C7]=&quot;N2113&quot;;5;7)))" office:value-type="float" office:value="3" calcext:value-type="float">
            <text:p>3</text:p>
          </table:table-cell>
          <table:table-cell table:style-name="ce4" table:formula="of:=&quot;insert into Tai_san values (&quot;&amp;[.A7]&amp;&quot;,'&quot;&amp;[.D7]&amp;&quot; &quot;&amp;[.E7]&amp;&quot;','&quot;&amp;[.F7]&amp;&quot;',&quot;&amp;[.G7]&amp;&quot;,&quot;&amp;[.H7]&amp;&quot;,&quot;&amp;[.K7]&amp;&quot;);&quot;" office:value-type="string" office:string-value="insert into Tai_san values (6,'MMTB 46 Máy dán l??i gà','Cái',12840000,3,3);" calcext:value-type="string">
            <text:p>insert into Tai_san values (6,'MMTB 46 Máy dán l??i gà','Cái',12840000,3,3);</text:p>
          </table:table-cell>
          <table:table-cell table:formula="of:=&quot;insert into Phieu_mua_ts(so_pm,so_phieu,thue_suat,ma_kh, ma_kho, ma_nvc) values ('&quot;&amp;[.A7]&amp;&quot;','&quot;&amp;[.B7]&amp;&quot;',10,5, 1, 6);&quot;" office:value-type="string" office:string-value="insert into Phieu_mua_ts(so_pm,so_phieu,thue_suat,ma_kh, ma_kho, ma_nvc) values ('6','NTS000006-10-04',10,5, 1, 6);" calcext:value-type="string">
            <text:p>insert into Phieu_mua_ts(so_pm,so_phieu,thue_suat,ma_kh, ma_kho, ma_nvc) values ('6','NTS000006-10-04',10,5, 1, 6);</text:p>
          </table:table-cell>
          <table:table-cell table:formula="of:=&quot;insert into Chi_tiet_phieu_mua(so_pm,ma_ts,tk_doi_ung,so_tien) values (&quot;&amp;[.A7]&amp;&quot;,&quot;&amp;[.A7]&amp;&quot;,&quot;&amp;RIGHT([.C7];4)&amp;&quot;,&quot;&amp;[.G7]&amp;&quot;);&quot;" office:value-type="string" office:string-value="insert into Chi_tiet_phieu_mua(so_pm,ma_ts,tk_doi_ung,so_tien) values (6,6,2112,12840000);" calcext:value-type="string">
            <text:p>insert into Chi_tiet_phieu_mua(so_pm,ma_ts,tk_doi_ung,so_tien) values (6,6,2112,12840000);</text:p>
          </table:table-cell>
          <table:table-cell table:number-columns-repeated="24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NTS000007-12-04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47</text:p>
          </table:table-cell>
          <table:table-cell table:style-name="ce2" office:value-type="string" calcext:value-type="string">
            <text:p>N?i h?i 1.500 kg/h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52442000" calcext:value-type="float">
            <text:p>252,442,000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04-12-31" calcext:value-type="date">
            <text:p>31-Dec-04</text:p>
          </table:table-cell>
          <table:table-cell table:style-name="ce7" office:value-type="date" office:date-value="2005-01-31" calcext:value-type="date">
            <text:p>31-Jan-05</text:p>
          </table:table-cell>
          <table:table-cell table:style-name="ce2" table:formula="of:=IF([.C8]=&quot;N2112&quot;;3;IF([.C8]=&quot;N2111&quot;;2;IF([.C8]=&quot;N2113&quot;;5;7)))" office:value-type="float" office:value="3" calcext:value-type="float">
            <text:p>3</text:p>
          </table:table-cell>
          <table:table-cell table:style-name="ce4" table:formula="of:=&quot;insert into Tai_san values (&quot;&amp;[.A8]&amp;&quot;,'&quot;&amp;[.D8]&amp;&quot; &quot;&amp;[.E8]&amp;&quot;','&quot;&amp;[.F8]&amp;&quot;',&quot;&amp;[.G8]&amp;&quot;,&quot;&amp;[.H8]&amp;&quot;,&quot;&amp;[.K8]&amp;&quot;);&quot;" office:value-type="string" office:string-value="insert into Tai_san values (7,'MMTB 47 N?i h?i 1.500 kg/h','Cái',252442000,3,3);" calcext:value-type="string">
            <text:p>insert into Tai_san values (7,'MMTB 47 N?i h?i 1.500 kg/h','Cái',252442000,3,3);</text:p>
          </table:table-cell>
          <table:table-cell table:formula="of:=&quot;insert into Phieu_mua_ts(so_pm,so_phieu,thue_suat,ma_kh, ma_kho, ma_nvc) values ('&quot;&amp;[.A8]&amp;&quot;','&quot;&amp;[.B8]&amp;&quot;',10,5, 1, 6);&quot;" office:value-type="string" office:string-value="insert into Phieu_mua_ts(so_pm,so_phieu,thue_suat,ma_kh, ma_kho, ma_nvc) values ('7','NTS000007-12-04',10,5, 1, 6);" calcext:value-type="string">
            <text:p>insert into Phieu_mua_ts(so_pm,so_phieu,thue_suat,ma_kh, ma_kho, ma_nvc) values ('7','NTS000007-12-04',10,5, 1, 6);</text:p>
          </table:table-cell>
          <table:table-cell table:formula="of:=&quot;insert into Chi_tiet_phieu_mua(so_pm,ma_ts,tk_doi_ung,so_tien) values (&quot;&amp;[.A8]&amp;&quot;,&quot;&amp;[.A8]&amp;&quot;,&quot;&amp;RIGHT([.C8];4)&amp;&quot;,&quot;&amp;[.G8]&amp;&quot;);&quot;" office:value-type="string" office:string-value="insert into Chi_tiet_phieu_mua(so_pm,ma_ts,tk_doi_ung,so_tien) values (7,7,2112,252442000);" calcext:value-type="string">
            <text:p>insert into Chi_tiet_phieu_mua(so_pm,ma_ts,tk_doi_ung,so_tien) values (7,7,2112,252442000);</text:p>
          </table:table-cell>
          <table:table-cell table:number-columns-repeated="24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NTS000008-12-04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48</text:p>
          </table:table-cell>
          <table:table-cell table:style-name="ce2" office:value-type="string" calcext:value-type="string">
            <text:p>Máy d?n sóng 3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003998206" calcext:value-type="float">
            <text:p>1,003,998,206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2004-12-31" calcext:value-type="date">
            <text:p>31-Dec-04</text:p>
          </table:table-cell>
          <table:table-cell table:style-name="ce7" office:value-type="date" office:date-value="2005-01-31" calcext:value-type="date">
            <text:p>31-Jan-05</text:p>
          </table:table-cell>
          <table:table-cell table:style-name="ce2" table:formula="of:=IF([.C9]=&quot;N2112&quot;;3;IF([.C9]=&quot;N2111&quot;;2;IF([.C9]=&quot;N2113&quot;;5;7)))" office:value-type="float" office:value="3" calcext:value-type="float">
            <text:p>3</text:p>
          </table:table-cell>
          <table:table-cell table:style-name="ce4" table:formula="of:=&quot;insert into Tai_san values (&quot;&amp;[.A9]&amp;&quot;,'&quot;&amp;[.D9]&amp;&quot; &quot;&amp;[.E9]&amp;&quot;','&quot;&amp;[.F9]&amp;&quot;',&quot;&amp;[.G9]&amp;&quot;,&quot;&amp;[.H9]&amp;&quot;,&quot;&amp;[.K9]&amp;&quot;);&quot;" office:value-type="string" office:string-value="insert into Tai_san values (8,'MMTB 48 Máy d?n sóng 3','Cái',1003998206,10,3);" calcext:value-type="string">
            <text:p>insert into Tai_san values (8,'MMTB 48 Máy d?n sóng 3','Cái',1003998206,10,3);</text:p>
          </table:table-cell>
          <table:table-cell table:formula="of:=&quot;insert into Phieu_mua_ts(so_pm,so_phieu,thue_suat,ma_kh, ma_kho, ma_nvc) values ('&quot;&amp;[.A9]&amp;&quot;','&quot;&amp;[.B9]&amp;&quot;',10,5, 1, 6);&quot;" office:value-type="string" office:string-value="insert into Phieu_mua_ts(so_pm,so_phieu,thue_suat,ma_kh, ma_kho, ma_nvc) values ('8','NTS000008-12-04',10,5, 1, 6);" calcext:value-type="string">
            <text:p>insert into Phieu_mua_ts(so_pm,so_phieu,thue_suat,ma_kh, ma_kho, ma_nvc) values ('8','NTS000008-12-04',10,5, 1, 6);</text:p>
          </table:table-cell>
          <table:table-cell table:formula="of:=&quot;insert into Chi_tiet_phieu_mua(so_pm,ma_ts,tk_doi_ung,so_tien) values (&quot;&amp;[.A9]&amp;&quot;,&quot;&amp;[.A9]&amp;&quot;,&quot;&amp;RIGHT([.C9];4)&amp;&quot;,&quot;&amp;[.G9]&amp;&quot;);&quot;" office:value-type="string" office:string-value="insert into Chi_tiet_phieu_mua(so_pm,ma_ts,tk_doi_ung,so_tien) values (8,8,2112,1003998206);" calcext:value-type="string">
            <text:p>insert into Chi_tiet_phieu_mua(so_pm,ma_ts,tk_doi_ung,so_tien) values (8,8,2112,1003998206);</text:p>
          </table:table-cell>
          <table:table-cell table:number-columns-repeated="24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NTS000009-05-05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49</text:p>
          </table:table-cell>
          <table:table-cell table:style-name="ce2" office:value-type="string" calcext:value-type="string">
            <text:p>Máy b? h?p (1,15 x 0,18 )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61904761" calcext:value-type="float">
            <text:p>61,904,76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5-05-16" calcext:value-type="date">
            <text:p>16-May-05</text:p>
          </table:table-cell>
          <table:table-cell table:style-name="ce7" office:value-type="date" office:date-value="2005-06-01" calcext:value-type="date">
            <text:p>1-Jun-05</text:p>
          </table:table-cell>
          <table:table-cell table:style-name="ce2" table:formula="of:=IF([.C10]=&quot;N2112&quot;;3;IF([.C10]=&quot;N2111&quot;;2;IF([.C10]=&quot;N2113&quot;;5;7)))" office:value-type="float" office:value="3" calcext:value-type="float">
            <text:p>3</text:p>
          </table:table-cell>
          <table:table-cell table:style-name="ce4" table:formula="of:=&quot;insert into Tai_san values (&quot;&amp;[.A10]&amp;&quot;,'&quot;&amp;[.D10]&amp;&quot; &quot;&amp;[.E10]&amp;&quot;','&quot;&amp;[.F10]&amp;&quot;',&quot;&amp;[.G10]&amp;&quot;,&quot;&amp;[.H10]&amp;&quot;,&quot;&amp;[.K10]&amp;&quot;);&quot;" office:value-type="string" office:string-value="insert into Tai_san values (9,'MMTB 49 Máy b? h?p (1,15 x 0,18 )','Cái',61904761,5,3);" calcext:value-type="string">
            <text:p>insert into Tai_san values (9,'MMTB 49 Máy b? h?p (1,15 x 0,18 )','Cái',61904761,5,3);</text:p>
          </table:table-cell>
          <table:table-cell table:formula="of:=&quot;insert into Phieu_mua_ts(so_pm,so_phieu,thue_suat,ma_kh, ma_kho, ma_nvc) values ('&quot;&amp;[.A10]&amp;&quot;','&quot;&amp;[.B10]&amp;&quot;',10,5, 1, 6);&quot;" office:value-type="string" office:string-value="insert into Phieu_mua_ts(so_pm,so_phieu,thue_suat,ma_kh, ma_kho, ma_nvc) values ('9','NTS000009-05-05',10,5, 1, 6);" calcext:value-type="string">
            <text:p>insert into Phieu_mua_ts(so_pm,so_phieu,thue_suat,ma_kh, ma_kho, ma_nvc) values ('9','NTS000009-05-05',10,5, 1, 6);</text:p>
          </table:table-cell>
          <table:table-cell table:formula="of:=&quot;insert into Chi_tiet_phieu_mua(so_pm,ma_ts,tk_doi_ung,so_tien) values (&quot;&amp;[.A10]&amp;&quot;,&quot;&amp;[.A10]&amp;&quot;,&quot;&amp;RIGHT([.C10];4)&amp;&quot;,&quot;&amp;[.G10]&amp;&quot;);&quot;" office:value-type="string" office:string-value="insert into Chi_tiet_phieu_mua(so_pm,ma_ts,tk_doi_ung,so_tien) values (9,9,2112,61904761);" calcext:value-type="string">
            <text:p>insert into Chi_tiet_phieu_mua(so_pm,ma_ts,tk_doi_ung,so_tien) values (9,9,2112,61904761);</text:p>
          </table:table-cell>
          <table:table-cell table:number-columns-repeated="24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NTS000010-06-05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50</text:p>
          </table:table-cell>
          <table:table-cell table:style-name="ce2" office:value-type="string" calcext:value-type="string">
            <text:p>Máy c?t dây m?i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7197143" calcext:value-type="float">
            <text:p>27,197,14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5-06-30" calcext:value-type="date">
            <text:p>30-Jun-05</text:p>
          </table:table-cell>
          <table:table-cell table:style-name="ce7" office:value-type="date" office:date-value="2005-07-01" calcext:value-type="date">
            <text:p>1-Jul-05</text:p>
          </table:table-cell>
          <table:table-cell table:style-name="ce2" table:formula="of:=IF([.C11]=&quot;N2112&quot;;3;IF([.C11]=&quot;N2111&quot;;2;IF([.C11]=&quot;N2113&quot;;5;7)))" office:value-type="float" office:value="3" calcext:value-type="float">
            <text:p>3</text:p>
          </table:table-cell>
          <table:table-cell table:style-name="ce4" table:formula="of:=&quot;insert into Tai_san values (&quot;&amp;[.A11]&amp;&quot;,'&quot;&amp;[.D11]&amp;&quot; &quot;&amp;[.E11]&amp;&quot;','&quot;&amp;[.F11]&amp;&quot;',&quot;&amp;[.G11]&amp;&quot;,&quot;&amp;[.H11]&amp;&quot;,&quot;&amp;[.K11]&amp;&quot;);&quot;" office:value-type="string" office:string-value="insert into Tai_san values (10,'MMTB 50 Máy c?t dây m?i','Cái',27197143,5,3);" calcext:value-type="string">
            <text:p>insert into Tai_san values (10,'MMTB 50 Máy c?t dây m?i','Cái',27197143,5,3);</text:p>
          </table:table-cell>
          <table:table-cell table:formula="of:=&quot;insert into Phieu_mua_ts(so_pm,so_phieu,thue_suat,ma_kh, ma_kho, ma_nvc) values ('&quot;&amp;[.A11]&amp;&quot;','&quot;&amp;[.B11]&amp;&quot;',10,5, 1, 6);&quot;" office:value-type="string" office:string-value="insert into Phieu_mua_ts(so_pm,so_phieu,thue_suat,ma_kh, ma_kho, ma_nvc) values ('10','NTS000010-06-05',10,5, 1, 6);" calcext:value-type="string">
            <text:p>insert into Phieu_mua_ts(so_pm,so_phieu,thue_suat,ma_kh, ma_kho, ma_nvc) values ('10','NTS000010-06-05',10,5, 1, 6);</text:p>
          </table:table-cell>
          <table:table-cell table:formula="of:=&quot;insert into Chi_tiet_phieu_mua(so_pm,ma_ts,tk_doi_ung,so_tien) values (&quot;&amp;[.A11]&amp;&quot;,&quot;&amp;[.A11]&amp;&quot;,&quot;&amp;RIGHT([.C11];4)&amp;&quot;,&quot;&amp;[.G11]&amp;&quot;);&quot;" office:value-type="string" office:string-value="insert into Chi_tiet_phieu_mua(so_pm,ma_ts,tk_doi_ung,so_tien) values (10,10,2112,27197143);" calcext:value-type="string">
            <text:p>insert into Chi_tiet_phieu_mua(so_pm,ma_ts,tk_doi_ung,so_tien) values (10,10,2112,27197143);</text:p>
          </table:table-cell>
          <table:table-cell table:number-columns-repeated="24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NTS000011-06-05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51</text:p>
          </table:table-cell>
          <table:table-cell table:style-name="ce2" office:value-type="string" calcext:value-type="string">
            <text:p>Máy ch?p góc 1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8000000" calcext:value-type="float">
            <text:p>18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5-06-30" calcext:value-type="date">
            <text:p>30-Jun-05</text:p>
          </table:table-cell>
          <table:table-cell table:style-name="ce7" office:value-type="date" office:date-value="2005-07-01" calcext:value-type="date">
            <text:p>1-Jul-05</text:p>
          </table:table-cell>
          <table:table-cell table:style-name="ce2" table:formula="of:=IF([.C12]=&quot;N2112&quot;;3;IF([.C12]=&quot;N2111&quot;;2;IF([.C12]=&quot;N2113&quot;;5;7)))" office:value-type="float" office:value="3" calcext:value-type="float">
            <text:p>3</text:p>
          </table:table-cell>
          <table:table-cell table:style-name="ce4" table:formula="of:=&quot;insert into Tai_san values (&quot;&amp;[.A12]&amp;&quot;,'&quot;&amp;[.D12]&amp;&quot; &quot;&amp;[.E12]&amp;&quot;','&quot;&amp;[.F12]&amp;&quot;',&quot;&amp;[.G12]&amp;&quot;,&quot;&amp;[.H12]&amp;&quot;,&quot;&amp;[.K12]&amp;&quot;);&quot;" office:value-type="string" office:string-value="insert into Tai_san values (11,'MMTB 51 Máy ch?p góc 1','Cái',18000000,5,3);" calcext:value-type="string">
            <text:p>insert into Tai_san values (11,'MMTB 51 Máy ch?p góc 1','Cái',18000000,5,3);</text:p>
          </table:table-cell>
          <table:table-cell table:formula="of:=&quot;insert into Phieu_mua_ts(so_pm,so_phieu,thue_suat,ma_kh, ma_kho, ma_nvc) values ('&quot;&amp;[.A12]&amp;&quot;','&quot;&amp;[.B12]&amp;&quot;',10,5, 1, 6);&quot;" office:value-type="string" office:string-value="insert into Phieu_mua_ts(so_pm,so_phieu,thue_suat,ma_kh, ma_kho, ma_nvc) values ('11','NTS000011-06-05',10,5, 1, 6);" calcext:value-type="string">
            <text:p>insert into Phieu_mua_ts(so_pm,so_phieu,thue_suat,ma_kh, ma_kho, ma_nvc) values ('11','NTS000011-06-05',10,5, 1, 6);</text:p>
          </table:table-cell>
          <table:table-cell table:formula="of:=&quot;insert into Chi_tiet_phieu_mua(so_pm,ma_ts,tk_doi_ung,so_tien) values (&quot;&amp;[.A12]&amp;&quot;,&quot;&amp;[.A12]&amp;&quot;,&quot;&amp;RIGHT([.C12];4)&amp;&quot;,&quot;&amp;[.G12]&amp;&quot;);&quot;" office:value-type="string" office:string-value="insert into Chi_tiet_phieu_mua(so_pm,ma_ts,tk_doi_ung,so_tien) values (11,11,2112,18000000);" calcext:value-type="string">
            <text:p>insert into Chi_tiet_phieu_mua(so_pm,ma_ts,tk_doi_ung,so_tien) values (11,11,2112,18000000);</text:p>
          </table:table-cell>
          <table:table-cell table:number-columns-repeated="24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2" office:value-type="string" calcext:value-type="string">
            <text:p>NTS000012-06-05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52</text:p>
          </table:table-cell>
          <table:table-cell table:style-name="ce2" office:value-type="string" calcext:value-type="string">
            <text:p>Máy ch?p góc 2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8000000" calcext:value-type="float">
            <text:p>18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5-06-30" calcext:value-type="date">
            <text:p>30-Jun-05</text:p>
          </table:table-cell>
          <table:table-cell table:style-name="ce7" office:value-type="date" office:date-value="2005-07-01" calcext:value-type="date">
            <text:p>1-Jul-05</text:p>
          </table:table-cell>
          <table:table-cell table:style-name="ce2" table:formula="of:=IF([.C13]=&quot;N2112&quot;;3;IF([.C13]=&quot;N2111&quot;;2;IF([.C13]=&quot;N2113&quot;;5;7)))" office:value-type="float" office:value="3" calcext:value-type="float">
            <text:p>3</text:p>
          </table:table-cell>
          <table:table-cell table:style-name="ce4" table:formula="of:=&quot;insert into Tai_san values (&quot;&amp;[.A13]&amp;&quot;,'&quot;&amp;[.D13]&amp;&quot; &quot;&amp;[.E13]&amp;&quot;','&quot;&amp;[.F13]&amp;&quot;',&quot;&amp;[.G13]&amp;&quot;,&quot;&amp;[.H13]&amp;&quot;,&quot;&amp;[.K13]&amp;&quot;);&quot;" office:value-type="string" office:string-value="insert into Tai_san values (12,'MMTB 52 Máy ch?p góc 2','Cái',18000000,5,3);" calcext:value-type="string">
            <text:p>insert into Tai_san values (12,'MMTB 52 Máy ch?p góc 2','Cái',18000000,5,3);</text:p>
          </table:table-cell>
          <table:table-cell table:formula="of:=&quot;insert into Phieu_mua_ts(so_pm,so_phieu,thue_suat,ma_kh, ma_kho, ma_nvc) values ('&quot;&amp;[.A13]&amp;&quot;','&quot;&amp;[.B13]&amp;&quot;',10,5, 1, 6);&quot;" office:value-type="string" office:string-value="insert into Phieu_mua_ts(so_pm,so_phieu,thue_suat,ma_kh, ma_kho, ma_nvc) values ('12','NTS000012-06-05',10,5, 1, 6);" calcext:value-type="string">
            <text:p>insert into Phieu_mua_ts(so_pm,so_phieu,thue_suat,ma_kh, ma_kho, ma_nvc) values ('12','NTS000012-06-05',10,5, 1, 6);</text:p>
          </table:table-cell>
          <table:table-cell table:formula="of:=&quot;insert into Chi_tiet_phieu_mua(so_pm,ma_ts,tk_doi_ung,so_tien) values (&quot;&amp;[.A13]&amp;&quot;,&quot;&amp;[.A13]&amp;&quot;,&quot;&amp;RIGHT([.C13];4)&amp;&quot;,&quot;&amp;[.G13]&amp;&quot;);&quot;" office:value-type="string" office:string-value="insert into Chi_tiet_phieu_mua(so_pm,ma_ts,tk_doi_ung,so_tien) values (12,12,2112,18000000);" calcext:value-type="string">
            <text:p>insert into Chi_tiet_phieu_mua(so_pm,ma_ts,tk_doi_ung,so_tien) values (12,12,2112,18000000);</text:p>
          </table:table-cell>
          <table:table-cell table:number-columns-repeated="24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2" office:value-type="string" calcext:value-type="string">
            <text:p>NTS000013-06-05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53</text:p>
          </table:table-cell>
          <table:table-cell table:style-name="ce2" office:value-type="string" calcext:value-type="string">
            <text:p>Máy cán l?n 2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8000000" calcext:value-type="float">
            <text:p>18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5-06-30" calcext:value-type="date">
            <text:p>30-Jun-05</text:p>
          </table:table-cell>
          <table:table-cell table:style-name="ce7" office:value-type="date" office:date-value="2005-07-01" calcext:value-type="date">
            <text:p>1-Jul-05</text:p>
          </table:table-cell>
          <table:table-cell table:style-name="ce2" table:formula="of:=IF([.C14]=&quot;N2112&quot;;3;IF([.C14]=&quot;N2111&quot;;2;IF([.C14]=&quot;N2113&quot;;5;7)))" office:value-type="float" office:value="3" calcext:value-type="float">
            <text:p>3</text:p>
          </table:table-cell>
          <table:table-cell table:style-name="ce4" table:formula="of:=&quot;insert into Tai_san values (&quot;&amp;[.A14]&amp;&quot;,'&quot;&amp;[.D14]&amp;&quot; &quot;&amp;[.E14]&amp;&quot;','&quot;&amp;[.F14]&amp;&quot;',&quot;&amp;[.G14]&amp;&quot;,&quot;&amp;[.H14]&amp;&quot;,&quot;&amp;[.K14]&amp;&quot;);&quot;" office:value-type="string" office:string-value="insert into Tai_san values (13,'MMTB 53 Máy cán l?n 2','Cái',18000000,5,3);" calcext:value-type="string">
            <text:p>insert into Tai_san values (13,'MMTB 53 Máy cán l?n 2','Cái',18000000,5,3);</text:p>
          </table:table-cell>
          <table:table-cell table:formula="of:=&quot;insert into Phieu_mua_ts(so_pm,so_phieu,thue_suat,ma_kh, ma_kho, ma_nvc) values ('&quot;&amp;[.A14]&amp;&quot;','&quot;&amp;[.B14]&amp;&quot;',10,5, 1, 6);&quot;" office:value-type="string" office:string-value="insert into Phieu_mua_ts(so_pm,so_phieu,thue_suat,ma_kh, ma_kho, ma_nvc) values ('13','NTS000013-06-05',10,5, 1, 6);" calcext:value-type="string">
            <text:p>insert into Phieu_mua_ts(so_pm,so_phieu,thue_suat,ma_kh, ma_kho, ma_nvc) values ('13','NTS000013-06-05',10,5, 1, 6);</text:p>
          </table:table-cell>
          <table:table-cell table:formula="of:=&quot;insert into Chi_tiet_phieu_mua(so_pm,ma_ts,tk_doi_ung,so_tien) values (&quot;&amp;[.A14]&amp;&quot;,&quot;&amp;[.A14]&amp;&quot;,&quot;&amp;RIGHT([.C14];4)&amp;&quot;,&quot;&amp;[.G14]&amp;&quot;);&quot;" office:value-type="string" office:string-value="insert into Chi_tiet_phieu_mua(so_pm,ma_ts,tk_doi_ung,so_tien) values (13,13,2112,18000000);" calcext:value-type="string">
            <text:p>insert into Chi_tiet_phieu_mua(so_pm,ma_ts,tk_doi_ung,so_tien) values (13,13,2112,18000000);</text:p>
          </table:table-cell>
          <table:table-cell table:number-columns-repeated="24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2" office:value-type="string" calcext:value-type="string">
            <text:p>NTS000014-06-05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54</text:p>
          </table:table-cell>
          <table:table-cell table:style-name="ce2" office:value-type="string" calcext:value-type="string">
            <text:p>Máy cán l?n 3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8000000" calcext:value-type="float">
            <text:p>18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5-06-30" calcext:value-type="date">
            <text:p>30-Jun-05</text:p>
          </table:table-cell>
          <table:table-cell table:style-name="ce7" office:value-type="date" office:date-value="2005-07-01" calcext:value-type="date">
            <text:p>1-Jul-05</text:p>
          </table:table-cell>
          <table:table-cell table:style-name="ce2" table:formula="of:=IF([.C15]=&quot;N2112&quot;;3;IF([.C15]=&quot;N2111&quot;;2;IF([.C15]=&quot;N2113&quot;;5;7)))" office:value-type="float" office:value="3" calcext:value-type="float">
            <text:p>3</text:p>
          </table:table-cell>
          <table:table-cell table:style-name="ce4" table:formula="of:=&quot;insert into Tai_san values (&quot;&amp;[.A15]&amp;&quot;,'&quot;&amp;[.D15]&amp;&quot; &quot;&amp;[.E15]&amp;&quot;','&quot;&amp;[.F15]&amp;&quot;',&quot;&amp;[.G15]&amp;&quot;,&quot;&amp;[.H15]&amp;&quot;,&quot;&amp;[.K15]&amp;&quot;);&quot;" office:value-type="string" office:string-value="insert into Tai_san values (14,'MMTB 54 Máy cán l?n 3','Cái',18000000,5,3);" calcext:value-type="string">
            <text:p>insert into Tai_san values (14,'MMTB 54 Máy cán l?n 3','Cái',18000000,5,3);</text:p>
          </table:table-cell>
          <table:table-cell table:formula="of:=&quot;insert into Phieu_mua_ts(so_pm,so_phieu,thue_suat,ma_kh, ma_kho, ma_nvc) values ('&quot;&amp;[.A15]&amp;&quot;','&quot;&amp;[.B15]&amp;&quot;',10,5, 1, 6);&quot;" office:value-type="string" office:string-value="insert into Phieu_mua_ts(so_pm,so_phieu,thue_suat,ma_kh, ma_kho, ma_nvc) values ('14','NTS000014-06-05',10,5, 1, 6);" calcext:value-type="string">
            <text:p>insert into Phieu_mua_ts(so_pm,so_phieu,thue_suat,ma_kh, ma_kho, ma_nvc) values ('14','NTS000014-06-05',10,5, 1, 6);</text:p>
          </table:table-cell>
          <table:table-cell table:formula="of:=&quot;insert into Chi_tiet_phieu_mua(so_pm,ma_ts,tk_doi_ung,so_tien) values (&quot;&amp;[.A15]&amp;&quot;,&quot;&amp;[.A15]&amp;&quot;,&quot;&amp;RIGHT([.C15];4)&amp;&quot;,&quot;&amp;[.G15]&amp;&quot;);&quot;" office:value-type="string" office:string-value="insert into Chi_tiet_phieu_mua(so_pm,ma_ts,tk_doi_ung,so_tien) values (14,14,2112,18000000);" calcext:value-type="string">
            <text:p>insert into Chi_tiet_phieu_mua(so_pm,ma_ts,tk_doi_ung,so_tien) values (14,14,2112,18000000);</text:p>
          </table:table-cell>
          <table:table-cell table:number-columns-repeated="24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2" office:value-type="string" calcext:value-type="string">
            <text:p>NTS000015-08-05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55</text:p>
          </table:table-cell>
          <table:table-cell table:style-name="ce2" office:value-type="string" calcext:value-type="string">
            <text:p>Máy h? b?i thùng in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0000000" calcext:value-type="float">
            <text:p>10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5-08-01" calcext:value-type="date">
            <text:p>1-Aug-05</text:p>
          </table:table-cell>
          <table:table-cell table:style-name="ce7" office:value-type="date" office:date-value="2005-09-01" calcext:value-type="date">
            <text:p>1-Sep-05</text:p>
          </table:table-cell>
          <table:table-cell table:style-name="ce2" table:formula="of:=IF([.C16]=&quot;N2112&quot;;3;IF([.C16]=&quot;N2111&quot;;2;IF([.C16]=&quot;N2113&quot;;5;7)))" office:value-type="float" office:value="3" calcext:value-type="float">
            <text:p>3</text:p>
          </table:table-cell>
          <table:table-cell table:style-name="ce4" table:formula="of:=&quot;insert into Tai_san values (&quot;&amp;[.A16]&amp;&quot;,'&quot;&amp;[.D16]&amp;&quot; &quot;&amp;[.E16]&amp;&quot;','&quot;&amp;[.F16]&amp;&quot;',&quot;&amp;[.G16]&amp;&quot;,&quot;&amp;[.H16]&amp;&quot;,&quot;&amp;[.K16]&amp;&quot;);&quot;" office:value-type="string" office:string-value="insert into Tai_san values (15,'MMTB 55 Máy h? b?i thùng in','Cái',10000000,5,3);" calcext:value-type="string">
            <text:p>insert into Tai_san values (15,'MMTB 55 Máy h? b?i thùng in','Cái',10000000,5,3);</text:p>
          </table:table-cell>
          <table:table-cell table:formula="of:=&quot;insert into Phieu_mua_ts(so_pm,so_phieu,thue_suat,ma_kh, ma_kho, ma_nvc) values ('&quot;&amp;[.A16]&amp;&quot;','&quot;&amp;[.B16]&amp;&quot;',10,5, 1, 6);&quot;" office:value-type="string" office:string-value="insert into Phieu_mua_ts(so_pm,so_phieu,thue_suat,ma_kh, ma_kho, ma_nvc) values ('15','NTS000015-08-05',10,5, 1, 6);" calcext:value-type="string">
            <text:p>insert into Phieu_mua_ts(so_pm,so_phieu,thue_suat,ma_kh, ma_kho, ma_nvc) values ('15','NTS000015-08-05',10,5, 1, 6);</text:p>
          </table:table-cell>
          <table:table-cell table:formula="of:=&quot;insert into Chi_tiet_phieu_mua(so_pm,ma_ts,tk_doi_ung,so_tien) values (&quot;&amp;[.A16]&amp;&quot;,&quot;&amp;[.A16]&amp;&quot;,&quot;&amp;RIGHT([.C16];4)&amp;&quot;,&quot;&amp;[.G16]&amp;&quot;);&quot;" office:value-type="string" office:string-value="insert into Chi_tiet_phieu_mua(so_pm,ma_ts,tk_doi_ung,so_tien) values (15,15,2112,10000000);" calcext:value-type="string">
            <text:p>insert into Chi_tiet_phieu_mua(so_pm,ma_ts,tk_doi_ung,so_tien) values (15,15,2112,10000000);</text:p>
          </table:table-cell>
          <table:table-cell table:number-columns-repeated="24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2" office:value-type="string" calcext:value-type="string">
            <text:p>NTS000016-01-00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.001</text:p>
          </table:table-cell>
          <table:table-cell table:style-name="ce2" office:value-type="string" calcext:value-type="string">
            <text:p>Bình ?i?n 3 pha 250 KV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37352767" calcext:value-type="float">
            <text:p>37,352,76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7" office:value-type="date" office:date-value="2000-01-01" calcext:value-type="date">
            <text:p>1-Jan-00</text:p>
          </table:table-cell>
          <table:table-cell table:style-name="ce2" table:formula="of:=IF([.C17]=&quot;N2112&quot;;3;IF([.C17]=&quot;N2111&quot;;2;IF([.C17]=&quot;N2113&quot;;5;7)))" office:value-type="float" office:value="3" calcext:value-type="float">
            <text:p>3</text:p>
          </table:table-cell>
          <table:table-cell table:style-name="ce4" table:formula="of:=&quot;insert into Tai_san values (&quot;&amp;[.A17]&amp;&quot;,'&quot;&amp;[.D17]&amp;&quot; &quot;&amp;[.E17]&amp;&quot;','&quot;&amp;[.F17]&amp;&quot;',&quot;&amp;[.G17]&amp;&quot;,&quot;&amp;[.H17]&amp;&quot;,&quot;&amp;[.K17]&amp;&quot;);&quot;" office:value-type="string" office:string-value="insert into Tai_san values (16,'MMTB.001 Bình ?i?n 3 pha 250 KV','Cái',37352767,7,3);" calcext:value-type="string">
            <text:p>insert into Tai_san values (16,'MMTB.001 Bình ?i?n 3 pha 250 KV','Cái',37352767,7,3);</text:p>
          </table:table-cell>
          <table:table-cell table:formula="of:=&quot;insert into Phieu_mua_ts(so_pm,so_phieu,thue_suat,ma_kh, ma_kho, ma_nvc) values ('&quot;&amp;[.A17]&amp;&quot;','&quot;&amp;[.B17]&amp;&quot;',10,5, 1, 6);&quot;" office:value-type="string" office:string-value="insert into Phieu_mua_ts(so_pm,so_phieu,thue_suat,ma_kh, ma_kho, ma_nvc) values ('16','NTS000016-01-00',10,5, 1, 6);" calcext:value-type="string">
            <text:p>insert into Phieu_mua_ts(so_pm,so_phieu,thue_suat,ma_kh, ma_kho, ma_nvc) values ('16','NTS000016-01-00',10,5, 1, 6);</text:p>
          </table:table-cell>
          <table:table-cell table:formula="of:=&quot;insert into Chi_tiet_phieu_mua(so_pm,ma_ts,tk_doi_ung,so_tien) values (&quot;&amp;[.A17]&amp;&quot;,&quot;&amp;[.A17]&amp;&quot;,&quot;&amp;RIGHT([.C17];4)&amp;&quot;,&quot;&amp;[.G17]&amp;&quot;);&quot;" office:value-type="string" office:string-value="insert into Chi_tiet_phieu_mua(so_pm,ma_ts,tk_doi_ung,so_tien) values (16,16,2112,37352767);" calcext:value-type="string">
            <text:p>insert into Chi_tiet_phieu_mua(so_pm,ma_ts,tk_doi_ung,so_tien) values (16,16,2112,37352767);</text:p>
          </table:table-cell>
          <table:table-cell table:number-columns-repeated="24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2" office:value-type="string" calcext:value-type="string">
            <text:p>NTS000017-02-01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.013</text:p>
          </table:table-cell>
          <table:table-cell table:style-name="ce2" office:value-type="string" calcext:value-type="string">
            <text:p>Tr?m 3FA/250KVA Cái S?n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91352320" calcext:value-type="float">
            <text:p>91,352,320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01-02-01" calcext:value-type="date">
            <text:p>1-Feb-01</text:p>
          </table:table-cell>
          <table:table-cell table:style-name="ce7" office:value-type="date" office:date-value="2001-03-01" calcext:value-type="date">
            <text:p>1-Mar-01</text:p>
          </table:table-cell>
          <table:table-cell table:style-name="ce2" table:formula="of:=IF([.C18]=&quot;N2112&quot;;3;IF([.C18]=&quot;N2111&quot;;2;IF([.C18]=&quot;N2113&quot;;5;7)))" office:value-type="float" office:value="3" calcext:value-type="float">
            <text:p>3</text:p>
          </table:table-cell>
          <table:table-cell table:style-name="ce4" table:formula="of:=&quot;insert into Tai_san values (&quot;&amp;[.A18]&amp;&quot;,'&quot;&amp;[.D18]&amp;&quot; &quot;&amp;[.E18]&amp;&quot;','&quot;&amp;[.F18]&amp;&quot;',&quot;&amp;[.G18]&amp;&quot;,&quot;&amp;[.H18]&amp;&quot;,&quot;&amp;[.K18]&amp;&quot;);&quot;" office:value-type="string" office:string-value="insert into Tai_san values (17,'MMTB.013 Tr?m 3FA/250KVA Cái S?n','Cái',91352320,7,3);" calcext:value-type="string">
            <text:p>insert into Tai_san values (17,'MMTB.013 Tr?m 3FA/250KVA Cái S?n','Cái',91352320,7,3);</text:p>
          </table:table-cell>
          <table:table-cell table:formula="of:=&quot;insert into Phieu_mua_ts(so_pm,so_phieu,thue_suat,ma_kh, ma_kho, ma_nvc) values ('&quot;&amp;[.A18]&amp;&quot;','&quot;&amp;[.B18]&amp;&quot;',10,5, 1, 6);&quot;" office:value-type="string" office:string-value="insert into Phieu_mua_ts(so_pm,so_phieu,thue_suat,ma_kh, ma_kho, ma_nvc) values ('17','NTS000017-02-01',10,5, 1, 6);" calcext:value-type="string">
            <text:p>insert into Phieu_mua_ts(so_pm,so_phieu,thue_suat,ma_kh, ma_kho, ma_nvc) values ('17','NTS000017-02-01',10,5, 1, 6);</text:p>
          </table:table-cell>
          <table:table-cell table:formula="of:=&quot;insert into Chi_tiet_phieu_mua(so_pm,ma_ts,tk_doi_ung,so_tien) values (&quot;&amp;[.A18]&amp;&quot;,&quot;&amp;[.A18]&amp;&quot;,&quot;&amp;RIGHT([.C18];4)&amp;&quot;,&quot;&amp;[.G18]&amp;&quot;);&quot;" office:value-type="string" office:string-value="insert into Chi_tiet_phieu_mua(so_pm,ma_ts,tk_doi_ung,so_tien) values (17,17,2112,91352320);" calcext:value-type="string">
            <text:p>insert into Chi_tiet_phieu_mua(so_pm,ma_ts,tk_doi_ung,so_tien) values (17,17,2112,91352320);</text:p>
          </table:table-cell>
          <table:table-cell table:number-columns-repeated="24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2" office:value-type="string" calcext:value-type="string">
            <text:p>NTS000018-08-01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I.001</text:p>
          </table:table-cell>
          <table:table-cell table:style-name="ce2" office:value-type="string" calcext:value-type="string">
            <text:p>Máy c?t gi?y Couche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30000000" calcext:value-type="float">
            <text:p>30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1-08-01" calcext:value-type="date">
            <text:p>1-Aug-01</text:p>
          </table:table-cell>
          <table:table-cell table:style-name="ce7" office:value-type="date" office:date-value="2001-09-01" calcext:value-type="date">
            <text:p>1-Sep-01</text:p>
          </table:table-cell>
          <table:table-cell table:style-name="ce2" table:formula="of:=IF([.C19]=&quot;N2112&quot;;3;IF([.C19]=&quot;N2111&quot;;2;IF([.C19]=&quot;N2113&quot;;5;7)))" office:value-type="float" office:value="3" calcext:value-type="float">
            <text:p>3</text:p>
          </table:table-cell>
          <table:table-cell table:style-name="ce4" table:formula="of:=&quot;insert into Tai_san values (&quot;&amp;[.A19]&amp;&quot;,'&quot;&amp;[.D19]&amp;&quot; &quot;&amp;[.E19]&amp;&quot;','&quot;&amp;[.F19]&amp;&quot;',&quot;&amp;[.G19]&amp;&quot;,&quot;&amp;[.H19]&amp;&quot;,&quot;&amp;[.K19]&amp;&quot;);&quot;" office:value-type="string" office:string-value="insert into Tai_san values (18,'MMTBI.001 Máy c?t gi?y Couche','Cái',30000000,5,3);" calcext:value-type="string">
            <text:p>insert into Tai_san values (18,'MMTBI.001 Máy c?t gi?y Couche','Cái',30000000,5,3);</text:p>
          </table:table-cell>
          <table:table-cell table:formula="of:=&quot;insert into Phieu_mua_ts(so_pm,so_phieu,thue_suat,ma_kh, ma_kho, ma_nvc) values ('&quot;&amp;[.A19]&amp;&quot;','&quot;&amp;[.B19]&amp;&quot;',10,5, 1, 6);&quot;" office:value-type="string" office:string-value="insert into Phieu_mua_ts(so_pm,so_phieu,thue_suat,ma_kh, ma_kho, ma_nvc) values ('18','NTS000018-08-01',10,5, 1, 6);" calcext:value-type="string">
            <text:p>insert into Phieu_mua_ts(so_pm,so_phieu,thue_suat,ma_kh, ma_kho, ma_nvc) values ('18','NTS000018-08-01',10,5, 1, 6);</text:p>
          </table:table-cell>
          <table:table-cell table:formula="of:=&quot;insert into Chi_tiet_phieu_mua(so_pm,ma_ts,tk_doi_ung,so_tien) values (&quot;&amp;[.A19]&amp;&quot;,&quot;&amp;[.A19]&amp;&quot;,&quot;&amp;RIGHT([.C19];4)&amp;&quot;,&quot;&amp;[.G19]&amp;&quot;);&quot;" office:value-type="string" office:string-value="insert into Chi_tiet_phieu_mua(so_pm,ma_ts,tk_doi_ung,so_tien) values (18,18,2112,30000000);" calcext:value-type="string">
            <text:p>insert into Chi_tiet_phieu_mua(so_pm,ma_ts,tk_doi_ung,so_tien) values (18,18,2112,30000000);</text:p>
          </table:table-cell>
          <table:table-cell table:number-columns-repeated="24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2" office:value-type="string" calcext:value-type="string">
            <text:p>NTS000019-09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 39</text:p>
          </table:table-cell>
          <table:table-cell table:style-name="ce2" office:value-type="string" calcext:value-type="string">
            <text:p>Máy Photo Polyme m?i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30000000" calcext:value-type="float">
            <text:p>30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3-09-16" calcext:value-type="date">
            <text:p>16-Sep-03</text:p>
          </table:table-cell>
          <table:table-cell table:style-name="ce7" office:value-type="date" office:date-value="2003-10-30" calcext:value-type="date">
            <text:p>30-Oct-03</text:p>
          </table:table-cell>
          <table:table-cell table:style-name="ce2" table:formula="of:=IF([.C20]=&quot;N2112&quot;;3;IF([.C20]=&quot;N2111&quot;;2;IF([.C20]=&quot;N2113&quot;;5;7)))" office:value-type="float" office:value="3" calcext:value-type="float">
            <text:p>3</text:p>
          </table:table-cell>
          <table:table-cell table:style-name="ce4" table:formula="of:=&quot;insert into Tai_san values (&quot;&amp;[.A20]&amp;&quot;,'&quot;&amp;[.D20]&amp;&quot; &quot;&amp;[.E20]&amp;&quot;','&quot;&amp;[.F20]&amp;&quot;',&quot;&amp;[.G20]&amp;&quot;,&quot;&amp;[.H20]&amp;&quot;,&quot;&amp;[.K20]&amp;&quot;);&quot;" office:value-type="string" office:string-value="insert into Tai_san values (19,'MMTBS 39 Máy Photo Polyme m?i','Cái',30000000,5,3);" calcext:value-type="string">
            <text:p>insert into Tai_san values (19,'MMTBS 39 Máy Photo Polyme m?i','Cái',30000000,5,3);</text:p>
          </table:table-cell>
          <table:table-cell table:formula="of:=&quot;insert into Phieu_mua_ts(so_pm,so_phieu,thue_suat,ma_kh, ma_kho, ma_nvc) values ('&quot;&amp;[.A20]&amp;&quot;','&quot;&amp;[.B20]&amp;&quot;',10,5, 1, 6);&quot;" office:value-type="string" office:string-value="insert into Phieu_mua_ts(so_pm,so_phieu,thue_suat,ma_kh, ma_kho, ma_nvc) values ('19','NTS000019-09-03',10,5, 1, 6);" calcext:value-type="string">
            <text:p>insert into Phieu_mua_ts(so_pm,so_phieu,thue_suat,ma_kh, ma_kho, ma_nvc) values ('19','NTS000019-09-03',10,5, 1, 6);</text:p>
          </table:table-cell>
          <table:table-cell table:formula="of:=&quot;insert into Chi_tiet_phieu_mua(so_pm,ma_ts,tk_doi_ung,so_tien) values (&quot;&amp;[.A20]&amp;&quot;,&quot;&amp;[.A20]&amp;&quot;,&quot;&amp;RIGHT([.C20];4)&amp;&quot;,&quot;&amp;[.G20]&amp;&quot;);&quot;" office:value-type="string" office:string-value="insert into Chi_tiet_phieu_mua(so_pm,ma_ts,tk_doi_ung,so_tien) values (19,19,2112,30000000);" calcext:value-type="string">
            <text:p>insert into Chi_tiet_phieu_mua(so_pm,ma_ts,tk_doi_ung,so_tien) values (19,19,2112,30000000);</text:p>
          </table:table-cell>
          <table:table-cell table:number-columns-repeated="24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2" office:value-type="string" calcext:value-type="string">
            <text:p>NTS000020-01-01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022</text:p>
          </table:table-cell>
          <table:table-cell table:style-name="ce2" office:value-type="string" calcext:value-type="string">
            <text:p>Máy mâm nhi?t D?n Sóng 2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374054770" calcext:value-type="float">
            <text:p>374,054,77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1-01-10" calcext:value-type="date">
            <text:p>10-Jan-01</text:p>
          </table:table-cell>
          <table:table-cell table:style-name="ce7" office:value-type="date" office:date-value="2001-01-11" calcext:value-type="date">
            <text:p>11-Jan-01</text:p>
          </table:table-cell>
          <table:table-cell table:style-name="ce2" table:formula="of:=IF([.C21]=&quot;N2112&quot;;3;IF([.C21]=&quot;N2111&quot;;2;IF([.C21]=&quot;N2113&quot;;5;7)))" office:value-type="float" office:value="3" calcext:value-type="float">
            <text:p>3</text:p>
          </table:table-cell>
          <table:table-cell table:style-name="ce4" table:formula="of:=&quot;insert into Tai_san values (&quot;&amp;[.A21]&amp;&quot;,'&quot;&amp;[.D21]&amp;&quot; &quot;&amp;[.E21]&amp;&quot;','&quot;&amp;[.F21]&amp;&quot;',&quot;&amp;[.G21]&amp;&quot;,&quot;&amp;[.H21]&amp;&quot;,&quot;&amp;[.K21]&amp;&quot;);&quot;" office:value-type="string" office:string-value="insert into Tai_san values (20,'MMTBS.022 Máy mâm nhi?t D?n Sóng 2','Cái',374054770,5,3);" calcext:value-type="string">
            <text:p>insert into Tai_san values (20,'MMTBS.022 Máy mâm nhi?t D?n Sóng 2','Cái',374054770,5,3);</text:p>
          </table:table-cell>
          <table:table-cell table:formula="of:=&quot;insert into Phieu_mua_ts(so_pm,so_phieu,thue_suat,ma_kh, ma_kho, ma_nvc) values ('&quot;&amp;[.A21]&amp;&quot;','&quot;&amp;[.B21]&amp;&quot;',10,5, 1, 6);&quot;" office:value-type="string" office:string-value="insert into Phieu_mua_ts(so_pm,so_phieu,thue_suat,ma_kh, ma_kho, ma_nvc) values ('20','NTS000020-01-01',10,5, 1, 6);" calcext:value-type="string">
            <text:p>insert into Phieu_mua_ts(so_pm,so_phieu,thue_suat,ma_kh, ma_kho, ma_nvc) values ('20','NTS000020-01-01',10,5, 1, 6);</text:p>
          </table:table-cell>
          <table:table-cell table:formula="of:=&quot;insert into Chi_tiet_phieu_mua(so_pm,ma_ts,tk_doi_ung,so_tien) values (&quot;&amp;[.A21]&amp;&quot;,&quot;&amp;[.A21]&amp;&quot;,&quot;&amp;RIGHT([.C21];4)&amp;&quot;,&quot;&amp;[.G21]&amp;&quot;);&quot;" office:value-type="string" office:string-value="insert into Chi_tiet_phieu_mua(so_pm,ma_ts,tk_doi_ung,so_tien) values (20,20,2112,374054770);" calcext:value-type="string">
            <text:p>insert into Chi_tiet_phieu_mua(so_pm,ma_ts,tk_doi_ung,so_tien) values (20,20,2112,374054770);</text:p>
          </table:table-cell>
          <table:table-cell table:number-columns-repeated="24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style-name="ce2" office:value-type="string" calcext:value-type="string">
            <text:p>NTS000021-12-01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023</text:p>
          </table:table-cell>
          <table:table-cell table:style-name="ce2" office:value-type="string" calcext:value-type="string">
            <text:p>Máy ?óng ghim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1631000" calcext:value-type="float">
            <text:p>21,631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1-12-01" calcext:value-type="date">
            <text:p>1-Dec-01</text:p>
          </table:table-cell>
          <table:table-cell table:style-name="ce7" office:value-type="date" office:date-value="2002-01-01" calcext:value-type="date">
            <text:p>1-Jan-02</text:p>
          </table:table-cell>
          <table:table-cell table:style-name="ce2" table:formula="of:=IF([.C22]=&quot;N2112&quot;;3;IF([.C22]=&quot;N2111&quot;;2;IF([.C22]=&quot;N2113&quot;;5;7)))" office:value-type="float" office:value="3" calcext:value-type="float">
            <text:p>3</text:p>
          </table:table-cell>
          <table:table-cell table:style-name="ce4" table:formula="of:=&quot;insert into Tai_san values (&quot;&amp;[.A22]&amp;&quot;,'&quot;&amp;[.D22]&amp;&quot; &quot;&amp;[.E22]&amp;&quot;','&quot;&amp;[.F22]&amp;&quot;',&quot;&amp;[.G22]&amp;&quot;,&quot;&amp;[.H22]&amp;&quot;,&quot;&amp;[.K22]&amp;&quot;);&quot;" office:value-type="string" office:string-value="insert into Tai_san values (21,'MMTBS.023 Máy ?óng ghim','Cái',21631000,5,3);" calcext:value-type="string">
            <text:p>insert into Tai_san values (21,'MMTBS.023 Máy ?óng ghim','Cái',21631000,5,3);</text:p>
          </table:table-cell>
          <table:table-cell table:formula="of:=&quot;insert into Phieu_mua_ts(so_pm,so_phieu,thue_suat,ma_kh, ma_kho, ma_nvc) values ('&quot;&amp;[.A22]&amp;&quot;','&quot;&amp;[.B22]&amp;&quot;',10,5, 1, 6);&quot;" office:value-type="string" office:string-value="insert into Phieu_mua_ts(so_pm,so_phieu,thue_suat,ma_kh, ma_kho, ma_nvc) values ('21','NTS000021-12-01',10,5, 1, 6);" calcext:value-type="string">
            <text:p>insert into Phieu_mua_ts(so_pm,so_phieu,thue_suat,ma_kh, ma_kho, ma_nvc) values ('21','NTS000021-12-01',10,5, 1, 6);</text:p>
          </table:table-cell>
          <table:table-cell table:formula="of:=&quot;insert into Chi_tiet_phieu_mua(so_pm,ma_ts,tk_doi_ung,so_tien) values (&quot;&amp;[.A22]&amp;&quot;,&quot;&amp;[.A22]&amp;&quot;,&quot;&amp;RIGHT([.C22];4)&amp;&quot;,&quot;&amp;[.G22]&amp;&quot;);&quot;" office:value-type="string" office:string-value="insert into Chi_tiet_phieu_mua(so_pm,ma_ts,tk_doi_ung,so_tien) values (21,21,2112,21631000);" calcext:value-type="string">
            <text:p>insert into Chi_tiet_phieu_mua(so_pm,ma_ts,tk_doi_ung,so_tien) values (21,21,2112,21631000);</text:p>
          </table:table-cell>
          <table:table-cell table:number-columns-repeated="24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style-name="ce2" office:value-type="string" calcext:value-type="string">
            <text:p>NTS000022-01-02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024</text:p>
          </table:table-cell>
          <table:table-cell table:style-name="ce2" office:value-type="string" calcext:value-type="string">
            <text:p>Máy c?t khe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80000000" calcext:value-type="float">
            <text:p>180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2-01-28" calcext:value-type="date">
            <text:p>28-Jan-02</text:p>
          </table:table-cell>
          <table:table-cell table:style-name="ce7" office:value-type="date" office:date-value="2002-02-03" calcext:value-type="date">
            <text:p>3-Feb-02</text:p>
          </table:table-cell>
          <table:table-cell table:style-name="ce2" table:formula="of:=IF([.C23]=&quot;N2112&quot;;3;IF([.C23]=&quot;N2111&quot;;2;IF([.C23]=&quot;N2113&quot;;5;7)))" office:value-type="float" office:value="3" calcext:value-type="float">
            <text:p>3</text:p>
          </table:table-cell>
          <table:table-cell table:style-name="ce4" table:formula="of:=&quot;insert into Tai_san values (&quot;&amp;[.A23]&amp;&quot;,'&quot;&amp;[.D23]&amp;&quot; &quot;&amp;[.E23]&amp;&quot;','&quot;&amp;[.F23]&amp;&quot;',&quot;&amp;[.G23]&amp;&quot;,&quot;&amp;[.H23]&amp;&quot;,&quot;&amp;[.K23]&amp;&quot;);&quot;" office:value-type="string" office:string-value="insert into Tai_san values (22,'MMTBS.024 Máy c?t khe','Cái',180000000,5,3);" calcext:value-type="string">
            <text:p>insert into Tai_san values (22,'MMTBS.024 Máy c?t khe','Cái',180000000,5,3);</text:p>
          </table:table-cell>
          <table:table-cell table:formula="of:=&quot;insert into Phieu_mua_ts(so_pm,so_phieu,thue_suat,ma_kh, ma_kho, ma_nvc) values ('&quot;&amp;[.A23]&amp;&quot;','&quot;&amp;[.B23]&amp;&quot;',10,5, 1, 6);&quot;" office:value-type="string" office:string-value="insert into Phieu_mua_ts(so_pm,so_phieu,thue_suat,ma_kh, ma_kho, ma_nvc) values ('22','NTS000022-01-02',10,5, 1, 6);" calcext:value-type="string">
            <text:p>insert into Phieu_mua_ts(so_pm,so_phieu,thue_suat,ma_kh, ma_kho, ma_nvc) values ('22','NTS000022-01-02',10,5, 1, 6);</text:p>
          </table:table-cell>
          <table:table-cell table:formula="of:=&quot;insert into Chi_tiet_phieu_mua(so_pm,ma_ts,tk_doi_ung,so_tien) values (&quot;&amp;[.A23]&amp;&quot;,&quot;&amp;[.A23]&amp;&quot;,&quot;&amp;RIGHT([.C23];4)&amp;&quot;,&quot;&amp;[.G23]&amp;&quot;);&quot;" office:value-type="string" office:string-value="insert into Chi_tiet_phieu_mua(so_pm,ma_ts,tk_doi_ung,so_tien) values (22,22,2112,180000000);" calcext:value-type="string">
            <text:p>insert into Chi_tiet_phieu_mua(so_pm,ma_ts,tk_doi_ung,so_tien) values (22,22,2112,180000000);</text:p>
          </table:table-cell>
          <table:table-cell table:number-columns-repeated="24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style-name="ce2" office:value-type="string" calcext:value-type="string">
            <text:p>NTS000023-03-02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028</text:p>
          </table:table-cell>
          <table:table-cell table:style-name="ce2" office:value-type="string" calcext:value-type="string">
            <text:p>??u máy sóng nhuy?n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417100000" calcext:value-type="float">
            <text:p>417,1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2-03-30" calcext:value-type="date">
            <text:p>30-Mar-02</text:p>
          </table:table-cell>
          <table:table-cell table:style-name="ce7" office:value-type="date" office:date-value="2002-04-30" calcext:value-type="date">
            <text:p>30-Apr-02</text:p>
          </table:table-cell>
          <table:table-cell table:style-name="ce2" table:formula="of:=IF([.C24]=&quot;N2112&quot;;3;IF([.C24]=&quot;N2111&quot;;2;IF([.C24]=&quot;N2113&quot;;5;7)))" office:value-type="float" office:value="3" calcext:value-type="float">
            <text:p>3</text:p>
          </table:table-cell>
          <table:table-cell table:style-name="ce4" table:formula="of:=&quot;insert into Tai_san values (&quot;&amp;[.A24]&amp;&quot;,'&quot;&amp;[.D24]&amp;&quot; &quot;&amp;[.E24]&amp;&quot;','&quot;&amp;[.F24]&amp;&quot;',&quot;&amp;[.G24]&amp;&quot;,&quot;&amp;[.H24]&amp;&quot;,&quot;&amp;[.K24]&amp;&quot;);&quot;" office:value-type="string" office:string-value="insert into Tai_san values (23,'MMTBS.028 ??u máy sóng nhuy?n','Cái',417100000,5,3);" calcext:value-type="string">
            <text:p>insert into Tai_san values (23,'MMTBS.028 ??u máy sóng nhuy?n','Cái',417100000,5,3);</text:p>
          </table:table-cell>
          <table:table-cell table:formula="of:=&quot;insert into Phieu_mua_ts(so_pm,so_phieu,thue_suat,ma_kh, ma_kho, ma_nvc) values ('&quot;&amp;[.A24]&amp;&quot;','&quot;&amp;[.B24]&amp;&quot;',10,5, 1, 6);&quot;" office:value-type="string" office:string-value="insert into Phieu_mua_ts(so_pm,so_phieu,thue_suat,ma_kh, ma_kho, ma_nvc) values ('23','NTS000023-03-02',10,5, 1, 6);" calcext:value-type="string">
            <text:p>insert into Phieu_mua_ts(so_pm,so_phieu,thue_suat,ma_kh, ma_kho, ma_nvc) values ('23','NTS000023-03-02',10,5, 1, 6);</text:p>
          </table:table-cell>
          <table:table-cell table:formula="of:=&quot;insert into Chi_tiet_phieu_mua(so_pm,ma_ts,tk_doi_ung,so_tien) values (&quot;&amp;[.A24]&amp;&quot;,&quot;&amp;[.A24]&amp;&quot;,&quot;&amp;RIGHT([.C24];4)&amp;&quot;,&quot;&amp;[.G24]&amp;&quot;);&quot;" office:value-type="string" office:string-value="insert into Chi_tiet_phieu_mua(so_pm,ma_ts,tk_doi_ung,so_tien) values (23,23,2112,417100000);" calcext:value-type="string">
            <text:p>insert into Chi_tiet_phieu_mua(so_pm,ma_ts,tk_doi_ung,so_tien) values (23,23,2112,417100000);</text:p>
          </table:table-cell>
          <table:table-cell table:number-columns-repeated="24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style-name="ce2" office:value-type="string" calcext:value-type="string">
            <text:p>NTS000024-03-02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029</text:p>
          </table:table-cell>
          <table:table-cell table:style-name="ce2" office:value-type="string" calcext:value-type="string">
            <text:p>Máy C?t CV 100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3108571" calcext:value-type="float">
            <text:p>23,108,57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2-03-30" calcext:value-type="date">
            <text:p>30-Mar-02</text:p>
          </table:table-cell>
          <table:table-cell table:style-name="ce7" office:value-type="date" office:date-value="2002-04-30" calcext:value-type="date">
            <text:p>30-Apr-02</text:p>
          </table:table-cell>
          <table:table-cell table:style-name="ce2" table:formula="of:=IF([.C25]=&quot;N2112&quot;;3;IF([.C25]=&quot;N2111&quot;;2;IF([.C25]=&quot;N2113&quot;;5;7)))" office:value-type="float" office:value="3" calcext:value-type="float">
            <text:p>3</text:p>
          </table:table-cell>
          <table:table-cell table:style-name="ce4" table:formula="of:=&quot;insert into Tai_san values (&quot;&amp;[.A25]&amp;&quot;,'&quot;&amp;[.D25]&amp;&quot; &quot;&amp;[.E25]&amp;&quot;','&quot;&amp;[.F25]&amp;&quot;',&quot;&amp;[.G25]&amp;&quot;,&quot;&amp;[.H25]&amp;&quot;,&quot;&amp;[.K25]&amp;&quot;);&quot;" office:value-type="string" office:string-value="insert into Tai_san values (24,'MMTBS.029 Máy C?t CV 100','Cái',23108571,5,3);" calcext:value-type="string">
            <text:p>insert into Tai_san values (24,'MMTBS.029 Máy C?t CV 100','Cái',23108571,5,3);</text:p>
          </table:table-cell>
          <table:table-cell table:formula="of:=&quot;insert into Phieu_mua_ts(so_pm,so_phieu,thue_suat,ma_kh, ma_kho, ma_nvc) values ('&quot;&amp;[.A25]&amp;&quot;','&quot;&amp;[.B25]&amp;&quot;',10,5, 1, 6);&quot;" office:value-type="string" office:string-value="insert into Phieu_mua_ts(so_pm,so_phieu,thue_suat,ma_kh, ma_kho, ma_nvc) values ('24','NTS000024-03-02',10,5, 1, 6);" calcext:value-type="string">
            <text:p>insert into Phieu_mua_ts(so_pm,so_phieu,thue_suat,ma_kh, ma_kho, ma_nvc) values ('24','NTS000024-03-02',10,5, 1, 6);</text:p>
          </table:table-cell>
          <table:table-cell table:formula="of:=&quot;insert into Chi_tiet_phieu_mua(so_pm,ma_ts,tk_doi_ung,so_tien) values (&quot;&amp;[.A25]&amp;&quot;,&quot;&amp;[.A25]&amp;&quot;,&quot;&amp;RIGHT([.C25];4)&amp;&quot;,&quot;&amp;[.G25]&amp;&quot;);&quot;" office:value-type="string" office:string-value="insert into Chi_tiet_phieu_mua(so_pm,ma_ts,tk_doi_ung,so_tien) values (24,24,2112,23108571);" calcext:value-type="string">
            <text:p>insert into Chi_tiet_phieu_mua(so_pm,ma_ts,tk_doi_ung,so_tien) values (24,24,2112,23108571);</text:p>
          </table:table-cell>
          <table:table-cell table:number-columns-repeated="24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style-name="ce2" office:value-type="string" calcext:value-type="string">
            <text:p>NTS000025-02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31</text:p>
          </table:table-cell>
          <table:table-cell table:style-name="ce2" office:value-type="string" calcext:value-type="string">
            <text:p>Máy ?óng k?m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2783500" calcext:value-type="float">
            <text:p>22,783,5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3-02-28" calcext:value-type="date">
            <text:p>28-Feb-03</text:p>
          </table:table-cell>
          <table:table-cell table:style-name="ce7" office:value-type="date" office:date-value="2003-03-31" calcext:value-type="date">
            <text:p>31-Mar-03</text:p>
          </table:table-cell>
          <table:table-cell table:style-name="ce2" table:formula="of:=IF([.C26]=&quot;N2112&quot;;3;IF([.C26]=&quot;N2111&quot;;2;IF([.C26]=&quot;N2113&quot;;5;7)))" office:value-type="float" office:value="3" calcext:value-type="float">
            <text:p>3</text:p>
          </table:table-cell>
          <table:table-cell table:style-name="ce4" table:formula="of:=&quot;insert into Tai_san values (&quot;&amp;[.A26]&amp;&quot;,'&quot;&amp;[.D26]&amp;&quot; &quot;&amp;[.E26]&amp;&quot;','&quot;&amp;[.F26]&amp;&quot;',&quot;&amp;[.G26]&amp;&quot;,&quot;&amp;[.H26]&amp;&quot;,&quot;&amp;[.K26]&amp;&quot;);&quot;" office:value-type="string" office:string-value="insert into Tai_san values (25,'MMTBS.31 Máy ?óng k?m','Cái',22783500,5,3);" calcext:value-type="string">
            <text:p>insert into Tai_san values (25,'MMTBS.31 Máy ?óng k?m','Cái',22783500,5,3);</text:p>
          </table:table-cell>
          <table:table-cell table:formula="of:=&quot;insert into Phieu_mua_ts(so_pm,so_phieu,thue_suat,ma_kh, ma_kho, ma_nvc) values ('&quot;&amp;[.A26]&amp;&quot;','&quot;&amp;[.B26]&amp;&quot;',10,5, 1, 6);&quot;" office:value-type="string" office:string-value="insert into Phieu_mua_ts(so_pm,so_phieu,thue_suat,ma_kh, ma_kho, ma_nvc) values ('25','NTS000025-02-03',10,5, 1, 6);" calcext:value-type="string">
            <text:p>insert into Phieu_mua_ts(so_pm,so_phieu,thue_suat,ma_kh, ma_kho, ma_nvc) values ('25','NTS000025-02-03',10,5, 1, 6);</text:p>
          </table:table-cell>
          <table:table-cell table:formula="of:=&quot;insert into Chi_tiet_phieu_mua(so_pm,ma_ts,tk_doi_ung,so_tien) values (&quot;&amp;[.A26]&amp;&quot;,&quot;&amp;[.A26]&amp;&quot;,&quot;&amp;RIGHT([.C26];4)&amp;&quot;,&quot;&amp;[.G26]&amp;&quot;);&quot;" office:value-type="string" office:string-value="insert into Chi_tiet_phieu_mua(so_pm,ma_ts,tk_doi_ung,so_tien) values (25,25,2112,22783500);" calcext:value-type="string">
            <text:p>insert into Chi_tiet_phieu_mua(so_pm,ma_ts,tk_doi_ung,so_tien) values (25,25,2112,22783500);</text:p>
          </table:table-cell>
          <table:table-cell table:number-columns-repeated="24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style-name="ce2" office:value-type="string" calcext:value-type="string">
            <text:p>NTS000026-04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33</text:p>
          </table:table-cell>
          <table:table-cell table:style-name="ce2" office:value-type="string" calcext:value-type="string">
            <text:p>Xe nâng tay gi?y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2424250" calcext:value-type="float">
            <text:p>22,424,25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3-04-30" calcext:value-type="date">
            <text:p>30-Apr-03</text:p>
          </table:table-cell>
          <table:table-cell table:style-name="ce7" office:value-type="date" office:date-value="2003-05-31" calcext:value-type="date">
            <text:p>31-May-03</text:p>
          </table:table-cell>
          <table:table-cell table:style-name="ce2" table:formula="of:=IF([.C27]=&quot;N2112&quot;;3;IF([.C27]=&quot;N2111&quot;;2;IF([.C27]=&quot;N2113&quot;;5;7)))" office:value-type="float" office:value="3" calcext:value-type="float">
            <text:p>3</text:p>
          </table:table-cell>
          <table:table-cell table:style-name="ce4" table:formula="of:=&quot;insert into Tai_san values (&quot;&amp;[.A27]&amp;&quot;,'&quot;&amp;[.D27]&amp;&quot; &quot;&amp;[.E27]&amp;&quot;','&quot;&amp;[.F27]&amp;&quot;',&quot;&amp;[.G27]&amp;&quot;,&quot;&amp;[.H27]&amp;&quot;,&quot;&amp;[.K27]&amp;&quot;);&quot;" office:value-type="string" office:string-value="insert into Tai_san values (26,'MMTBS.33 Xe nâng tay gi?y','Cái',22424250,5,3);" calcext:value-type="string">
            <text:p>insert into Tai_san values (26,'MMTBS.33 Xe nâng tay gi?y','Cái',22424250,5,3);</text:p>
          </table:table-cell>
          <table:table-cell table:formula="of:=&quot;insert into Phieu_mua_ts(so_pm,so_phieu,thue_suat,ma_kh, ma_kho, ma_nvc) values ('&quot;&amp;[.A27]&amp;&quot;','&quot;&amp;[.B27]&amp;&quot;',10,5, 1, 6);&quot;" office:value-type="string" office:string-value="insert into Phieu_mua_ts(so_pm,so_phieu,thue_suat,ma_kh, ma_kho, ma_nvc) values ('26','NTS000026-04-03',10,5, 1, 6);" calcext:value-type="string">
            <text:p>insert into Phieu_mua_ts(so_pm,so_phieu,thue_suat,ma_kh, ma_kho, ma_nvc) values ('26','NTS000026-04-03',10,5, 1, 6);</text:p>
          </table:table-cell>
          <table:table-cell table:formula="of:=&quot;insert into Chi_tiet_phieu_mua(so_pm,ma_ts,tk_doi_ung,so_tien) values (&quot;&amp;[.A27]&amp;&quot;,&quot;&amp;[.A27]&amp;&quot;,&quot;&amp;RIGHT([.C27];4)&amp;&quot;,&quot;&amp;[.G27]&amp;&quot;);&quot;" office:value-type="string" office:string-value="insert into Chi_tiet_phieu_mua(so_pm,ma_ts,tk_doi_ung,so_tien) values (26,26,2112,22424250);" calcext:value-type="string">
            <text:p>insert into Chi_tiet_phieu_mua(so_pm,ma_ts,tk_doi_ung,so_tien) values (26,26,2112,22424250);</text:p>
          </table:table-cell>
          <table:table-cell table:number-columns-repeated="24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style-name="ce2" office:value-type="string" calcext:value-type="string">
            <text:p>NTS000027-05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34</text:p>
          </table:table-cell>
          <table:table-cell table:style-name="ce2" office:value-type="string" calcext:value-type="string">
            <text:p>Máy in Flexo 2 màu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560580000" calcext:value-type="float">
            <text:p>560,580,000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03-05-26" calcext:value-type="date">
            <text:p>26-May-03</text:p>
          </table:table-cell>
          <table:table-cell table:style-name="ce7" office:value-type="date" office:date-value="2003-06-30" calcext:value-type="date">
            <text:p>30-Jun-03</text:p>
          </table:table-cell>
          <table:table-cell table:style-name="ce2" table:formula="of:=IF([.C28]=&quot;N2112&quot;;3;IF([.C28]=&quot;N2111&quot;;2;IF([.C28]=&quot;N2113&quot;;5;7)))" office:value-type="float" office:value="3" calcext:value-type="float">
            <text:p>3</text:p>
          </table:table-cell>
          <table:table-cell table:style-name="ce4" table:formula="of:=&quot;insert into Tai_san values (&quot;&amp;[.A28]&amp;&quot;,'&quot;&amp;[.D28]&amp;&quot; &quot;&amp;[.E28]&amp;&quot;','&quot;&amp;[.F28]&amp;&quot;',&quot;&amp;[.G28]&amp;&quot;,&quot;&amp;[.H28]&amp;&quot;,&quot;&amp;[.K28]&amp;&quot;);&quot;" office:value-type="string" office:string-value="insert into Tai_san values (27,'MMTBS.34 Máy in Flexo 2 màu','Cái',560580000,7,3);" calcext:value-type="string">
            <text:p>insert into Tai_san values (27,'MMTBS.34 Máy in Flexo 2 màu','Cái',560580000,7,3);</text:p>
          </table:table-cell>
          <table:table-cell table:formula="of:=&quot;insert into Phieu_mua_ts(so_pm,so_phieu,thue_suat,ma_kh, ma_kho, ma_nvc) values ('&quot;&amp;[.A28]&amp;&quot;','&quot;&amp;[.B28]&amp;&quot;',10,5, 1, 6);&quot;" office:value-type="string" office:string-value="insert into Phieu_mua_ts(so_pm,so_phieu,thue_suat,ma_kh, ma_kho, ma_nvc) values ('27','NTS000027-05-03',10,5, 1, 6);" calcext:value-type="string">
            <text:p>insert into Phieu_mua_ts(so_pm,so_phieu,thue_suat,ma_kh, ma_kho, ma_nvc) values ('27','NTS000027-05-03',10,5, 1, 6);</text:p>
          </table:table-cell>
          <table:table-cell table:formula="of:=&quot;insert into Chi_tiet_phieu_mua(so_pm,ma_ts,tk_doi_ung,so_tien) values (&quot;&amp;[.A28]&amp;&quot;,&quot;&amp;[.A28]&amp;&quot;,&quot;&amp;RIGHT([.C28];4)&amp;&quot;,&quot;&amp;[.G28]&amp;&quot;);&quot;" office:value-type="string" office:string-value="insert into Chi_tiet_phieu_mua(so_pm,ma_ts,tk_doi_ung,so_tien) values (27,27,2112,560580000);" calcext:value-type="string">
            <text:p>insert into Chi_tiet_phieu_mua(so_pm,ma_ts,tk_doi_ung,so_tien) values (27,27,2112,560580000);</text:p>
          </table:table-cell>
          <table:table-cell table:number-columns-repeated="24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style-name="ce2" office:value-type="string" calcext:value-type="string">
            <text:p>NTS000028-05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35</text:p>
          </table:table-cell>
          <table:table-cell table:style-name="ce2" office:value-type="string" calcext:value-type="string">
            <text:p>B? dao c?t khe ?ã qua s? d?ng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5950000" calcext:value-type="float">
            <text:p>15,95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3-05-30" calcext:value-type="date">
            <text:p>30-May-03</text:p>
          </table:table-cell>
          <table:table-cell table:style-name="ce7" office:value-type="date" office:date-value="2003-06-30" calcext:value-type="date">
            <text:p>30-Jun-03</text:p>
          </table:table-cell>
          <table:table-cell table:style-name="ce2" table:formula="of:=IF([.C29]=&quot;N2112&quot;;3;IF([.C29]=&quot;N2111&quot;;2;IF([.C29]=&quot;N2113&quot;;5;7)))" office:value-type="float" office:value="3" calcext:value-type="float">
            <text:p>3</text:p>
          </table:table-cell>
          <table:table-cell table:style-name="ce4" table:formula="of:=&quot;insert into Tai_san values (&quot;&amp;[.A29]&amp;&quot;,'&quot;&amp;[.D29]&amp;&quot; &quot;&amp;[.E29]&amp;&quot;','&quot;&amp;[.F29]&amp;&quot;',&quot;&amp;[.G29]&amp;&quot;,&quot;&amp;[.H29]&amp;&quot;,&quot;&amp;[.K29]&amp;&quot;);&quot;" office:value-type="string" office:string-value="insert into Tai_san values (28,'MMTBS.35 B? dao c?t khe ?ã qua s? d?ng','Cái',15950000,5,3);" calcext:value-type="string">
            <text:p>insert into Tai_san values (28,'MMTBS.35 B? dao c?t khe ?ã qua s? d?ng','Cái',15950000,5,3);</text:p>
          </table:table-cell>
          <table:table-cell table:formula="of:=&quot;insert into Phieu_mua_ts(so_pm,so_phieu,thue_suat,ma_kh, ma_kho, ma_nvc) values ('&quot;&amp;[.A29]&amp;&quot;','&quot;&amp;[.B29]&amp;&quot;',10,5, 1, 6);&quot;" office:value-type="string" office:string-value="insert into Phieu_mua_ts(so_pm,so_phieu,thue_suat,ma_kh, ma_kho, ma_nvc) values ('28','NTS000028-05-03',10,5, 1, 6);" calcext:value-type="string">
            <text:p>insert into Phieu_mua_ts(so_pm,so_phieu,thue_suat,ma_kh, ma_kho, ma_nvc) values ('28','NTS000028-05-03',10,5, 1, 6);</text:p>
          </table:table-cell>
          <table:table-cell table:formula="of:=&quot;insert into Chi_tiet_phieu_mua(so_pm,ma_ts,tk_doi_ung,so_tien) values (&quot;&amp;[.A29]&amp;&quot;,&quot;&amp;[.A29]&amp;&quot;,&quot;&amp;RIGHT([.C29];4)&amp;&quot;,&quot;&amp;[.G29]&amp;&quot;);&quot;" office:value-type="string" office:string-value="insert into Chi_tiet_phieu_mua(so_pm,ma_ts,tk_doi_ung,so_tien) values (28,28,2112,15950000);" calcext:value-type="string">
            <text:p>insert into Chi_tiet_phieu_mua(so_pm,ma_ts,tk_doi_ung,so_tien) values (28,28,2112,15950000);</text:p>
          </table:table-cell>
          <table:table-cell table:number-columns-repeated="24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style-name="ce2" office:value-type="string" calcext:value-type="string">
            <text:p>NTS000029-06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36</text:p>
          </table:table-cell>
          <table:table-cell table:style-name="ce2" office:value-type="string" calcext:value-type="string">
            <text:p>Máy c?n l?n ?ã qua s? d?ng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16100000" calcext:value-type="float">
            <text:p>116,1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3-06-30" calcext:value-type="date">
            <text:p>30-Jun-03</text:p>
          </table:table-cell>
          <table:table-cell table:style-name="ce7" office:value-type="date" office:date-value="2003-07-31" calcext:value-type="date">
            <text:p>31-Jul-03</text:p>
          </table:table-cell>
          <table:table-cell table:style-name="ce2" table:formula="of:=IF([.C30]=&quot;N2112&quot;;3;IF([.C30]=&quot;N2111&quot;;2;IF([.C30]=&quot;N2113&quot;;5;7)))" office:value-type="float" office:value="3" calcext:value-type="float">
            <text:p>3</text:p>
          </table:table-cell>
          <table:table-cell table:style-name="ce4" table:formula="of:=&quot;insert into Tai_san values (&quot;&amp;[.A30]&amp;&quot;,'&quot;&amp;[.D30]&amp;&quot; &quot;&amp;[.E30]&amp;&quot;','&quot;&amp;[.F30]&amp;&quot;',&quot;&amp;[.G30]&amp;&quot;,&quot;&amp;[.H30]&amp;&quot;,&quot;&amp;[.K30]&amp;&quot;);&quot;" office:value-type="string" office:string-value="insert into Tai_san values (29,'MMTBS.36 Máy c?n l?n ?ã qua s? d?ng','Cái',116100000,5,3);" calcext:value-type="string">
            <text:p>insert into Tai_san values (29,'MMTBS.36 Máy c?n l?n ?ã qua s? d?ng','Cái',116100000,5,3);</text:p>
          </table:table-cell>
          <table:table-cell table:formula="of:=&quot;insert into Phieu_mua_ts(so_pm,so_phieu,thue_suat,ma_kh, ma_kho, ma_nvc) values ('&quot;&amp;[.A30]&amp;&quot;','&quot;&amp;[.B30]&amp;&quot;',10,5, 1, 6);&quot;" office:value-type="string" office:string-value="insert into Phieu_mua_ts(so_pm,so_phieu,thue_suat,ma_kh, ma_kho, ma_nvc) values ('29','NTS000029-06-03',10,5, 1, 6);" calcext:value-type="string">
            <text:p>insert into Phieu_mua_ts(so_pm,so_phieu,thue_suat,ma_kh, ma_kho, ma_nvc) values ('29','NTS000029-06-03',10,5, 1, 6);</text:p>
          </table:table-cell>
          <table:table-cell table:formula="of:=&quot;insert into Chi_tiet_phieu_mua(so_pm,ma_ts,tk_doi_ung,so_tien) values (&quot;&amp;[.A30]&amp;&quot;,&quot;&amp;[.A30]&amp;&quot;,&quot;&amp;RIGHT([.C30];4)&amp;&quot;,&quot;&amp;[.G30]&amp;&quot;);&quot;" office:value-type="string" office:string-value="insert into Chi_tiet_phieu_mua(so_pm,ma_ts,tk_doi_ung,so_tien) values (29,29,2112,116100000);" calcext:value-type="string">
            <text:p>insert into Chi_tiet_phieu_mua(so_pm,ma_ts,tk_doi_ung,so_tien) values (29,29,2112,116100000);</text:p>
          </table:table-cell>
          <table:table-cell table:number-columns-repeated="24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style-name="ce2" office:value-type="string" calcext:value-type="string">
            <text:p>NTS000030-07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S.38</text:p>
          </table:table-cell>
          <table:table-cell table:style-name="ce2" office:value-type="string" calcext:value-type="string">
            <text:p>Máy c?t dây ?ài Loan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5552419" calcext:value-type="float">
            <text:p>25,552,41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7" office:value-type="date" office:date-value="2003-07-31" calcext:value-type="date">
            <text:p>31-Jul-03</text:p>
          </table:table-cell>
          <table:table-cell table:style-name="ce2" table:formula="of:=IF([.C31]=&quot;N2112&quot;;3;IF([.C31]=&quot;N2111&quot;;2;IF([.C31]=&quot;N2113&quot;;5;7)))" office:value-type="float" office:value="3" calcext:value-type="float">
            <text:p>3</text:p>
          </table:table-cell>
          <table:table-cell table:style-name="ce4" table:formula="of:=&quot;insert into Tai_san values (&quot;&amp;[.A31]&amp;&quot;,'&quot;&amp;[.D31]&amp;&quot; &quot;&amp;[.E31]&amp;&quot;','&quot;&amp;[.F31]&amp;&quot;',&quot;&amp;[.G31]&amp;&quot;,&quot;&amp;[.H31]&amp;&quot;,&quot;&amp;[.K31]&amp;&quot;);&quot;" office:value-type="string" office:string-value="insert into Tai_san values (30,'MMTBS.38 Máy c?t dây ?ài Loan','Cái',25552419,5,3);" calcext:value-type="string">
            <text:p>insert into Tai_san values (30,'MMTBS.38 Máy c?t dây ?ài Loan','Cái',25552419,5,3);</text:p>
          </table:table-cell>
          <table:table-cell table:formula="of:=&quot;insert into Phieu_mua_ts(so_pm,so_phieu,thue_suat,ma_kh, ma_kho, ma_nvc) values ('&quot;&amp;[.A31]&amp;&quot;','&quot;&amp;[.B31]&amp;&quot;',10,5, 1, 6);&quot;" office:value-type="string" office:string-value="insert into Phieu_mua_ts(so_pm,so_phieu,thue_suat,ma_kh, ma_kho, ma_nvc) values ('30','NTS000030-07-03',10,5, 1, 6);" calcext:value-type="string">
            <text:p>insert into Phieu_mua_ts(so_pm,so_phieu,thue_suat,ma_kh, ma_kho, ma_nvc) values ('30','NTS000030-07-03',10,5, 1, 6);</text:p>
          </table:table-cell>
          <table:table-cell table:formula="of:=&quot;insert into Chi_tiet_phieu_mua(so_pm,ma_ts,tk_doi_ung,so_tien) values (&quot;&amp;[.A31]&amp;&quot;,&quot;&amp;[.A31]&amp;&quot;,&quot;&amp;RIGHT([.C31];4)&amp;&quot;,&quot;&amp;[.G31]&amp;&quot;);&quot;" office:value-type="string" office:string-value="insert into Chi_tiet_phieu_mua(so_pm,ma_ts,tk_doi_ung,so_tien) values (30,30,2112,25552419);" calcext:value-type="string">
            <text:p>insert into Chi_tiet_phieu_mua(so_pm,ma_ts,tk_doi_ung,so_tien) values (30,30,2112,25552419);</text:p>
          </table:table-cell>
          <table:table-cell table:number-columns-repeated="24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style-name="ce2" office:value-type="string" calcext:value-type="string">
            <text:p>NTS000031-02-01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11</text:p>
          </table:table-cell>
          <table:table-cell table:style-name="ce2" office:value-type="string" calcext:value-type="string">
            <text:p>Máy seo gi?y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669330333" calcext:value-type="float">
            <text:p>669,330,33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1-02-01" calcext:value-type="date">
            <text:p>1-Feb-01</text:p>
          </table:table-cell>
          <table:table-cell table:style-name="ce7" office:value-type="date" office:date-value="2001-03-01" calcext:value-type="date">
            <text:p>1-Mar-01</text:p>
          </table:table-cell>
          <table:table-cell table:style-name="ce2" table:formula="of:=IF([.C32]=&quot;N2112&quot;;3;IF([.C32]=&quot;N2111&quot;;2;IF([.C32]=&quot;N2113&quot;;5;7)))" office:value-type="float" office:value="3" calcext:value-type="float">
            <text:p>3</text:p>
          </table:table-cell>
          <table:table-cell table:style-name="ce4" table:formula="of:=&quot;insert into Tai_san values (&quot;&amp;[.A32]&amp;&quot;,'&quot;&amp;[.D32]&amp;&quot; &quot;&amp;[.E32]&amp;&quot;','&quot;&amp;[.F32]&amp;&quot;',&quot;&amp;[.G32]&amp;&quot;,&quot;&amp;[.H32]&amp;&quot;,&quot;&amp;[.K32]&amp;&quot;);&quot;" office:value-type="string" office:string-value="insert into Tai_san values (31,'MMTBX.011 Máy seo gi?y','Cái',669330333,5,3);" calcext:value-type="string">
            <text:p>insert into Tai_san values (31,'MMTBX.011 Máy seo gi?y','Cái',669330333,5,3);</text:p>
          </table:table-cell>
          <table:table-cell table:formula="of:=&quot;insert into Phieu_mua_ts(so_pm,so_phieu,thue_suat,ma_kh, ma_kho, ma_nvc) values ('&quot;&amp;[.A32]&amp;&quot;','&quot;&amp;[.B32]&amp;&quot;',10,5, 1, 6);&quot;" office:value-type="string" office:string-value="insert into Phieu_mua_ts(so_pm,so_phieu,thue_suat,ma_kh, ma_kho, ma_nvc) values ('31','NTS000031-02-01',10,5, 1, 6);" calcext:value-type="string">
            <text:p>insert into Phieu_mua_ts(so_pm,so_phieu,thue_suat,ma_kh, ma_kho, ma_nvc) values ('31','NTS000031-02-01',10,5, 1, 6);</text:p>
          </table:table-cell>
          <table:table-cell table:formula="of:=&quot;insert into Chi_tiet_phieu_mua(so_pm,ma_ts,tk_doi_ung,so_tien) values (&quot;&amp;[.A32]&amp;&quot;,&quot;&amp;[.A32]&amp;&quot;,&quot;&amp;RIGHT([.C32];4)&amp;&quot;,&quot;&amp;[.G32]&amp;&quot;);&quot;" office:value-type="string" office:string-value="insert into Chi_tiet_phieu_mua(so_pm,ma_ts,tk_doi_ung,so_tien) values (31,31,2112,669330333);" calcext:value-type="string">
            <text:p>insert into Chi_tiet_phieu_mua(so_pm,ma_ts,tk_doi_ung,so_tien) values (31,31,2112,669330333);</text:p>
          </table:table-cell>
          <table:table-cell table:number-columns-repeated="24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style-name="ce2" office:value-type="string" calcext:value-type="string">
            <text:p>NTS000032-02-01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12</text:p>
          </table:table-cell>
          <table:table-cell table:style-name="ce2" office:value-type="string" calcext:value-type="string">
            <text:p>N?i h?i n??c+H? th?ng x? lý n??c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11795000" calcext:value-type="float">
            <text:p>211,795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1-02-01" calcext:value-type="date">
            <text:p>1-Feb-01</text:p>
          </table:table-cell>
          <table:table-cell table:style-name="ce7" office:value-type="date" office:date-value="2001-03-01" calcext:value-type="date">
            <text:p>1-Mar-01</text:p>
          </table:table-cell>
          <table:table-cell table:style-name="ce2" table:formula="of:=IF([.C33]=&quot;N2112&quot;;3;IF([.C33]=&quot;N2111&quot;;2;IF([.C33]=&quot;N2113&quot;;5;7)))" office:value-type="float" office:value="3" calcext:value-type="float">
            <text:p>3</text:p>
          </table:table-cell>
          <table:table-cell table:style-name="ce4" table:formula="of:=&quot;insert into Tai_san values (&quot;&amp;[.A33]&amp;&quot;,'&quot;&amp;[.D33]&amp;&quot; &quot;&amp;[.E33]&amp;&quot;','&quot;&amp;[.F33]&amp;&quot;',&quot;&amp;[.G33]&amp;&quot;,&quot;&amp;[.H33]&amp;&quot;,&quot;&amp;[.K33]&amp;&quot;);&quot;" office:value-type="string" office:string-value="insert into Tai_san values (32,'MMTBX.012 N?i h?i n??c+H? th?ng x? lý n??c','Cái',211795000,5,3);" calcext:value-type="string">
            <text:p>insert into Tai_san values (32,'MMTBX.012 N?i h?i n??c+H? th?ng x? lý n??c','Cái',211795000,5,3);</text:p>
          </table:table-cell>
          <table:table-cell table:formula="of:=&quot;insert into Phieu_mua_ts(so_pm,so_phieu,thue_suat,ma_kh, ma_kho, ma_nvc) values ('&quot;&amp;[.A33]&amp;&quot;','&quot;&amp;[.B33]&amp;&quot;',10,5, 1, 6);&quot;" office:value-type="string" office:string-value="insert into Phieu_mua_ts(so_pm,so_phieu,thue_suat,ma_kh, ma_kho, ma_nvc) values ('32','NTS000032-02-01',10,5, 1, 6);" calcext:value-type="string">
            <text:p>insert into Phieu_mua_ts(so_pm,so_phieu,thue_suat,ma_kh, ma_kho, ma_nvc) values ('32','NTS000032-02-01',10,5, 1, 6);</text:p>
          </table:table-cell>
          <table:table-cell table:formula="of:=&quot;insert into Chi_tiet_phieu_mua(so_pm,ma_ts,tk_doi_ung,so_tien) values (&quot;&amp;[.A33]&amp;&quot;,&quot;&amp;[.A33]&amp;&quot;,&quot;&amp;RIGHT([.C33];4)&amp;&quot;,&quot;&amp;[.G33]&amp;&quot;);&quot;" office:value-type="string" office:string-value="insert into Chi_tiet_phieu_mua(so_pm,ma_ts,tk_doi_ung,so_tien) values (32,32,2112,211795000);" calcext:value-type="string">
            <text:p>insert into Chi_tiet_phieu_mua(so_pm,ma_ts,tk_doi_ung,so_tien) values (32,32,2112,211795000);</text:p>
          </table:table-cell>
          <table:table-cell table:number-columns-repeated="24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style-name="ce2" office:value-type="string" calcext:value-type="string">
            <text:p>NTS000033-11-02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30</text:p>
          </table:table-cell>
          <table:table-cell table:style-name="ce2" office:value-type="string" calcext:value-type="string">
            <text:p>N?i h?i than ?á 2400kg/gi?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580280000" calcext:value-type="float">
            <text:p>580,280,000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02-11-27" calcext:value-type="date">
            <text:p>27-Nov-02</text:p>
          </table:table-cell>
          <table:table-cell table:style-name="ce7" office:value-type="date" office:date-value="2003-06-30" calcext:value-type="date">
            <text:p>30-Jun-03</text:p>
          </table:table-cell>
          <table:table-cell table:style-name="ce2" table:formula="of:=IF([.C34]=&quot;N2112&quot;;3;IF([.C34]=&quot;N2111&quot;;2;IF([.C34]=&quot;N2113&quot;;5;7)))" office:value-type="float" office:value="3" calcext:value-type="float">
            <text:p>3</text:p>
          </table:table-cell>
          <table:table-cell table:style-name="ce4" table:formula="of:=&quot;insert into Tai_san values (&quot;&amp;[.A34]&amp;&quot;,'&quot;&amp;[.D34]&amp;&quot; &quot;&amp;[.E34]&amp;&quot;','&quot;&amp;[.F34]&amp;&quot;',&quot;&amp;[.G34]&amp;&quot;,&quot;&amp;[.H34]&amp;&quot;,&quot;&amp;[.K34]&amp;&quot;);&quot;" office:value-type="string" office:string-value="insert into Tai_san values (33,'MMTBX.030 N?i h?i than ?á 2400kg/gi?','Cái',580280000,7,3);" calcext:value-type="string">
            <text:p>insert into Tai_san values (33,'MMTBX.030 N?i h?i than ?á 2400kg/gi?','Cái',580280000,7,3);</text:p>
          </table:table-cell>
          <table:table-cell table:formula="of:=&quot;insert into Phieu_mua_ts(so_pm,so_phieu,thue_suat,ma_kh, ma_kho, ma_nvc) values ('&quot;&amp;[.A34]&amp;&quot;','&quot;&amp;[.B34]&amp;&quot;',10,5, 1, 6);&quot;" office:value-type="string" office:string-value="insert into Phieu_mua_ts(so_pm,so_phieu,thue_suat,ma_kh, ma_kho, ma_nvc) values ('33','NTS000033-11-02',10,5, 1, 6);" calcext:value-type="string">
            <text:p>insert into Phieu_mua_ts(so_pm,so_phieu,thue_suat,ma_kh, ma_kho, ma_nvc) values ('33','NTS000033-11-02',10,5, 1, 6);</text:p>
          </table:table-cell>
          <table:table-cell table:formula="of:=&quot;insert into Chi_tiet_phieu_mua(so_pm,ma_ts,tk_doi_ung,so_tien) values (&quot;&amp;[.A34]&amp;&quot;,&quot;&amp;[.A34]&amp;&quot;,&quot;&amp;RIGHT([.C34];4)&amp;&quot;,&quot;&amp;[.G34]&amp;&quot;);&quot;" office:value-type="string" office:string-value="insert into Chi_tiet_phieu_mua(so_pm,ma_ts,tk_doi_ung,so_tien) values (33,33,2112,580280000);" calcext:value-type="string">
            <text:p>insert into Chi_tiet_phieu_mua(so_pm,ma_ts,tk_doi_ung,so_tien) values (33,33,2112,580280000);</text:p>
          </table:table-cell>
          <table:table-cell table:number-columns-repeated="24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style-name="ce2" office:value-type="string" calcext:value-type="string">
            <text:p>NTS000034-03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31</text:p>
          </table:table-cell>
          <table:table-cell table:style-name="ce2" office:value-type="string" calcext:value-type="string">
            <text:p>Thi?t b? c?n ?i?n t? Sotpac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5442000" calcext:value-type="float">
            <text:p>15,442,000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03-03-25" calcext:value-type="date">
            <text:p>25-Mar-03</text:p>
          </table:table-cell>
          <table:table-cell table:style-name="ce7" office:value-type="date" office:date-value="2003-04-30" calcext:value-type="date">
            <text:p>30-Apr-03</text:p>
          </table:table-cell>
          <table:table-cell table:style-name="ce2" table:formula="of:=IF([.C35]=&quot;N2112&quot;;3;IF([.C35]=&quot;N2111&quot;;2;IF([.C35]=&quot;N2113&quot;;5;7)))" office:value-type="float" office:value="3" calcext:value-type="float">
            <text:p>3</text:p>
          </table:table-cell>
          <table:table-cell table:style-name="ce4" table:formula="of:=&quot;insert into Tai_san values (&quot;&amp;[.A35]&amp;&quot;,'&quot;&amp;[.D35]&amp;&quot; &quot;&amp;[.E35]&amp;&quot;','&quot;&amp;[.F35]&amp;&quot;',&quot;&amp;[.G35]&amp;&quot;,&quot;&amp;[.H35]&amp;&quot;,&quot;&amp;[.K35]&amp;&quot;);&quot;" office:value-type="string" office:string-value="insert into Tai_san values (34,'MMTBX.031 Thi?t b? c?n ?i?n t? Sotpac','Cái',15442000,3,3);" calcext:value-type="string">
            <text:p>insert into Tai_san values (34,'MMTBX.031 Thi?t b? c?n ?i?n t? Sotpac','Cái',15442000,3,3);</text:p>
          </table:table-cell>
          <table:table-cell table:formula="of:=&quot;insert into Phieu_mua_ts(so_pm,so_phieu,thue_suat,ma_kh, ma_kho, ma_nvc) values ('&quot;&amp;[.A35]&amp;&quot;','&quot;&amp;[.B35]&amp;&quot;',10,5, 1, 6);&quot;" office:value-type="string" office:string-value="insert into Phieu_mua_ts(so_pm,so_phieu,thue_suat,ma_kh, ma_kho, ma_nvc) values ('34','NTS000034-03-03',10,5, 1, 6);" calcext:value-type="string">
            <text:p>insert into Phieu_mua_ts(so_pm,so_phieu,thue_suat,ma_kh, ma_kho, ma_nvc) values ('34','NTS000034-03-03',10,5, 1, 6);</text:p>
          </table:table-cell>
          <table:table-cell table:formula="of:=&quot;insert into Chi_tiet_phieu_mua(so_pm,ma_ts,tk_doi_ung,so_tien) values (&quot;&amp;[.A35]&amp;&quot;,&quot;&amp;[.A35]&amp;&quot;,&quot;&amp;RIGHT([.C35];4)&amp;&quot;,&quot;&amp;[.G35]&amp;&quot;);&quot;" office:value-type="string" office:string-value="insert into Chi_tiet_phieu_mua(so_pm,ma_ts,tk_doi_ung,so_tien) values (34,34,2112,15442000);" calcext:value-type="string">
            <text:p>insert into Chi_tiet_phieu_mua(so_pm,ma_ts,tk_doi_ung,so_tien) values (34,34,2112,15442000);</text:p>
          </table:table-cell>
          <table:table-cell table:number-columns-repeated="243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style-name="ce2" office:value-type="string" calcext:value-type="string">
            <text:p>NTS000035-07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38</text:p>
          </table:table-cell>
          <table:table-cell table:style-name="ce2" office:value-type="string" calcext:value-type="string">
            <text:p>Máy xeo gi?y 2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777331877" calcext:value-type="float">
            <text:p>1,777,331,877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2003-07-30" calcext:value-type="date">
            <text:p>30-Jul-03</text:p>
          </table:table-cell>
          <table:table-cell table:style-name="ce7" office:value-type="date" office:date-value="2003-08-30" calcext:value-type="date">
            <text:p>30-Aug-03</text:p>
          </table:table-cell>
          <table:table-cell table:style-name="ce2" table:formula="of:=IF([.C36]=&quot;N2112&quot;;3;IF([.C36]=&quot;N2111&quot;;2;IF([.C36]=&quot;N2113&quot;;5;7)))" office:value-type="float" office:value="3" calcext:value-type="float">
            <text:p>3</text:p>
          </table:table-cell>
          <table:table-cell table:style-name="ce4" table:formula="of:=&quot;insert into Tai_san values (&quot;&amp;[.A36]&amp;&quot;,'&quot;&amp;[.D36]&amp;&quot; &quot;&amp;[.E36]&amp;&quot;','&quot;&amp;[.F36]&amp;&quot;',&quot;&amp;[.G36]&amp;&quot;,&quot;&amp;[.H36]&amp;&quot;,&quot;&amp;[.K36]&amp;&quot;);&quot;" office:value-type="string" office:string-value="insert into Tai_san values (35,'MMTBX.038 Máy xeo gi?y 2','Cái',1777331877,10,3);" calcext:value-type="string">
            <text:p>insert into Tai_san values (35,'MMTBX.038 Máy xeo gi?y 2','Cái',1777331877,10,3);</text:p>
          </table:table-cell>
          <table:table-cell table:formula="of:=&quot;insert into Phieu_mua_ts(so_pm,so_phieu,thue_suat,ma_kh, ma_kho, ma_nvc) values ('&quot;&amp;[.A36]&amp;&quot;','&quot;&amp;[.B36]&amp;&quot;',10,5, 1, 6);&quot;" office:value-type="string" office:string-value="insert into Phieu_mua_ts(so_pm,so_phieu,thue_suat,ma_kh, ma_kho, ma_nvc) values ('35','NTS000035-07-03',10,5, 1, 6);" calcext:value-type="string">
            <text:p>insert into Phieu_mua_ts(so_pm,so_phieu,thue_suat,ma_kh, ma_kho, ma_nvc) values ('35','NTS000035-07-03',10,5, 1, 6);</text:p>
          </table:table-cell>
          <table:table-cell table:formula="of:=&quot;insert into Chi_tiet_phieu_mua(so_pm,ma_ts,tk_doi_ung,so_tien) values (&quot;&amp;[.A36]&amp;&quot;,&quot;&amp;[.A36]&amp;&quot;,&quot;&amp;RIGHT([.C36];4)&amp;&quot;,&quot;&amp;[.G36]&amp;&quot;);&quot;" office:value-type="string" office:string-value="insert into Chi_tiet_phieu_mua(so_pm,ma_ts,tk_doi_ung,so_tien) values (35,35,2112,1777331877);" calcext:value-type="string">
            <text:p>insert into Chi_tiet_phieu_mua(so_pm,ma_ts,tk_doi_ung,so_tien) values (35,35,2112,1777331877);</text:p>
          </table:table-cell>
          <table:table-cell table:number-columns-repeated="24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style-name="ce2" office:value-type="string" calcext:value-type="string">
            <text:p>NTS000036-11-04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39</text:p>
          </table:table-cell>
          <table:table-cell table:style-name="ce2" office:value-type="string" calcext:value-type="string">
            <text:p>B?ng t?i nghiêng 0,8 x 8 m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1600000" calcext:value-type="float">
            <text:p>21,6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4-11-25" calcext:value-type="date">
            <text:p>25-Nov-04</text:p>
          </table:table-cell>
          <table:table-cell table:style-name="ce7" office:value-type="date" office:date-value="2005-01-01" calcext:value-type="date">
            <text:p>1-Jan-05</text:p>
          </table:table-cell>
          <table:table-cell table:style-name="ce2" table:formula="of:=IF([.C37]=&quot;N2112&quot;;3;IF([.C37]=&quot;N2111&quot;;2;IF([.C37]=&quot;N2113&quot;;5;7)))" office:value-type="float" office:value="3" calcext:value-type="float">
            <text:p>3</text:p>
          </table:table-cell>
          <table:table-cell table:style-name="ce4" table:formula="of:=&quot;insert into Tai_san values (&quot;&amp;[.A37]&amp;&quot;,'&quot;&amp;[.D37]&amp;&quot; &quot;&amp;[.E37]&amp;&quot;','&quot;&amp;[.F37]&amp;&quot;',&quot;&amp;[.G37]&amp;&quot;,&quot;&amp;[.H37]&amp;&quot;,&quot;&amp;[.K37]&amp;&quot;);&quot;" office:value-type="string" office:string-value="insert into Tai_san values (36,'MMTBX.039 B?ng t?i nghiêng 0,8 x 8 m','Cái',21600000,5,3);" calcext:value-type="string">
            <text:p>insert into Tai_san values (36,'MMTBX.039 B?ng t?i nghiêng 0,8 x 8 m','Cái',21600000,5,3);</text:p>
          </table:table-cell>
          <table:table-cell table:formula="of:=&quot;insert into Phieu_mua_ts(so_pm,so_phieu,thue_suat,ma_kh, ma_kho, ma_nvc) values ('&quot;&amp;[.A37]&amp;&quot;','&quot;&amp;[.B37]&amp;&quot;',10,5, 1, 6);&quot;" office:value-type="string" office:string-value="insert into Phieu_mua_ts(so_pm,so_phieu,thue_suat,ma_kh, ma_kho, ma_nvc) values ('36','NTS000036-11-04',10,5, 1, 6);" calcext:value-type="string">
            <text:p>insert into Phieu_mua_ts(so_pm,so_phieu,thue_suat,ma_kh, ma_kho, ma_nvc) values ('36','NTS000036-11-04',10,5, 1, 6);</text:p>
          </table:table-cell>
          <table:table-cell table:formula="of:=&quot;insert into Chi_tiet_phieu_mua(so_pm,ma_ts,tk_doi_ung,so_tien) values (&quot;&amp;[.A37]&amp;&quot;,&quot;&amp;[.A37]&amp;&quot;,&quot;&amp;RIGHT([.C37];4)&amp;&quot;,&quot;&amp;[.G37]&amp;&quot;);&quot;" office:value-type="string" office:string-value="insert into Chi_tiet_phieu_mua(so_pm,ma_ts,tk_doi_ung,so_tien) values (36,36,2112,21600000);" calcext:value-type="string">
            <text:p>insert into Chi_tiet_phieu_mua(so_pm,ma_ts,tk_doi_ung,so_tien) values (36,36,2112,21600000);</text:p>
          </table:table-cell>
          <table:table-cell table:number-columns-repeated="243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style-name="ce2" office:value-type="string" calcext:value-type="string">
            <text:p>NTS000037-02-05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40</text:p>
          </table:table-cell>
          <table:table-cell table:style-name="ce2" office:value-type="string" calcext:value-type="string">
            <text:p>Máy chia cu?n gi?y xeo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6066056" calcext:value-type="float">
            <text:p>26,066,056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5-02-28" calcext:value-type="date">
            <text:p>28-Feb-05</text:p>
          </table:table-cell>
          <table:table-cell table:style-name="ce7" office:value-type="date" office:date-value="2005-03-01" calcext:value-type="date">
            <text:p>1-Mar-05</text:p>
          </table:table-cell>
          <table:table-cell table:style-name="ce2" table:formula="of:=IF([.C38]=&quot;N2112&quot;;3;IF([.C38]=&quot;N2111&quot;;2;IF([.C38]=&quot;N2113&quot;;5;7)))" office:value-type="float" office:value="3" calcext:value-type="float">
            <text:p>3</text:p>
          </table:table-cell>
          <table:table-cell table:style-name="ce4" table:formula="of:=&quot;insert into Tai_san values (&quot;&amp;[.A38]&amp;&quot;,'&quot;&amp;[.D38]&amp;&quot; &quot;&amp;[.E38]&amp;&quot;','&quot;&amp;[.F38]&amp;&quot;',&quot;&amp;[.G38]&amp;&quot;,&quot;&amp;[.H38]&amp;&quot;,&quot;&amp;[.K38]&amp;&quot;);&quot;" office:value-type="string" office:string-value="insert into Tai_san values (37,'MMTBX.040 Máy chia cu?n gi?y xeo','Cái',26066056,5,3);" calcext:value-type="string">
            <text:p>insert into Tai_san values (37,'MMTBX.040 Máy chia cu?n gi?y xeo','Cái',26066056,5,3);</text:p>
          </table:table-cell>
          <table:table-cell table:formula="of:=&quot;insert into Phieu_mua_ts(so_pm,so_phieu,thue_suat,ma_kh, ma_kho, ma_nvc) values ('&quot;&amp;[.A38]&amp;&quot;','&quot;&amp;[.B38]&amp;&quot;',10,5, 1, 6);&quot;" office:value-type="string" office:string-value="insert into Phieu_mua_ts(so_pm,so_phieu,thue_suat,ma_kh, ma_kho, ma_nvc) values ('37','NTS000037-02-05',10,5, 1, 6);" calcext:value-type="string">
            <text:p>insert into Phieu_mua_ts(so_pm,so_phieu,thue_suat,ma_kh, ma_kho, ma_nvc) values ('37','NTS000037-02-05',10,5, 1, 6);</text:p>
          </table:table-cell>
          <table:table-cell table:formula="of:=&quot;insert into Chi_tiet_phieu_mua(so_pm,ma_ts,tk_doi_ung,so_tien) values (&quot;&amp;[.A38]&amp;&quot;,&quot;&amp;[.A38]&amp;&quot;,&quot;&amp;RIGHT([.C38];4)&amp;&quot;,&quot;&amp;[.G38]&amp;&quot;);&quot;" office:value-type="string" office:string-value="insert into Chi_tiet_phieu_mua(so_pm,ma_ts,tk_doi_ung,so_tien) values (37,37,2112,26066056);" calcext:value-type="string">
            <text:p>insert into Chi_tiet_phieu_mua(so_pm,ma_ts,tk_doi_ung,so_tien) values (37,37,2112,26066056);</text:p>
          </table:table-cell>
          <table:table-cell table:number-columns-repeated="24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style-name="ce2" office:value-type="string" calcext:value-type="string">
            <text:p>NTS000038-11-05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41</text:p>
          </table:table-cell>
          <table:table-cell table:style-name="ce2" office:value-type="string" calcext:value-type="string">
            <text:p>N?i h?i than ?á 3000kg/gi?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418379000" calcext:value-type="float">
            <text:p>418,379,00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7" office:value-type="date" office:date-value="2005-11-10" calcext:value-type="date">
            <text:p>10-Nov-05</text:p>
          </table:table-cell>
          <table:table-cell table:style-name="ce2" table:formula="of:=IF([.C39]=&quot;N2112&quot;;3;IF([.C39]=&quot;N2111&quot;;2;IF([.C39]=&quot;N2113&quot;;5;7)))" office:value-type="float" office:value="3" calcext:value-type="float">
            <text:p>3</text:p>
          </table:table-cell>
          <table:table-cell table:style-name="ce4" table:formula="of:=&quot;insert into Tai_san values (&quot;&amp;[.A39]&amp;&quot;,'&quot;&amp;[.D39]&amp;&quot; &quot;&amp;[.E39]&amp;&quot;','&quot;&amp;[.F39]&amp;&quot;',&quot;&amp;[.G39]&amp;&quot;,&quot;&amp;[.H39]&amp;&quot;,&quot;&amp;[.K39]&amp;&quot;);&quot;" office:value-type="string" office:string-value="insert into Tai_san values (38,'MMTBX.041 N?i h?i than ?á 3000kg/gi?','Cái',418379000,5,3);" calcext:value-type="string">
            <text:p>insert into Tai_san values (38,'MMTBX.041 N?i h?i than ?á 3000kg/gi?','Cái',418379000,5,3);</text:p>
          </table:table-cell>
          <table:table-cell table:formula="of:=&quot;insert into Phieu_mua_ts(so_pm,so_phieu,thue_suat,ma_kh, ma_kho, ma_nvc) values ('&quot;&amp;[.A39]&amp;&quot;','&quot;&amp;[.B39]&amp;&quot;',10,5, 1, 6);&quot;" office:value-type="string" office:string-value="insert into Phieu_mua_ts(so_pm,so_phieu,thue_suat,ma_kh, ma_kho, ma_nvc) values ('38','NTS000038-11-05',10,5, 1, 6);" calcext:value-type="string">
            <text:p>insert into Phieu_mua_ts(so_pm,so_phieu,thue_suat,ma_kh, ma_kho, ma_nvc) values ('38','NTS000038-11-05',10,5, 1, 6);</text:p>
          </table:table-cell>
          <table:table-cell table:formula="of:=&quot;insert into Chi_tiet_phieu_mua(so_pm,ma_ts,tk_doi_ung,so_tien) values (&quot;&amp;[.A39]&amp;&quot;,&quot;&amp;[.A39]&amp;&quot;,&quot;&amp;RIGHT([.C39];4)&amp;&quot;,&quot;&amp;[.G39]&amp;&quot;);&quot;" office:value-type="string" office:string-value="insert into Chi_tiet_phieu_mua(so_pm,ma_ts,tk_doi_ung,so_tien) values (38,38,2112,418379000);" calcext:value-type="string">
            <text:p>insert into Chi_tiet_phieu_mua(so_pm,ma_ts,tk_doi_ung,so_tien) values (38,38,2112,418379000);</text:p>
          </table:table-cell>
          <table:table-cell table:number-columns-repeated="24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style-name="ce2" office:value-type="string" calcext:value-type="string">
            <text:p>NTS000039-05-03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MX.036</text:p>
          </table:table-cell>
          <table:table-cell table:style-name="ce2" office:value-type="string" calcext:value-type="string">
            <text:p>Tr?m Bi?n th? 250 KVA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57100000" calcext:value-type="float">
            <text:p>57,100,000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03-05-16" calcext:value-type="date">
            <text:p>16-May-03</text:p>
          </table:table-cell>
          <table:table-cell table:style-name="ce7" office:value-type="date" office:date-value="2003-06-30" calcext:value-type="date">
            <text:p>30-Jun-03</text:p>
          </table:table-cell>
          <table:table-cell table:style-name="ce2" table:formula="of:=IF([.C40]=&quot;N2112&quot;;3;IF([.C40]=&quot;N2111&quot;;2;IF([.C40]=&quot;N2113&quot;;5;7)))" office:value-type="float" office:value="3" calcext:value-type="float">
            <text:p>3</text:p>
          </table:table-cell>
          <table:table-cell table:style-name="ce4" table:formula="of:=&quot;insert into Tai_san values (&quot;&amp;[.A40]&amp;&quot;,'&quot;&amp;[.D40]&amp;&quot; &quot;&amp;[.E40]&amp;&quot;','&quot;&amp;[.F40]&amp;&quot;',&quot;&amp;[.G40]&amp;&quot;,&quot;&amp;[.H40]&amp;&quot;,&quot;&amp;[.K40]&amp;&quot;);&quot;" office:value-type="string" office:string-value="insert into Tai_san values (39,'MMTMX.036 Tr?m Bi?n th? 250 KVA','Cái',57100000,7,3);" calcext:value-type="string">
            <text:p>insert into Tai_san values (39,'MMTMX.036 Tr?m Bi?n th? 250 KVA','Cái',57100000,7,3);</text:p>
          </table:table-cell>
          <table:table-cell table:formula="of:=&quot;insert into Phieu_mua_ts(so_pm,so_phieu,thue_suat,ma_kh, ma_kho, ma_nvc) values ('&quot;&amp;[.A40]&amp;&quot;','&quot;&amp;[.B40]&amp;&quot;',10,5, 1, 6);&quot;" office:value-type="string" office:string-value="insert into Phieu_mua_ts(so_pm,so_phieu,thue_suat,ma_kh, ma_kho, ma_nvc) values ('39','NTS000039-05-03',10,5, 1, 6);" calcext:value-type="string">
            <text:p>insert into Phieu_mua_ts(so_pm,so_phieu,thue_suat,ma_kh, ma_kho, ma_nvc) values ('39','NTS000039-05-03',10,5, 1, 6);</text:p>
          </table:table-cell>
          <table:table-cell table:formula="of:=&quot;insert into Chi_tiet_phieu_mua(so_pm,ma_ts,tk_doi_ung,so_tien) values (&quot;&amp;[.A40]&amp;&quot;,&quot;&amp;[.A40]&amp;&quot;,&quot;&amp;RIGHT([.C40];4)&amp;&quot;,&quot;&amp;[.G40]&amp;&quot;);&quot;" office:value-type="string" office:string-value="insert into Chi_tiet_phieu_mua(so_pm,ma_ts,tk_doi_ung,so_tien) values (39,39,2112,57100000);" calcext:value-type="string">
            <text:p>insert into Chi_tiet_phieu_mua(so_pm,ma_ts,tk_doi_ung,so_tien) values (39,39,2112,57100000);</text:p>
          </table:table-cell>
          <table:table-cell table:number-columns-repeated="24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style-name="ce2" office:value-type="string" calcext:value-type="string">
            <text:p>NTS000040-05-05</text:p>
          </table:table-cell>
          <table:table-cell table:style-name="ce2" office:value-type="string" calcext:value-type="string">
            <text:p>N2113</text:p>
          </table:table-cell>
          <table:table-cell table:style-name="ce2" office:value-type="string" calcext:value-type="string">
            <text:p>PTVT 009</text:p>
          </table:table-cell>
          <table:table-cell table:style-name="ce2" office:value-type="string" calcext:value-type="string">
            <text:p>Xe Mítsubíshi Jolie 65M 2122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428761490" calcext:value-type="float">
            <text:p>428,761,490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2005-05-25" calcext:value-type="date">
            <text:p>25-May-05</text:p>
          </table:table-cell>
          <table:table-cell table:style-name="ce7" office:value-type="date" office:date-value="2005-06-01" calcext:value-type="date">
            <text:p>1-Jun-05</text:p>
          </table:table-cell>
          <table:table-cell table:style-name="ce2" table:formula="of:=IF([.C41]=&quot;N2112&quot;;3;IF([.C41]=&quot;N2111&quot;;2;IF([.C41]=&quot;N2113&quot;;5;7)))" office:value-type="float" office:value="5" calcext:value-type="float">
            <text:p>5</text:p>
          </table:table-cell>
          <table:table-cell table:style-name="ce4" table:formula="of:=&quot;insert into Tai_san values (&quot;&amp;[.A41]&amp;&quot;,'&quot;&amp;[.D41]&amp;&quot; &quot;&amp;[.E41]&amp;&quot;','&quot;&amp;[.F41]&amp;&quot;',&quot;&amp;[.G41]&amp;&quot;,&quot;&amp;[.H41]&amp;&quot;,&quot;&amp;[.K41]&amp;&quot;);&quot;" office:value-type="string" office:string-value="insert into Tai_san values (40,'PTVT 009 Xe Mítsubíshi Jolie 65M 2122','Cái',428761490,10,5);" calcext:value-type="string">
            <text:p>insert into Tai_san values (40,'PTVT 009 Xe Mítsubíshi Jolie 65M 2122','Cái',428761490,10,5);</text:p>
          </table:table-cell>
          <table:table-cell table:formula="of:=&quot;insert into Phieu_mua_ts(so_pm,so_phieu,thue_suat,ma_kh, ma_kho, ma_nvc) values ('&quot;&amp;[.A41]&amp;&quot;','&quot;&amp;[.B41]&amp;&quot;',10,5, 1, 6);&quot;" office:value-type="string" office:string-value="insert into Phieu_mua_ts(so_pm,so_phieu,thue_suat,ma_kh, ma_kho, ma_nvc) values ('40','NTS000040-05-05',10,5, 1, 6);" calcext:value-type="string">
            <text:p>insert into Phieu_mua_ts(so_pm,so_phieu,thue_suat,ma_kh, ma_kho, ma_nvc) values ('40','NTS000040-05-05',10,5, 1, 6);</text:p>
          </table:table-cell>
          <table:table-cell table:formula="of:=&quot;insert into Chi_tiet_phieu_mua(so_pm,ma_ts,tk_doi_ung,so_tien) values (&quot;&amp;[.A41]&amp;&quot;,&quot;&amp;[.A41]&amp;&quot;,&quot;&amp;RIGHT([.C41];4)&amp;&quot;,&quot;&amp;[.G41]&amp;&quot;);&quot;" office:value-type="string" office:string-value="insert into Chi_tiet_phieu_mua(so_pm,ma_ts,tk_doi_ung,so_tien) values (40,40,2113,428761490);" calcext:value-type="string">
            <text:p>insert into Chi_tiet_phieu_mua(so_pm,ma_ts,tk_doi_ung,so_tien) values (40,40,2113,428761490);</text:p>
          </table:table-cell>
          <table:table-cell table:number-columns-repeated="243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style-name="ce2" office:value-type="string" calcext:value-type="string">
            <text:p>NTS000041-06-02</text:p>
          </table:table-cell>
          <table:table-cell table:style-name="ce2" office:value-type="string" calcext:value-type="string">
            <text:p>N2113</text:p>
          </table:table-cell>
          <table:table-cell table:style-name="ce2" office:value-type="string" calcext:value-type="string">
            <text:p>PTVT.001</text:p>
          </table:table-cell>
          <table:table-cell table:style-name="ce2" office:value-type="string" calcext:value-type="string">
            <text:p>Xe T?i 65M 1310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93124100" calcext:value-type="float">
            <text:p>93,124,100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02-06-30" calcext:value-type="date">
            <text:p>30-Jun-02</text:p>
          </table:table-cell>
          <table:table-cell table:style-name="ce7" office:value-type="date" office:date-value="2002-07-31" calcext:value-type="date">
            <text:p>31-Jul-02</text:p>
          </table:table-cell>
          <table:table-cell table:style-name="ce2" table:formula="of:=IF([.C42]=&quot;N2112&quot;;3;IF([.C42]=&quot;N2111&quot;;2;IF([.C42]=&quot;N2113&quot;;5;7)))" office:value-type="float" office:value="5" calcext:value-type="float">
            <text:p>5</text:p>
          </table:table-cell>
          <table:table-cell table:style-name="ce4" table:formula="of:=&quot;insert into Tai_san values (&quot;&amp;[.A42]&amp;&quot;,'&quot;&amp;[.D42]&amp;&quot; &quot;&amp;[.E42]&amp;&quot;','&quot;&amp;[.F42]&amp;&quot;',&quot;&amp;[.G42]&amp;&quot;,&quot;&amp;[.H42]&amp;&quot;,&quot;&amp;[.K42]&amp;&quot;);&quot;" office:value-type="string" office:string-value="insert into Tai_san values (41,'PTVT.001 Xe T?i 65M 1310','Cái',93124100,6,5);" calcext:value-type="string">
            <text:p>insert into Tai_san values (41,'PTVT.001 Xe T?i 65M 1310','Cái',93124100,6,5);</text:p>
          </table:table-cell>
          <table:table-cell table:formula="of:=&quot;insert into Phieu_mua_ts(so_pm,so_phieu,thue_suat,ma_kh, ma_kho, ma_nvc) values ('&quot;&amp;[.A42]&amp;&quot;','&quot;&amp;[.B42]&amp;&quot;',10,5, 1, 6);&quot;" office:value-type="string" office:string-value="insert into Phieu_mua_ts(so_pm,so_phieu,thue_suat,ma_kh, ma_kho, ma_nvc) values ('41','NTS000041-06-02',10,5, 1, 6);" calcext:value-type="string">
            <text:p>insert into Phieu_mua_ts(so_pm,so_phieu,thue_suat,ma_kh, ma_kho, ma_nvc) values ('41','NTS000041-06-02',10,5, 1, 6);</text:p>
          </table:table-cell>
          <table:table-cell table:formula="of:=&quot;insert into Chi_tiet_phieu_mua(so_pm,ma_ts,tk_doi_ung,so_tien) values (&quot;&amp;[.A42]&amp;&quot;,&quot;&amp;[.A42]&amp;&quot;,&quot;&amp;RIGHT([.C42];4)&amp;&quot;,&quot;&amp;[.G42]&amp;&quot;);&quot;" office:value-type="string" office:string-value="insert into Chi_tiet_phieu_mua(so_pm,ma_ts,tk_doi_ung,so_tien) values (41,41,2113,93124100);" calcext:value-type="string">
            <text:p>insert into Chi_tiet_phieu_mua(so_pm,ma_ts,tk_doi_ung,so_tien) values (41,41,2113,93124100);</text:p>
          </table:table-cell>
          <table:table-cell table:number-columns-repeated="24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style-name="ce2" office:value-type="string" calcext:value-type="string">
            <text:p>NTS000042-07-02</text:p>
          </table:table-cell>
          <table:table-cell table:style-name="ce2" office:value-type="string" calcext:value-type="string">
            <text:p>N2113</text:p>
          </table:table-cell>
          <table:table-cell table:style-name="ce2" office:value-type="string" calcext:value-type="string">
            <text:p>PTVT.002</text:p>
          </table:table-cell>
          <table:table-cell table:style-name="ce2" office:value-type="string" calcext:value-type="string">
            <text:p>Xe t?i 65K 1338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60000000" calcext:value-type="float">
            <text:p>60,000,000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02-07-30" calcext:value-type="date">
            <text:p>30-Jul-02</text:p>
          </table:table-cell>
          <table:table-cell table:style-name="ce7" office:value-type="date" office:date-value="2002-08-31" calcext:value-type="date">
            <text:p>31-Aug-02</text:p>
          </table:table-cell>
          <table:table-cell table:style-name="ce2" table:formula="of:=IF([.C43]=&quot;N2112&quot;;3;IF([.C43]=&quot;N2111&quot;;2;IF([.C43]=&quot;N2113&quot;;5;7)))" office:value-type="float" office:value="5" calcext:value-type="float">
            <text:p>5</text:p>
          </table:table-cell>
          <table:table-cell table:style-name="ce4" table:formula="of:=&quot;insert into Tai_san values (&quot;&amp;[.A43]&amp;&quot;,'&quot;&amp;[.D43]&amp;&quot; &quot;&amp;[.E43]&amp;&quot;','&quot;&amp;[.F43]&amp;&quot;',&quot;&amp;[.G43]&amp;&quot;,&quot;&amp;[.H43]&amp;&quot;,&quot;&amp;[.K43]&amp;&quot;);&quot;" office:value-type="string" office:string-value="insert into Tai_san values (42,'PTVT.002 Xe t?i 65K 1338','Cái',60000000,6,5);" calcext:value-type="string">
            <text:p>insert into Tai_san values (42,'PTVT.002 Xe t?i 65K 1338','Cái',60000000,6,5);</text:p>
          </table:table-cell>
          <table:table-cell table:formula="of:=&quot;insert into Phieu_mua_ts(so_pm,so_phieu,thue_suat,ma_kh, ma_kho, ma_nvc) values ('&quot;&amp;[.A43]&amp;&quot;','&quot;&amp;[.B43]&amp;&quot;',10,5, 1, 6);&quot;" office:value-type="string" office:string-value="insert into Phieu_mua_ts(so_pm,so_phieu,thue_suat,ma_kh, ma_kho, ma_nvc) values ('42','NTS000042-07-02',10,5, 1, 6);" calcext:value-type="string">
            <text:p>insert into Phieu_mua_ts(so_pm,so_phieu,thue_suat,ma_kh, ma_kho, ma_nvc) values ('42','NTS000042-07-02',10,5, 1, 6);</text:p>
          </table:table-cell>
          <table:table-cell table:formula="of:=&quot;insert into Chi_tiet_phieu_mua(so_pm,ma_ts,tk_doi_ung,so_tien) values (&quot;&amp;[.A43]&amp;&quot;,&quot;&amp;[.A43]&amp;&quot;,&quot;&amp;RIGHT([.C43];4)&amp;&quot;,&quot;&amp;[.G43]&amp;&quot;);&quot;" office:value-type="string" office:string-value="insert into Chi_tiet_phieu_mua(so_pm,ma_ts,tk_doi_ung,so_tien) values (42,42,2113,60000000);" calcext:value-type="string">
            <text:p>insert into Chi_tiet_phieu_mua(so_pm,ma_ts,tk_doi_ung,so_tien) values (42,42,2113,60000000);</text:p>
          </table:table-cell>
          <table:table-cell table:number-columns-repeated="243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style-name="ce2" office:value-type="string" calcext:value-type="string">
            <text:p>NTS000043-09-02</text:p>
          </table:table-cell>
          <table:table-cell table:style-name="ce2" office:value-type="string" calcext:value-type="string">
            <text:p>N2113</text:p>
          </table:table-cell>
          <table:table-cell table:style-name="ce2" office:value-type="string" calcext:value-type="string">
            <text:p>PTVT.004</text:p>
          </table:table-cell>
          <table:table-cell table:style-name="ce2" office:value-type="string" calcext:value-type="string">
            <text:p>Xe ôtô <text:s/>4sits 65M 0642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6000000" calcext:value-type="float">
            <text:p>16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2-09-30" calcext:value-type="date">
            <text:p>30-Sep-02</text:p>
          </table:table-cell>
          <table:table-cell table:style-name="ce7" office:value-type="date" office:date-value="2002-10-31" calcext:value-type="date">
            <text:p>31-Oct-02</text:p>
          </table:table-cell>
          <table:table-cell table:style-name="ce2" table:formula="of:=IF([.C44]=&quot;N2112&quot;;3;IF([.C44]=&quot;N2111&quot;;2;IF([.C44]=&quot;N2113&quot;;5;7)))" office:value-type="float" office:value="5" calcext:value-type="float">
            <text:p>5</text:p>
          </table:table-cell>
          <table:table-cell table:style-name="ce4" table:formula="of:=&quot;insert into Tai_san values (&quot;&amp;[.A44]&amp;&quot;,'&quot;&amp;[.D44]&amp;&quot; &quot;&amp;[.E44]&amp;&quot;','&quot;&amp;[.F44]&amp;&quot;',&quot;&amp;[.G44]&amp;&quot;,&quot;&amp;[.H44]&amp;&quot;,&quot;&amp;[.K44]&amp;&quot;);&quot;" office:value-type="string" office:string-value="insert into Tai_san values (43,'PTVT.004 Xe ôtô  4sits 65M 0642','Cái',16000000,5,5);" calcext:value-type="string">
            <text:p>insert into Tai_san values (43,'PTVT.004 Xe ôtô <text:s/>4sits 65M 0642','Cái',16000000,5,5);</text:p>
          </table:table-cell>
          <table:table-cell table:formula="of:=&quot;insert into Phieu_mua_ts(so_pm,so_phieu,thue_suat,ma_kh, ma_kho, ma_nvc) values ('&quot;&amp;[.A44]&amp;&quot;','&quot;&amp;[.B44]&amp;&quot;',10,5, 1, 6);&quot;" office:value-type="string" office:string-value="insert into Phieu_mua_ts(so_pm,so_phieu,thue_suat,ma_kh, ma_kho, ma_nvc) values ('43','NTS000043-09-02',10,5, 1, 6);" calcext:value-type="string">
            <text:p>insert into Phieu_mua_ts(so_pm,so_phieu,thue_suat,ma_kh, ma_kho, ma_nvc) values ('43','NTS000043-09-02',10,5, 1, 6);</text:p>
          </table:table-cell>
          <table:table-cell table:formula="of:=&quot;insert into Chi_tiet_phieu_mua(so_pm,ma_ts,tk_doi_ung,so_tien) values (&quot;&amp;[.A44]&amp;&quot;,&quot;&amp;[.A44]&amp;&quot;,&quot;&amp;RIGHT([.C44];4)&amp;&quot;,&quot;&amp;[.G44]&amp;&quot;);&quot;" office:value-type="string" office:string-value="insert into Chi_tiet_phieu_mua(so_pm,ma_ts,tk_doi_ung,so_tien) values (43,43,2113,16000000);" calcext:value-type="string">
            <text:p>insert into Chi_tiet_phieu_mua(so_pm,ma_ts,tk_doi_ung,so_tien) values (43,43,2113,16000000);</text:p>
          </table:table-cell>
          <table:table-cell table:number-columns-repeated="243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style-name="ce2" office:value-type="string" calcext:value-type="string">
            <text:p>NTS000044-09-02</text:p>
          </table:table-cell>
          <table:table-cell table:style-name="ce2" office:value-type="string" calcext:value-type="string">
            <text:p>N2113</text:p>
          </table:table-cell>
          <table:table-cell table:style-name="ce2" office:value-type="string" calcext:value-type="string">
            <text:p>PTVT.005</text:p>
          </table:table-cell>
          <table:table-cell table:style-name="ce2" office:value-type="string" calcext:value-type="string">
            <text:p>Xe t?i 65M 1413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96900000" calcext:value-type="float">
            <text:p>96,900,000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02-09-30" calcext:value-type="date">
            <text:p>30-Sep-02</text:p>
          </table:table-cell>
          <table:table-cell table:style-name="ce7" office:value-type="date" office:date-value="2003-01-01" calcext:value-type="date">
            <text:p>1-Jan-03</text:p>
          </table:table-cell>
          <table:table-cell table:style-name="ce2" table:formula="of:=IF([.C45]=&quot;N2112&quot;;3;IF([.C45]=&quot;N2111&quot;;2;IF([.C45]=&quot;N2113&quot;;5;7)))" office:value-type="float" office:value="5" calcext:value-type="float">
            <text:p>5</text:p>
          </table:table-cell>
          <table:table-cell table:style-name="ce4" table:formula="of:=&quot;insert into Tai_san values (&quot;&amp;[.A45]&amp;&quot;,'&quot;&amp;[.D45]&amp;&quot; &quot;&amp;[.E45]&amp;&quot;','&quot;&amp;[.F45]&amp;&quot;',&quot;&amp;[.G45]&amp;&quot;,&quot;&amp;[.H45]&amp;&quot;,&quot;&amp;[.K45]&amp;&quot;);&quot;" office:value-type="string" office:string-value="insert into Tai_san values (44,'PTVT.005 Xe t?i 65M 1413','Cái',96900000,6,5);" calcext:value-type="string">
            <text:p>insert into Tai_san values (44,'PTVT.005 Xe t?i 65M 1413','Cái',96900000,6,5);</text:p>
          </table:table-cell>
          <table:table-cell table:formula="of:=&quot;insert into Phieu_mua_ts(so_pm,so_phieu,thue_suat,ma_kh, ma_kho, ma_nvc) values ('&quot;&amp;[.A45]&amp;&quot;','&quot;&amp;[.B45]&amp;&quot;',10,5, 1, 6);&quot;" office:value-type="string" office:string-value="insert into Phieu_mua_ts(so_pm,so_phieu,thue_suat,ma_kh, ma_kho, ma_nvc) values ('44','NTS000044-09-02',10,5, 1, 6);" calcext:value-type="string">
            <text:p>insert into Phieu_mua_ts(so_pm,so_phieu,thue_suat,ma_kh, ma_kho, ma_nvc) values ('44','NTS000044-09-02',10,5, 1, 6);</text:p>
          </table:table-cell>
          <table:table-cell table:formula="of:=&quot;insert into Chi_tiet_phieu_mua(so_pm,ma_ts,tk_doi_ung,so_tien) values (&quot;&amp;[.A45]&amp;&quot;,&quot;&amp;[.A45]&amp;&quot;,&quot;&amp;RIGHT([.C45];4)&amp;&quot;,&quot;&amp;[.G45]&amp;&quot;);&quot;" office:value-type="string" office:string-value="insert into Chi_tiet_phieu_mua(so_pm,ma_ts,tk_doi_ung,so_tien) values (44,44,2113,96900000);" calcext:value-type="string">
            <text:p>insert into Chi_tiet_phieu_mua(so_pm,ma_ts,tk_doi_ung,so_tien) values (44,44,2113,96900000);</text:p>
          </table:table-cell>
          <table:table-cell table:number-columns-repeated="243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style-name="ce2" office:value-type="string" calcext:value-type="string">
            <text:p>NTS000045-03-03</text:p>
          </table:table-cell>
          <table:table-cell table:style-name="ce2" office:value-type="string" calcext:value-type="string">
            <text:p>N2113</text:p>
          </table:table-cell>
          <table:table-cell table:style-name="ce2" office:value-type="string" calcext:value-type="string">
            <text:p>PTVT.006</text:p>
          </table:table-cell>
          <table:table-cell table:style-name="ce2" office:value-type="string" calcext:value-type="string">
            <text:p>Máy xe Kia ?ã qua s? d?ng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9000000" calcext:value-type="float">
            <text:p>19,000,000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03-03-01" calcext:value-type="date">
            <text:p>1-Mar-03</text:p>
          </table:table-cell>
          <table:table-cell table:style-name="ce7" office:value-type="date" office:date-value="2003-04-01" calcext:value-type="date">
            <text:p>1-Apr-03</text:p>
          </table:table-cell>
          <table:table-cell table:style-name="ce2" table:formula="of:=IF([.C46]=&quot;N2112&quot;;3;IF([.C46]=&quot;N2111&quot;;2;IF([.C46]=&quot;N2113&quot;;5;7)))" office:value-type="float" office:value="5" calcext:value-type="float">
            <text:p>5</text:p>
          </table:table-cell>
          <table:table-cell table:style-name="ce4" table:formula="of:=&quot;insert into Tai_san values (&quot;&amp;[.A46]&amp;&quot;,'&quot;&amp;[.D46]&amp;&quot; &quot;&amp;[.E46]&amp;&quot;','&quot;&amp;[.F46]&amp;&quot;',&quot;&amp;[.G46]&amp;&quot;,&quot;&amp;[.H46]&amp;&quot;,&quot;&amp;[.K46]&amp;&quot;);&quot;" office:value-type="string" office:string-value="insert into Tai_san values (45,'PTVT.006 Máy xe Kia ?ã qua s? d?ng','Cái',19000000,6,5);" calcext:value-type="string">
            <text:p>insert into Tai_san values (45,'PTVT.006 Máy xe Kia ?ã qua s? d?ng','Cái',19000000,6,5);</text:p>
          </table:table-cell>
          <table:table-cell table:formula="of:=&quot;insert into Phieu_mua_ts(so_pm,so_phieu,thue_suat,ma_kh, ma_kho, ma_nvc) values ('&quot;&amp;[.A46]&amp;&quot;','&quot;&amp;[.B46]&amp;&quot;',10,5, 1, 6);&quot;" office:value-type="string" office:string-value="insert into Phieu_mua_ts(so_pm,so_phieu,thue_suat,ma_kh, ma_kho, ma_nvc) values ('45','NTS000045-03-03',10,5, 1, 6);" calcext:value-type="string">
            <text:p>insert into Phieu_mua_ts(so_pm,so_phieu,thue_suat,ma_kh, ma_kho, ma_nvc) values ('45','NTS000045-03-03',10,5, 1, 6);</text:p>
          </table:table-cell>
          <table:table-cell table:formula="of:=&quot;insert into Chi_tiet_phieu_mua(so_pm,ma_ts,tk_doi_ung,so_tien) values (&quot;&amp;[.A46]&amp;&quot;,&quot;&amp;[.A46]&amp;&quot;,&quot;&amp;RIGHT([.C46];4)&amp;&quot;,&quot;&amp;[.G46]&amp;&quot;);&quot;" office:value-type="string" office:string-value="insert into Chi_tiet_phieu_mua(so_pm,ma_ts,tk_doi_ung,so_tien) values (45,45,2113,19000000);" calcext:value-type="string">
            <text:p>insert into Chi_tiet_phieu_mua(so_pm,ma_ts,tk_doi_ung,so_tien) values (45,45,2113,19000000);</text:p>
          </table:table-cell>
          <table:table-cell table:number-columns-repeated="243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style-name="ce2" office:value-type="string" calcext:value-type="string">
            <text:p>NTS000046-12-06</text:p>
          </table:table-cell>
          <table:table-cell table:style-name="ce2" office:value-type="string" calcext:value-type="string">
            <text:p>N2114</text:p>
          </table:table-cell>
          <table:table-cell table:style-name="ce2" office:value-type="string" calcext:value-type="string">
            <text:p>TBQL.003</text:p>
          </table:table-cell>
          <table:table-cell table:style-name="ce2" office:value-type="string" calcext:value-type="string">
            <text:p>Máy vi tính +Máy in HP 1150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8664874" calcext:value-type="float">
            <text:p>18,664,874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03-11-20" calcext:value-type="date">
            <text:p>20-Nov-03</text:p>
          </table:table-cell>
          <table:table-cell table:style-name="ce7" office:value-type="date" office:date-value="2003-12-20" calcext:value-type="date">
            <text:p>20-Dec-03</text:p>
          </table:table-cell>
          <table:table-cell table:style-name="ce2" table:formula="of:=IF([.C47]=&quot;N2112&quot;;3;IF([.C47]=&quot;N2111&quot;;2;IF([.C47]=&quot;N2113&quot;;5;7)))" office:value-type="float" office:value="7" calcext:value-type="float">
            <text:p>7</text:p>
          </table:table-cell>
          <table:table-cell table:style-name="ce4" table:formula="of:=&quot;insert into Tai_san values (&quot;&amp;[.A47]&amp;&quot;,'&quot;&amp;[.D47]&amp;&quot; &quot;&amp;[.E47]&amp;&quot;','&quot;&amp;[.F47]&amp;&quot;',&quot;&amp;[.G47]&amp;&quot;,&quot;&amp;[.H47]&amp;&quot;,&quot;&amp;[.K47]&amp;&quot;);&quot;" office:value-type="string" office:string-value="insert into Tai_san values (46,'TBQL.003 Máy vi tính +Máy in HP 1150','Cái',18664874,3,7);" calcext:value-type="string">
            <text:p>insert into Tai_san values (46,'TBQL.003 Máy vi tính +Máy in HP 1150','Cái',18664874,3,7);</text:p>
          </table:table-cell>
          <table:table-cell table:formula="of:=&quot;insert into Phieu_mua_ts(so_pm,so_phieu,thue_suat,ma_kh, ma_kho, ma_nvc) values ('&quot;&amp;[.A47]&amp;&quot;','&quot;&amp;[.B47]&amp;&quot;',10,5, 1, 6);&quot;" office:value-type="string" office:string-value="insert into Phieu_mua_ts(so_pm,so_phieu,thue_suat,ma_kh, ma_kho, ma_nvc) values ('46','NTS000046-12-06',10,5, 1, 6);" calcext:value-type="string">
            <text:p>insert into Phieu_mua_ts(so_pm,so_phieu,thue_suat,ma_kh, ma_kho, ma_nvc) values ('46','NTS000046-12-06',10,5, 1, 6);</text:p>
          </table:table-cell>
          <table:table-cell table:formula="of:=&quot;insert into Chi_tiet_phieu_mua(so_pm,ma_ts,tk_doi_ung,so_tien) values (&quot;&amp;[.A47]&amp;&quot;,&quot;&amp;[.A47]&amp;&quot;,&quot;&amp;RIGHT([.C47];4)&amp;&quot;,&quot;&amp;[.G47]&amp;&quot;);&quot;" office:value-type="string" office:string-value="insert into Chi_tiet_phieu_mua(so_pm,ma_ts,tk_doi_ung,so_tien) values (46,46,2114,18664874);" calcext:value-type="string">
            <text:p>insert into Chi_tiet_phieu_mua(so_pm,ma_ts,tk_doi_ung,so_tien) values (46,46,2114,18664874);</text:p>
          </table:table-cell>
          <table:table-cell table:number-columns-repeated="24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style-name="ce2" office:value-type="string" calcext:value-type="string">
            <text:p>NTS000047-03-04</text:p>
          </table:table-cell>
          <table:table-cell table:style-name="ce2" office:value-type="string" calcext:value-type="string">
            <text:p>N2114</text:p>
          </table:table-cell>
          <table:table-cell table:style-name="ce2" office:value-type="string" calcext:value-type="string">
            <text:p>TBQL.004</text:p>
          </table:table-cell>
          <table:table-cell table:style-name="ce2" office:value-type="string" calcext:value-type="string">
            <text:p>Máy Likom XP+View Sonic+ in Laser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3214206" calcext:value-type="float">
            <text:p>23,214,206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4-03-11" calcext:value-type="date">
            <text:p>11-Mar-04</text:p>
          </table:table-cell>
          <table:table-cell table:style-name="ce7" office:value-type="date" office:date-value="2004-04-30" calcext:value-type="date">
            <text:p>30-Apr-04</text:p>
          </table:table-cell>
          <table:table-cell table:style-name="ce2" table:formula="of:=IF([.C48]=&quot;N2112&quot;;3;IF([.C48]=&quot;N2111&quot;;2;IF([.C48]=&quot;N2113&quot;;5;7)))" office:value-type="float" office:value="7" calcext:value-type="float">
            <text:p>7</text:p>
          </table:table-cell>
          <table:table-cell table:style-name="ce4" table:formula="of:=&quot;insert into Tai_san values (&quot;&amp;[.A48]&amp;&quot;,'&quot;&amp;[.D48]&amp;&quot; &quot;&amp;[.E48]&amp;&quot;','&quot;&amp;[.F48]&amp;&quot;',&quot;&amp;[.G48]&amp;&quot;,&quot;&amp;[.H48]&amp;&quot;,&quot;&amp;[.K48]&amp;&quot;);&quot;" office:value-type="string" office:string-value="insert into Tai_san values (47,'TBQL.004 Máy Likom XP+View Sonic+ in Laser','Cái',23214206,5,7);" calcext:value-type="string">
            <text:p>insert into Tai_san values (47,'TBQL.004 Máy Likom XP+View Sonic+ in Laser','Cái',23214206,5,7);</text:p>
          </table:table-cell>
          <table:table-cell table:formula="of:=&quot;insert into Phieu_mua_ts(so_pm,so_phieu,thue_suat,ma_kh, ma_kho, ma_nvc) values ('&quot;&amp;[.A48]&amp;&quot;','&quot;&amp;[.B48]&amp;&quot;',10,5, 1, 6);&quot;" office:value-type="string" office:string-value="insert into Phieu_mua_ts(so_pm,so_phieu,thue_suat,ma_kh, ma_kho, ma_nvc) values ('47','NTS000047-03-04',10,5, 1, 6);" calcext:value-type="string">
            <text:p>insert into Phieu_mua_ts(so_pm,so_phieu,thue_suat,ma_kh, ma_kho, ma_nvc) values ('47','NTS000047-03-04',10,5, 1, 6);</text:p>
          </table:table-cell>
          <table:table-cell table:formula="of:=&quot;insert into Chi_tiet_phieu_mua(so_pm,ma_ts,tk_doi_ung,so_tien) values (&quot;&amp;[.A48]&amp;&quot;,&quot;&amp;[.A48]&amp;&quot;,&quot;&amp;RIGHT([.C48];4)&amp;&quot;,&quot;&amp;[.G48]&amp;&quot;);&quot;" office:value-type="string" office:string-value="insert into Chi_tiet_phieu_mua(so_pm,ma_ts,tk_doi_ung,so_tien) values (47,47,2114,23214206);" calcext:value-type="string">
            <text:p>insert into Chi_tiet_phieu_mua(so_pm,ma_ts,tk_doi_ung,so_tien) values (47,47,2114,23214206);</text:p>
          </table:table-cell>
          <table:table-cell table:number-columns-repeated="243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style-name="ce2" office:value-type="string" calcext:value-type="string">
            <text:p>NTS000048-08-03</text:p>
          </table:table-cell>
          <table:table-cell table:style-name="ce2" office:value-type="string" calcext:value-type="string">
            <text:p>N2114</text:p>
          </table:table-cell>
          <table:table-cell table:style-name="ce2" office:value-type="string" calcext:value-type="string">
            <text:p>TBQL.005</text:p>
          </table:table-cell>
          <table:table-cell table:style-name="ce2" office:value-type="string" calcext:value-type="string">
            <text:p>Cân bàn ?i?n t? (3t?n) DI 691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6000000" calcext:value-type="float">
            <text:p>16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3-08-16" calcext:value-type="date">
            <text:p>16-Aug-03</text:p>
          </table:table-cell>
          <table:table-cell table:style-name="ce7" office:value-type="date" office:date-value="2003-09-30" calcext:value-type="date">
            <text:p>30-Sep-03</text:p>
          </table:table-cell>
          <table:table-cell table:style-name="ce2" table:formula="of:=IF([.C49]=&quot;N2112&quot;;3;IF([.C49]=&quot;N2111&quot;;2;IF([.C49]=&quot;N2113&quot;;5;7)))" office:value-type="float" office:value="7" calcext:value-type="float">
            <text:p>7</text:p>
          </table:table-cell>
          <table:table-cell table:style-name="ce4" table:formula="of:=&quot;insert into Tai_san values (&quot;&amp;[.A49]&amp;&quot;,'&quot;&amp;[.D49]&amp;&quot; &quot;&amp;[.E49]&amp;&quot;','&quot;&amp;[.F49]&amp;&quot;',&quot;&amp;[.G49]&amp;&quot;,&quot;&amp;[.H49]&amp;&quot;,&quot;&amp;[.K49]&amp;&quot;);&quot;" office:value-type="string" office:string-value="insert into Tai_san values (48,'TBQL.005 Cân bàn ?i?n t? (3t?n) DI 691','Cái',16000000,5,7);" calcext:value-type="string">
            <text:p>insert into Tai_san values (48,'TBQL.005 Cân bàn ?i?n t? (3t?n) DI 691','Cái',16000000,5,7);</text:p>
          </table:table-cell>
          <table:table-cell table:formula="of:=&quot;insert into Phieu_mua_ts(so_pm,so_phieu,thue_suat,ma_kh, ma_kho, ma_nvc) values ('&quot;&amp;[.A49]&amp;&quot;','&quot;&amp;[.B49]&amp;&quot;',10,5, 1, 6);&quot;" office:value-type="string" office:string-value="insert into Phieu_mua_ts(so_pm,so_phieu,thue_suat,ma_kh, ma_kho, ma_nvc) values ('48','NTS000048-08-03',10,5, 1, 6);" calcext:value-type="string">
            <text:p>insert into Phieu_mua_ts(so_pm,so_phieu,thue_suat,ma_kh, ma_kho, ma_nvc) values ('48','NTS000048-08-03',10,5, 1, 6);</text:p>
          </table:table-cell>
          <table:table-cell table:formula="of:=&quot;insert into Chi_tiet_phieu_mua(so_pm,ma_ts,tk_doi_ung,so_tien) values (&quot;&amp;[.A49]&amp;&quot;,&quot;&amp;[.A49]&amp;&quot;,&quot;&amp;RIGHT([.C49];4)&amp;&quot;,&quot;&amp;[.G49]&amp;&quot;);&quot;" office:value-type="string" office:string-value="insert into Chi_tiet_phieu_mua(so_pm,ma_ts,tk_doi_ung,so_tien) values (48,48,2114,16000000);" calcext:value-type="string">
            <text:p>insert into Chi_tiet_phieu_mua(so_pm,ma_ts,tk_doi_ung,so_tien) values (48,48,2114,16000000);</text:p>
          </table:table-cell>
          <table:table-cell table:number-columns-repeated="24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style-name="ce2" office:value-type="string" calcext:value-type="string">
            <text:p>NTS000049-11-04</text:p>
          </table:table-cell>
          <table:table-cell table:style-name="ce2" office:value-type="string" calcext:value-type="string">
            <text:p>N2114</text:p>
          </table:table-cell>
          <table:table-cell table:style-name="ce2" office:value-type="string" calcext:value-type="string">
            <text:p>TBQL.006</text:p>
          </table:table-cell>
          <table:table-cell table:style-name="ce2" office:value-type="string" calcext:value-type="string">
            <text:p>Máy photo KM 1620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5777273" calcext:value-type="float">
            <text:p>25,777,27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4-11-17" calcext:value-type="date">
            <text:p>17-Nov-04</text:p>
          </table:table-cell>
          <table:table-cell table:style-name="ce7" office:value-type="date" office:date-value="2005-01-01" calcext:value-type="date">
            <text:p>1-Jan-05</text:p>
          </table:table-cell>
          <table:table-cell table:style-name="ce2" table:formula="of:=IF([.C50]=&quot;N2112&quot;;3;IF([.C50]=&quot;N2111&quot;;2;IF([.C50]=&quot;N2113&quot;;5;7)))" office:value-type="float" office:value="7" calcext:value-type="float">
            <text:p>7</text:p>
          </table:table-cell>
          <table:table-cell table:style-name="ce4" table:formula="of:=&quot;insert into Tai_san values (&quot;&amp;[.A50]&amp;&quot;,'&quot;&amp;[.D50]&amp;&quot; &quot;&amp;[.E50]&amp;&quot;','&quot;&amp;[.F50]&amp;&quot;',&quot;&amp;[.G50]&amp;&quot;,&quot;&amp;[.H50]&amp;&quot;,&quot;&amp;[.K50]&amp;&quot;);&quot;" office:value-type="string" office:string-value="insert into Tai_san values (49,'TBQL.006 Máy photo KM 1620','Cái',25777273,5,7);" calcext:value-type="string">
            <text:p>insert into Tai_san values (49,'TBQL.006 Máy photo KM 1620','Cái',25777273,5,7);</text:p>
          </table:table-cell>
          <table:table-cell table:formula="of:=&quot;insert into Phieu_mua_ts(so_pm,so_phieu,thue_suat,ma_kh, ma_kho, ma_nvc) values ('&quot;&amp;[.A50]&amp;&quot;','&quot;&amp;[.B50]&amp;&quot;',10,5, 1, 6);&quot;" office:value-type="string" office:string-value="insert into Phieu_mua_ts(so_pm,so_phieu,thue_suat,ma_kh, ma_kho, ma_nvc) values ('49','NTS000049-11-04',10,5, 1, 6);" calcext:value-type="string">
            <text:p>insert into Phieu_mua_ts(so_pm,so_phieu,thue_suat,ma_kh, ma_kho, ma_nvc) values ('49','NTS000049-11-04',10,5, 1, 6);</text:p>
          </table:table-cell>
          <table:table-cell table:formula="of:=&quot;insert into Chi_tiet_phieu_mua(so_pm,ma_ts,tk_doi_ung,so_tien) values (&quot;&amp;[.A50]&amp;&quot;,&quot;&amp;[.A50]&amp;&quot;,&quot;&amp;RIGHT([.C50];4)&amp;&quot;,&quot;&amp;[.G50]&amp;&quot;);&quot;" office:value-type="string" office:string-value="insert into Chi_tiet_phieu_mua(so_pm,ma_ts,tk_doi_ung,so_tien) values (49,49,2114,25777273);" calcext:value-type="string">
            <text:p>insert into Chi_tiet_phieu_mua(so_pm,ma_ts,tk_doi_ung,so_tien) values (49,49,2114,25777273);</text:p>
          </table:table-cell>
          <table:table-cell table:number-columns-repeated="24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style-name="ce2" office:value-type="string" calcext:value-type="string">
            <text:p>NTS000050-02-01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.002</text:p>
          </table:table-cell>
          <table:table-cell table:style-name="ce2" office:value-type="string" calcext:value-type="string">
            <text:p>???ng n?i b? Cái S?n HB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61597143" calcext:value-type="float">
            <text:p>61,597,14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1-02-01" calcext:value-type="date">
            <text:p>1-Feb-01</text:p>
          </table:table-cell>
          <table:table-cell table:style-name="ce7" office:value-type="date" office:date-value="2001-03-01" calcext:value-type="date">
            <text:p>1-Mar-01</text:p>
          </table:table-cell>
          <table:table-cell table:style-name="ce2" table:formula="of:=IF([.C51]=&quot;N2112&quot;;3;IF([.C51]=&quot;N2111&quot;;2;IF([.C51]=&quot;N2113&quot;;5;7)))" office:value-type="float" office:value="2" calcext:value-type="float">
            <text:p>2</text:p>
          </table:table-cell>
          <table:table-cell table:style-name="ce4" table:formula="of:=&quot;insert into Tai_san values (&quot;&amp;[.A51]&amp;&quot;,'&quot;&amp;[.D51]&amp;&quot; &quot;&amp;[.E51]&amp;&quot;','&quot;&amp;[.F51]&amp;&quot;',&quot;&amp;[.G51]&amp;&quot;,&quot;&amp;[.H51]&amp;&quot;,&quot;&amp;[.K51]&amp;&quot;);&quot;" office:value-type="string" office:string-value="insert into Tai_san values (50,'VLKT.002 ???ng n?i b? Cái S?n HB','Cái',61597143,5,2);" calcext:value-type="string">
            <text:p>insert into Tai_san values (50,'VLKT.002 ???ng n?i b? Cái S?n HB','Cái',61597143,5,2);</text:p>
          </table:table-cell>
          <table:table-cell table:formula="of:=&quot;insert into Phieu_mua_ts(so_pm,so_phieu,thue_suat,ma_kh, ma_kho, ma_nvc) values ('&quot;&amp;[.A51]&amp;&quot;','&quot;&amp;[.B51]&amp;&quot;',10,5, 1, 6);&quot;" office:value-type="string" office:string-value="insert into Phieu_mua_ts(so_pm,so_phieu,thue_suat,ma_kh, ma_kho, ma_nvc) values ('50','NTS000050-02-01',10,5, 1, 6);" calcext:value-type="string">
            <text:p>insert into Phieu_mua_ts(so_pm,so_phieu,thue_suat,ma_kh, ma_kho, ma_nvc) values ('50','NTS000050-02-01',10,5, 1, 6);</text:p>
          </table:table-cell>
          <table:table-cell table:formula="of:=&quot;insert into Chi_tiet_phieu_mua(so_pm,ma_ts,tk_doi_ung,so_tien) values (&quot;&amp;[.A51]&amp;&quot;,&quot;&amp;[.A51]&amp;&quot;,&quot;&amp;RIGHT([.C51];4)&amp;&quot;,&quot;&amp;[.G51]&amp;&quot;);&quot;" office:value-type="string" office:string-value="insert into Chi_tiet_phieu_mua(so_pm,ma_ts,tk_doi_ung,so_tien) values (50,50,2111,61597143);" calcext:value-type="string">
            <text:p>insert into Chi_tiet_phieu_mua(so_pm,ma_ts,tk_doi_ung,so_tien) values (50,50,2111,61597143);</text:p>
          </table:table-cell>
          <table:table-cell table:number-columns-repeated="243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style-name="ce2" office:value-type="string" calcext:value-type="string">
            <text:p>NTS000051-09-01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.004</text:p>
          </table:table-cell>
          <table:table-cell table:style-name="ce2" office:value-type="string" calcext:value-type="string">
            <text:p>Khu Nhà v? sinh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47061583" calcext:value-type="float">
            <text:p>47,061,58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1-09-01" calcext:value-type="date">
            <text:p>1-Sep-01</text:p>
          </table:table-cell>
          <table:table-cell table:style-name="ce7" office:value-type="date" office:date-value="2001-10-01" calcext:value-type="date">
            <text:p>1-Oct-01</text:p>
          </table:table-cell>
          <table:table-cell table:style-name="ce2" table:formula="of:=IF([.C52]=&quot;N2112&quot;;3;IF([.C52]=&quot;N2111&quot;;2;IF([.C52]=&quot;N2113&quot;;5;7)))" office:value-type="float" office:value="2" calcext:value-type="float">
            <text:p>2</text:p>
          </table:table-cell>
          <table:table-cell table:style-name="ce4" table:formula="of:=&quot;insert into Tai_san values (&quot;&amp;[.A52]&amp;&quot;,'&quot;&amp;[.D52]&amp;&quot; &quot;&amp;[.E52]&amp;&quot;','&quot;&amp;[.F52]&amp;&quot;',&quot;&amp;[.G52]&amp;&quot;,&quot;&amp;[.H52]&amp;&quot;,&quot;&amp;[.K52]&amp;&quot;);&quot;" office:value-type="string" office:string-value="insert into Tai_san values (51,'VLKT.004 Khu Nhà v? sinh','Cái',47061583,5,2);" calcext:value-type="string">
            <text:p>insert into Tai_san values (51,'VLKT.004 Khu Nhà v? sinh','Cái',47061583,5,2);</text:p>
          </table:table-cell>
          <table:table-cell table:formula="of:=&quot;insert into Phieu_mua_ts(so_pm,so_phieu,thue_suat,ma_kh, ma_kho, ma_nvc) values ('&quot;&amp;[.A52]&amp;&quot;','&quot;&amp;[.B52]&amp;&quot;',10,5, 1, 6);&quot;" office:value-type="string" office:string-value="insert into Phieu_mua_ts(so_pm,so_phieu,thue_suat,ma_kh, ma_kho, ma_nvc) values ('51','NTS000051-09-01',10,5, 1, 6);" calcext:value-type="string">
            <text:p>insert into Phieu_mua_ts(so_pm,so_phieu,thue_suat,ma_kh, ma_kho, ma_nvc) values ('51','NTS000051-09-01',10,5, 1, 6);</text:p>
          </table:table-cell>
          <table:table-cell table:formula="of:=&quot;insert into Chi_tiet_phieu_mua(so_pm,ma_ts,tk_doi_ung,so_tien) values (&quot;&amp;[.A52]&amp;&quot;,&quot;&amp;[.A52]&amp;&quot;,&quot;&amp;RIGHT([.C52];4)&amp;&quot;,&quot;&amp;[.G52]&amp;&quot;);&quot;" office:value-type="string" office:string-value="insert into Chi_tiet_phieu_mua(so_pm,ma_ts,tk_doi_ung,so_tien) values (51,51,2111,47061583);" calcext:value-type="string">
            <text:p>insert into Chi_tiet_phieu_mua(so_pm,ma_ts,tk_doi_ung,so_tien) values (51,51,2111,47061583);</text:p>
          </table:table-cell>
          <table:table-cell table:number-columns-repeated="24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style-name="ce2" office:value-type="string" calcext:value-type="string">
            <text:p>NTS000052-02-02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.007</text:p>
          </table:table-cell>
          <table:table-cell table:style-name="ce2" office:value-type="string" calcext:value-type="string">
            <text:p>B?p ?n t?p th?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56658663" calcext:value-type="float">
            <text:p>56,658,66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2-02-28" calcext:value-type="date">
            <text:p>28-Feb-02</text:p>
          </table:table-cell>
          <table:table-cell table:style-name="ce7" office:value-type="date" office:date-value="2002-03-31" calcext:value-type="date">
            <text:p>31-Mar-02</text:p>
          </table:table-cell>
          <table:table-cell table:style-name="ce2" table:formula="of:=IF([.C53]=&quot;N2112&quot;;3;IF([.C53]=&quot;N2111&quot;;2;IF([.C53]=&quot;N2113&quot;;5;7)))" office:value-type="float" office:value="2" calcext:value-type="float">
            <text:p>2</text:p>
          </table:table-cell>
          <table:table-cell table:style-name="ce4" table:formula="of:=&quot;insert into Tai_san values (&quot;&amp;[.A53]&amp;&quot;,'&quot;&amp;[.D53]&amp;&quot; &quot;&amp;[.E53]&amp;&quot;','&quot;&amp;[.F53]&amp;&quot;',&quot;&amp;[.G53]&amp;&quot;,&quot;&amp;[.H53]&amp;&quot;,&quot;&amp;[.K53]&amp;&quot;);&quot;" office:value-type="string" office:string-value="insert into Tai_san values (52,'VLKT.007 B?p ?n t?p th?','Cái',56658663,5,2);" calcext:value-type="string">
            <text:p>insert into Tai_san values (52,'VLKT.007 B?p ?n t?p th?','Cái',56658663,5,2);</text:p>
          </table:table-cell>
          <table:table-cell table:formula="of:=&quot;insert into Phieu_mua_ts(so_pm,so_phieu,thue_suat,ma_kh, ma_kho, ma_nvc) values ('&quot;&amp;[.A53]&amp;&quot;','&quot;&amp;[.B53]&amp;&quot;',10,5, 1, 6);&quot;" office:value-type="string" office:string-value="insert into Phieu_mua_ts(so_pm,so_phieu,thue_suat,ma_kh, ma_kho, ma_nvc) values ('52','NTS000052-02-02',10,5, 1, 6);" calcext:value-type="string">
            <text:p>insert into Phieu_mua_ts(so_pm,so_phieu,thue_suat,ma_kh, ma_kho, ma_nvc) values ('52','NTS000052-02-02',10,5, 1, 6);</text:p>
          </table:table-cell>
          <table:table-cell table:formula="of:=&quot;insert into Chi_tiet_phieu_mua(so_pm,ma_ts,tk_doi_ung,so_tien) values (&quot;&amp;[.A53]&amp;&quot;,&quot;&amp;[.A53]&amp;&quot;,&quot;&amp;RIGHT([.C53];4)&amp;&quot;,&quot;&amp;[.G53]&amp;&quot;);&quot;" office:value-type="string" office:string-value="insert into Chi_tiet_phieu_mua(so_pm,ma_ts,tk_doi_ung,so_tien) values (52,52,2111,56658663);" calcext:value-type="string">
            <text:p>insert into Chi_tiet_phieu_mua(so_pm,ma_ts,tk_doi_ung,so_tien) values (52,52,2111,56658663);</text:p>
          </table:table-cell>
          <table:table-cell table:number-columns-repeated="243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style-name="ce2" office:value-type="string" calcext:value-type="string">
            <text:p>NTS000053-10-01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S.006</text:p>
          </table:table-cell>
          <table:table-cell table:style-name="ce2" office:value-type="string" calcext:value-type="string">
            <text:p>Nhà X??ng d?n sóng 2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508631642" calcext:value-type="float">
            <text:p>508,631,642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2001-10-01" calcext:value-type="date">
            <text:p>1-Oct-01</text:p>
          </table:table-cell>
          <table:table-cell table:style-name="ce7" office:value-type="date" office:date-value="2001-11-01" calcext:value-type="date">
            <text:p>1-Nov-01</text:p>
          </table:table-cell>
          <table:table-cell table:style-name="ce2" table:formula="of:=IF([.C54]=&quot;N2112&quot;;3;IF([.C54]=&quot;N2111&quot;;2;IF([.C54]=&quot;N2113&quot;;5;7)))" office:value-type="float" office:value="2" calcext:value-type="float">
            <text:p>2</text:p>
          </table:table-cell>
          <table:table-cell table:style-name="ce4" table:formula="of:=&quot;insert into Tai_san values (&quot;&amp;[.A54]&amp;&quot;,'&quot;&amp;[.D54]&amp;&quot; &quot;&amp;[.E54]&amp;&quot;','&quot;&amp;[.F54]&amp;&quot;',&quot;&amp;[.G54]&amp;&quot;,&quot;&amp;[.H54]&amp;&quot;,&quot;&amp;[.K54]&amp;&quot;);&quot;" office:value-type="string" office:string-value="insert into Tai_san values (53,'VLKTS.006 Nhà X??ng d?n sóng 2','Cái',508631642,10,2);" calcext:value-type="string">
            <text:p>insert into Tai_san values (53,'VLKTS.006 Nhà X??ng d?n sóng 2','Cái',508631642,10,2);</text:p>
          </table:table-cell>
          <table:table-cell table:formula="of:=&quot;insert into Phieu_mua_ts(so_pm,so_phieu,thue_suat,ma_kh, ma_kho, ma_nvc) values ('&quot;&amp;[.A54]&amp;&quot;','&quot;&amp;[.B54]&amp;&quot;',10,5, 1, 6);&quot;" office:value-type="string" office:string-value="insert into Phieu_mua_ts(so_pm,so_phieu,thue_suat,ma_kh, ma_kho, ma_nvc) values ('53','NTS000053-10-01',10,5, 1, 6);" calcext:value-type="string">
            <text:p>insert into Phieu_mua_ts(so_pm,so_phieu,thue_suat,ma_kh, ma_kho, ma_nvc) values ('53','NTS000053-10-01',10,5, 1, 6);</text:p>
          </table:table-cell>
          <table:table-cell table:formula="of:=&quot;insert into Chi_tiet_phieu_mua(so_pm,ma_ts,tk_doi_ung,so_tien) values (&quot;&amp;[.A54]&amp;&quot;,&quot;&amp;[.A54]&amp;&quot;,&quot;&amp;RIGHT([.C54];4)&amp;&quot;,&quot;&amp;[.G54]&amp;&quot;);&quot;" office:value-type="string" office:string-value="insert into Chi_tiet_phieu_mua(so_pm,ma_ts,tk_doi_ung,so_tien) values (53,53,2111,508631642);" calcext:value-type="string">
            <text:p>insert into Chi_tiet_phieu_mua(so_pm,ma_ts,tk_doi_ung,so_tien) values (53,53,2111,508631642);</text:p>
          </table:table-cell>
          <table:table-cell table:number-columns-repeated="24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style-name="ce2" office:value-type="string" calcext:value-type="string">
            <text:p>NTS000054-01-04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S.007</text:p>
          </table:table-cell>
          <table:table-cell table:style-name="ce2" office:value-type="string" calcext:value-type="string">
            <text:p>V?n phòng và nhà x??ng d?n sóng 3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37054597" calcext:value-type="float">
            <text:p>237,054,597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04-01-12" calcext:value-type="date">
            <text:p>12-Jan-04</text:p>
          </table:table-cell>
          <table:table-cell table:style-name="ce7" office:value-type="date" office:date-value="2005-01-01" calcext:value-type="date">
            <text:p>1-Jan-05</text:p>
          </table:table-cell>
          <table:table-cell table:style-name="ce2" table:formula="of:=IF([.C55]=&quot;N2112&quot;;3;IF([.C55]=&quot;N2111&quot;;2;IF([.C55]=&quot;N2113&quot;;5;7)))" office:value-type="float" office:value="2" calcext:value-type="float">
            <text:p>2</text:p>
          </table:table-cell>
          <table:table-cell table:style-name="ce4" table:formula="of:=&quot;insert into Tai_san values (&quot;&amp;[.A55]&amp;&quot;,'&quot;&amp;[.D55]&amp;&quot; &quot;&amp;[.E55]&amp;&quot;','&quot;&amp;[.F55]&amp;&quot;',&quot;&amp;[.G55]&amp;&quot;,&quot;&amp;[.H55]&amp;&quot;,&quot;&amp;[.K55]&amp;&quot;);&quot;" office:value-type="string" office:string-value="insert into Tai_san values (54,'VLKTS.007 V?n phòng và nhà x??ng d?n sóng 3','Cái',237054597,6,2);" calcext:value-type="string">
            <text:p>insert into Tai_san values (54,'VLKTS.007 V?n phòng và nhà x??ng d?n sóng 3','Cái',237054597,6,2);</text:p>
          </table:table-cell>
          <table:table-cell table:formula="of:=&quot;insert into Phieu_mua_ts(so_pm,so_phieu,thue_suat,ma_kh, ma_kho, ma_nvc) values ('&quot;&amp;[.A55]&amp;&quot;','&quot;&amp;[.B55]&amp;&quot;',10,5, 1, 6);&quot;" office:value-type="string" office:string-value="insert into Phieu_mua_ts(so_pm,so_phieu,thue_suat,ma_kh, ma_kho, ma_nvc) values ('54','NTS000054-01-04',10,5, 1, 6);" calcext:value-type="string">
            <text:p>insert into Phieu_mua_ts(so_pm,so_phieu,thue_suat,ma_kh, ma_kho, ma_nvc) values ('54','NTS000054-01-04',10,5, 1, 6);</text:p>
          </table:table-cell>
          <table:table-cell table:formula="of:=&quot;insert into Chi_tiet_phieu_mua(so_pm,ma_ts,tk_doi_ung,so_tien) values (&quot;&amp;[.A55]&amp;&quot;,&quot;&amp;[.A55]&amp;&quot;,&quot;&amp;RIGHT([.C55];4)&amp;&quot;,&quot;&amp;[.G55]&amp;&quot;);&quot;" office:value-type="string" office:string-value="insert into Chi_tiet_phieu_mua(so_pm,ma_ts,tk_doi_ung,so_tien) values (54,54,2111,237054597);" calcext:value-type="string">
            <text:p>insert into Chi_tiet_phieu_mua(so_pm,ma_ts,tk_doi_ung,so_tien) values (54,54,2111,237054597);</text:p>
          </table:table-cell>
          <table:table-cell table:number-columns-repeated="243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style-name="ce2" office:value-type="string" calcext:value-type="string">
            <text:p>NTS000055-12-03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X 011</text:p>
          </table:table-cell>
          <table:table-cell table:style-name="ce2" office:value-type="string" calcext:value-type="string">
            <text:p>Nhà x??ng xeo gi?y 2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517761372" calcext:value-type="float">
            <text:p>517,761,37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03-12-31" calcext:value-type="date">
            <text:p>31-Dec-03</text:p>
          </table:table-cell>
          <table:table-cell table:style-name="ce7" office:value-type="date" office:date-value="2004-01-31" calcext:value-type="date">
            <text:p>31-Jan-04</text:p>
          </table:table-cell>
          <table:table-cell table:style-name="ce2" table:formula="of:=IF([.C56]=&quot;N2112&quot;;3;IF([.C56]=&quot;N2111&quot;;2;IF([.C56]=&quot;N2113&quot;;5;7)))" office:value-type="float" office:value="2" calcext:value-type="float">
            <text:p>2</text:p>
          </table:table-cell>
          <table:table-cell table:style-name="ce4" table:formula="of:=&quot;insert into Tai_san values (&quot;&amp;[.A56]&amp;&quot;,'&quot;&amp;[.D56]&amp;&quot; &quot;&amp;[.E56]&amp;&quot;','&quot;&amp;[.F56]&amp;&quot;',&quot;&amp;[.G56]&amp;&quot;,&quot;&amp;[.H56]&amp;&quot;,&quot;&amp;[.K56]&amp;&quot;);&quot;" office:value-type="string" office:string-value="insert into Tai_san values (55,'VLKTX 011 Nhà x??ng xeo gi?y 2','Cái',517761372,6,2);" calcext:value-type="string">
            <text:p>insert into Tai_san values (55,'VLKTX 011 Nhà x??ng xeo gi?y 2','Cái',517761372,6,2);</text:p>
          </table:table-cell>
          <table:table-cell table:formula="of:=&quot;insert into Phieu_mua_ts(so_pm,so_phieu,thue_suat,ma_kh, ma_kho, ma_nvc) values ('&quot;&amp;[.A56]&amp;&quot;','&quot;&amp;[.B56]&amp;&quot;',10,5, 1, 6);&quot;" office:value-type="string" office:string-value="insert into Phieu_mua_ts(so_pm,so_phieu,thue_suat,ma_kh, ma_kho, ma_nvc) values ('55','NTS000055-12-03',10,5, 1, 6);" calcext:value-type="string">
            <text:p>insert into Phieu_mua_ts(so_pm,so_phieu,thue_suat,ma_kh, ma_kho, ma_nvc) values ('55','NTS000055-12-03',10,5, 1, 6);</text:p>
          </table:table-cell>
          <table:table-cell table:formula="of:=&quot;insert into Chi_tiet_phieu_mua(so_pm,ma_ts,tk_doi_ung,so_tien) values (&quot;&amp;[.A56]&amp;&quot;,&quot;&amp;[.A56]&amp;&quot;,&quot;&amp;RIGHT([.C56];4)&amp;&quot;,&quot;&amp;[.G56]&amp;&quot;);&quot;" office:value-type="string" office:string-value="insert into Chi_tiet_phieu_mua(so_pm,ma_ts,tk_doi_ung,so_tien) values (55,55,2111,517761372);" calcext:value-type="string">
            <text:p>insert into Chi_tiet_phieu_mua(so_pm,ma_ts,tk_doi_ung,so_tien) values (55,55,2111,517761372);</text:p>
          </table:table-cell>
          <table:table-cell table:number-columns-repeated="243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style-name="ce2" office:value-type="string" calcext:value-type="string">
            <text:p>NTS000056-06-05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X 012</text:p>
          </table:table-cell>
          <table:table-cell table:style-name="ce2" office:value-type="string" calcext:value-type="string">
            <text:p>H? b?t gi?y xeo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9475964" calcext:value-type="float">
            <text:p>19,475,964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5-06-30" calcext:value-type="date">
            <text:p>30-Jun-05</text:p>
          </table:table-cell>
          <table:table-cell table:style-name="ce7" office:value-type="date" office:date-value="2005-07-01" calcext:value-type="date">
            <text:p>1-Jul-05</text:p>
          </table:table-cell>
          <table:table-cell table:style-name="ce2" table:formula="of:=IF([.C57]=&quot;N2112&quot;;3;IF([.C57]=&quot;N2111&quot;;2;IF([.C57]=&quot;N2113&quot;;5;7)))" office:value-type="float" office:value="2" calcext:value-type="float">
            <text:p>2</text:p>
          </table:table-cell>
          <table:table-cell table:style-name="ce4" table:formula="of:=&quot;insert into Tai_san values (&quot;&amp;[.A57]&amp;&quot;,'&quot;&amp;[.D57]&amp;&quot; &quot;&amp;[.E57]&amp;&quot;','&quot;&amp;[.F57]&amp;&quot;',&quot;&amp;[.G57]&amp;&quot;,&quot;&amp;[.H57]&amp;&quot;,&quot;&amp;[.K57]&amp;&quot;);&quot;" office:value-type="string" office:string-value="insert into Tai_san values (56,'VLKTX 012 H? b?t gi?y xeo','Cái',19475964,5,2);" calcext:value-type="string">
            <text:p>insert into Tai_san values (56,'VLKTX 012 H? b?t gi?y xeo','Cái',19475964,5,2);</text:p>
          </table:table-cell>
          <table:table-cell table:formula="of:=&quot;insert into Phieu_mua_ts(so_pm,so_phieu,thue_suat,ma_kh, ma_kho, ma_nvc) values ('&quot;&amp;[.A57]&amp;&quot;','&quot;&amp;[.B57]&amp;&quot;',10,5, 1, 6);&quot;" office:value-type="string" office:string-value="insert into Phieu_mua_ts(so_pm,so_phieu,thue_suat,ma_kh, ma_kho, ma_nvc) values ('56','NTS000056-06-05',10,5, 1, 6);" calcext:value-type="string">
            <text:p>insert into Phieu_mua_ts(so_pm,so_phieu,thue_suat,ma_kh, ma_kho, ma_nvc) values ('56','NTS000056-06-05',10,5, 1, 6);</text:p>
          </table:table-cell>
          <table:table-cell table:formula="of:=&quot;insert into Chi_tiet_phieu_mua(so_pm,ma_ts,tk_doi_ung,so_tien) values (&quot;&amp;[.A57]&amp;&quot;,&quot;&amp;[.A57]&amp;&quot;,&quot;&amp;RIGHT([.C57];4)&amp;&quot;,&quot;&amp;[.G57]&amp;&quot;);&quot;" office:value-type="string" office:string-value="insert into Chi_tiet_phieu_mua(so_pm,ma_ts,tk_doi_ung,so_tien) values (56,56,2111,19475964);" calcext:value-type="string">
            <text:p>insert into Chi_tiet_phieu_mua(so_pm,ma_ts,tk_doi_ung,so_tien) values (56,56,2111,19475964);</text:p>
          </table:table-cell>
          <table:table-cell table:number-columns-repeated="243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style-name="ce2" office:value-type="string" calcext:value-type="string">
            <text:p>NTS000057-02-01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X.001</text:p>
          </table:table-cell>
          <table:table-cell table:style-name="ce2" office:value-type="string" calcext:value-type="string">
            <text:p>V?n Phòng nhà x??ng gi?y seo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483694631" calcext:value-type="float">
            <text:p>483,694,631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2001-02-01" calcext:value-type="date">
            <text:p>1-Feb-01</text:p>
          </table:table-cell>
          <table:table-cell table:style-name="ce7" office:value-type="date" office:date-value="2001-03-01" calcext:value-type="date">
            <text:p>1-Mar-01</text:p>
          </table:table-cell>
          <table:table-cell table:style-name="ce2" table:formula="of:=IF([.C58]=&quot;N2112&quot;;3;IF([.C58]=&quot;N2111&quot;;2;IF([.C58]=&quot;N2113&quot;;5;7)))" office:value-type="float" office:value="2" calcext:value-type="float">
            <text:p>2</text:p>
          </table:table-cell>
          <table:table-cell table:style-name="ce4" table:formula="of:=&quot;insert into Tai_san values (&quot;&amp;[.A58]&amp;&quot;,'&quot;&amp;[.D58]&amp;&quot; &quot;&amp;[.E58]&amp;&quot;','&quot;&amp;[.F58]&amp;&quot;',&quot;&amp;[.G58]&amp;&quot;,&quot;&amp;[.H58]&amp;&quot;,&quot;&amp;[.K58]&amp;&quot;);&quot;" office:value-type="string" office:string-value="insert into Tai_san values (57,'VLKTX.001 V?n Phòng nhà x??ng gi?y seo','Cái',483694631,10,2);" calcext:value-type="string">
            <text:p>insert into Tai_san values (57,'VLKTX.001 V?n Phòng nhà x??ng gi?y seo','Cái',483694631,10,2);</text:p>
          </table:table-cell>
          <table:table-cell table:formula="of:=&quot;insert into Phieu_mua_ts(so_pm,so_phieu,thue_suat,ma_kh, ma_kho, ma_nvc) values ('&quot;&amp;[.A58]&amp;&quot;','&quot;&amp;[.B58]&amp;&quot;',10,5, 1, 6);&quot;" office:value-type="string" office:string-value="insert into Phieu_mua_ts(so_pm,so_phieu,thue_suat,ma_kh, ma_kho, ma_nvc) values ('57','NTS000057-02-01',10,5, 1, 6);" calcext:value-type="string">
            <text:p>insert into Phieu_mua_ts(so_pm,so_phieu,thue_suat,ma_kh, ma_kho, ma_nvc) values ('57','NTS000057-02-01',10,5, 1, 6);</text:p>
          </table:table-cell>
          <table:table-cell table:formula="of:=&quot;insert into Chi_tiet_phieu_mua(so_pm,ma_ts,tk_doi_ung,so_tien) values (&quot;&amp;[.A58]&amp;&quot;,&quot;&amp;[.A58]&amp;&quot;,&quot;&amp;RIGHT([.C58];4)&amp;&quot;,&quot;&amp;[.G58]&amp;&quot;);&quot;" office:value-type="string" office:string-value="insert into Chi_tiet_phieu_mua(so_pm,ma_ts,tk_doi_ung,so_tien) values (57,57,2111,483694631);" calcext:value-type="string">
            <text:p>insert into Chi_tiet_phieu_mua(so_pm,ma_ts,tk_doi_ung,so_tien) values (57,57,2111,483694631);</text:p>
          </table:table-cell>
          <table:table-cell table:number-columns-repeated="24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style-name="ce2" office:value-type="string" calcext:value-type="string">
            <text:p>NTS000058-02-01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X.005</text:p>
          </table:table-cell>
          <table:table-cell table:style-name="ce2" office:value-type="string" calcext:value-type="string">
            <text:p>Kho Than ?á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3796493" calcext:value-type="float">
            <text:p>23,796,49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2-01-01" calcext:value-type="date">
            <text:p>1-Jan-02</text:p>
          </table:table-cell>
          <table:table-cell table:style-name="ce7" office:value-type="date" office:date-value="2002-02-01" calcext:value-type="date">
            <text:p>1-Feb-02</text:p>
          </table:table-cell>
          <table:table-cell table:style-name="ce2" table:formula="of:=IF([.C59]=&quot;N2112&quot;;3;IF([.C59]=&quot;N2111&quot;;2;IF([.C59]=&quot;N2113&quot;;5;7)))" office:value-type="float" office:value="2" calcext:value-type="float">
            <text:p>2</text:p>
          </table:table-cell>
          <table:table-cell table:style-name="ce4" table:formula="of:=&quot;insert into Tai_san values (&quot;&amp;[.A59]&amp;&quot;,'&quot;&amp;[.D59]&amp;&quot; &quot;&amp;[.E59]&amp;&quot;','&quot;&amp;[.F59]&amp;&quot;',&quot;&amp;[.G59]&amp;&quot;,&quot;&amp;[.H59]&amp;&quot;,&quot;&amp;[.K59]&amp;&quot;);&quot;" office:value-type="string" office:string-value="insert into Tai_san values (58,'VLKTX.005 Kho Than ?á','Cái',23796493,5,2);" calcext:value-type="string">
            <text:p>insert into Tai_san values (58,'VLKTX.005 Kho Than ?á','Cái',23796493,5,2);</text:p>
          </table:table-cell>
          <table:table-cell table:formula="of:=&quot;insert into Phieu_mua_ts(so_pm,so_phieu,thue_suat,ma_kh, ma_kho, ma_nvc) values ('&quot;&amp;[.A59]&amp;&quot;','&quot;&amp;[.B59]&amp;&quot;',10,5, 1, 6);&quot;" office:value-type="string" office:string-value="insert into Phieu_mua_ts(so_pm,so_phieu,thue_suat,ma_kh, ma_kho, ma_nvc) values ('58','NTS000058-02-01',10,5, 1, 6);" calcext:value-type="string">
            <text:p>insert into Phieu_mua_ts(so_pm,so_phieu,thue_suat,ma_kh, ma_kho, ma_nvc) values ('58','NTS000058-02-01',10,5, 1, 6);</text:p>
          </table:table-cell>
          <table:table-cell table:formula="of:=&quot;insert into Chi_tiet_phieu_mua(so_pm,ma_ts,tk_doi_ung,so_tien) values (&quot;&amp;[.A59]&amp;&quot;,&quot;&amp;[.A59]&amp;&quot;,&quot;&amp;RIGHT([.C59];4)&amp;&quot;,&quot;&amp;[.G59]&amp;&quot;);&quot;" office:value-type="string" office:string-value="insert into Chi_tiet_phieu_mua(so_pm,ma_ts,tk_doi_ung,so_tien) values (58,58,2111,23796493);" calcext:value-type="string">
            <text:p>insert into Chi_tiet_phieu_mua(so_pm,ma_ts,tk_doi_ung,so_tien) values (58,58,2111,23796493);</text:p>
          </table:table-cell>
          <table:table-cell table:number-columns-repeated="243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style-name="ce2" office:value-type="string" calcext:value-type="string">
            <text:p>NTS000059-05-02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X.009</text:p>
          </table:table-cell>
          <table:table-cell table:style-name="ce2" office:value-type="string" calcext:value-type="string">
            <text:p>Kho III ch?a gi?y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97128342" calcext:value-type="float">
            <text:p>297,128,342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2-05-30" calcext:value-type="date">
            <text:p>30-May-02</text:p>
          </table:table-cell>
          <table:table-cell table:style-name="ce7" office:value-type="date" office:date-value="2002-06-30" calcext:value-type="date">
            <text:p>30-Jun-02</text:p>
          </table:table-cell>
          <table:table-cell table:style-name="ce2" table:formula="of:=IF([.C60]=&quot;N2112&quot;;3;IF([.C60]=&quot;N2111&quot;;2;IF([.C60]=&quot;N2113&quot;;5;7)))" office:value-type="float" office:value="2" calcext:value-type="float">
            <text:p>2</text:p>
          </table:table-cell>
          <table:table-cell table:style-name="ce4" table:formula="of:=&quot;insert into Tai_san values (&quot;&amp;[.A60]&amp;&quot;,'&quot;&amp;[.D60]&amp;&quot; &quot;&amp;[.E60]&amp;&quot;','&quot;&amp;[.F60]&amp;&quot;',&quot;&amp;[.G60]&amp;&quot;,&quot;&amp;[.H60]&amp;&quot;,&quot;&amp;[.K60]&amp;&quot;);&quot;" office:value-type="string" office:string-value="insert into Tai_san values (59,'VLKTX.009 Kho III ch?a gi?y','Cái',297128342,5,2);" calcext:value-type="string">
            <text:p>insert into Tai_san values (59,'VLKTX.009 Kho III ch?a gi?y','Cái',297128342,5,2);</text:p>
          </table:table-cell>
          <table:table-cell table:formula="of:=&quot;insert into Phieu_mua_ts(so_pm,so_phieu,thue_suat,ma_kh, ma_kho, ma_nvc) values ('&quot;&amp;[.A60]&amp;&quot;','&quot;&amp;[.B60]&amp;&quot;',10,5, 1, 6);&quot;" office:value-type="string" office:string-value="insert into Phieu_mua_ts(so_pm,so_phieu,thue_suat,ma_kh, ma_kho, ma_nvc) values ('59','NTS000059-05-02',10,5, 1, 6);" calcext:value-type="string">
            <text:p>insert into Phieu_mua_ts(so_pm,so_phieu,thue_suat,ma_kh, ma_kho, ma_nvc) values ('59','NTS000059-05-02',10,5, 1, 6);</text:p>
          </table:table-cell>
          <table:table-cell table:formula="of:=&quot;insert into Chi_tiet_phieu_mua(so_pm,ma_ts,tk_doi_ung,so_tien) values (&quot;&amp;[.A60]&amp;&quot;,&quot;&amp;[.A60]&amp;&quot;,&quot;&amp;RIGHT([.C60];4)&amp;&quot;,&quot;&amp;[.G60]&amp;&quot;);&quot;" office:value-type="string" office:string-value="insert into Chi_tiet_phieu_mua(so_pm,ma_ts,tk_doi_ung,so_tien) values (59,59,2111,297128342);" calcext:value-type="string">
            <text:p>insert into Chi_tiet_phieu_mua(so_pm,ma_ts,tk_doi_ung,so_tien) values (59,59,2111,297128342);</text:p>
          </table:table-cell>
          <table:table-cell table:number-columns-repeated="24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style-name="ce2" office:value-type="string" calcext:value-type="string">
            <text:p>NTS000060-10-02</text:p>
          </table:table-cell>
          <table:table-cell table:style-name="ce2" office:value-type="string" calcext:value-type="string">
            <text:p>N2111</text:p>
          </table:table-cell>
          <table:table-cell table:style-name="ce2" office:value-type="string" calcext:value-type="string">
            <text:p>VLKTX.010</text:p>
          </table:table-cell>
          <table:table-cell table:style-name="ce2" office:value-type="string" calcext:value-type="string">
            <text:p>H? ch?a gi?y nghi?n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38042955" calcext:value-type="float">
            <text:p>38,042,95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7" office:value-type="date" office:date-value="2002-10-31" calcext:value-type="date">
            <text:p>31-Oct-02</text:p>
          </table:table-cell>
          <table:table-cell table:style-name="ce2" table:formula="of:=IF([.C61]=&quot;N2112&quot;;3;IF([.C61]=&quot;N2111&quot;;2;IF([.C61]=&quot;N2113&quot;;5;7)))" office:value-type="float" office:value="2" calcext:value-type="float">
            <text:p>2</text:p>
          </table:table-cell>
          <table:table-cell table:style-name="ce4" table:formula="of:=&quot;insert into Tai_san values (&quot;&amp;[.A61]&amp;&quot;,'&quot;&amp;[.D61]&amp;&quot; &quot;&amp;[.E61]&amp;&quot;','&quot;&amp;[.F61]&amp;&quot;',&quot;&amp;[.G61]&amp;&quot;,&quot;&amp;[.H61]&amp;&quot;,&quot;&amp;[.K61]&amp;&quot;);&quot;" office:value-type="string" office:string-value="insert into Tai_san values (60,'VLKTX.010 H? ch?a gi?y nghi?n','Cái',38042955,5,2);" calcext:value-type="string">
            <text:p>insert into Tai_san values (60,'VLKTX.010 H? ch?a gi?y nghi?n','Cái',38042955,5,2);</text:p>
          </table:table-cell>
          <table:table-cell table:formula="of:=&quot;insert into Phieu_mua_ts(so_pm,so_phieu,thue_suat,ma_kh, ma_kho, ma_nvc) values ('&quot;&amp;[.A61]&amp;&quot;','&quot;&amp;[.B61]&amp;&quot;',10,5, 1, 6);&quot;" office:value-type="string" office:string-value="insert into Phieu_mua_ts(so_pm,so_phieu,thue_suat,ma_kh, ma_kho, ma_nvc) values ('60','NTS000060-10-02',10,5, 1, 6);" calcext:value-type="string">
            <text:p>insert into Phieu_mua_ts(so_pm,so_phieu,thue_suat,ma_kh, ma_kho, ma_nvc) values ('60','NTS000060-10-02',10,5, 1, 6);</text:p>
          </table:table-cell>
          <table:table-cell table:formula="of:=&quot;insert into Chi_tiet_phieu_mua(so_pm,ma_ts,tk_doi_ung,so_tien) values (&quot;&amp;[.A61]&amp;&quot;,&quot;&amp;[.A61]&amp;&quot;,&quot;&amp;RIGHT([.C61];4)&amp;&quot;,&quot;&amp;[.G61]&amp;&quot;);&quot;" office:value-type="string" office:string-value="insert into Chi_tiet_phieu_mua(so_pm,ma_ts,tk_doi_ung,so_tien) values (60,60,2111,38042955);" calcext:value-type="string">
            <text:p>insert into Chi_tiet_phieu_mua(so_pm,ma_ts,tk_doi_ung,so_tien) values (60,60,2111,38042955);</text:p>
          </table:table-cell>
          <table:table-cell table:number-columns-repeated="24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style-name="ce2" office:value-type="string" calcext:value-type="string">
            <text:p>NTSB00001-06-06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42</text:p>
          </table:table-cell>
          <table:table-cell table:style-name="ce2" office:value-type="string" calcext:value-type="string">
            <text:p>N?i h?i than ?á 3000kg/gi?(No:2)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510000000" calcext:value-type="float">
            <text:p>510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6-06-27" calcext:value-type="date">
            <text:p>27-Jun-06</text:p>
          </table:table-cell>
          <table:table-cell table:style-name="ce7" office:value-type="date" office:date-value="2006-06-26" calcext:value-type="date">
            <text:p>26-Jun-06</text:p>
          </table:table-cell>
          <table:table-cell table:style-name="ce2" table:formula="of:=IF([.C62]=&quot;N2112&quot;;3;IF([.C62]=&quot;N2111&quot;;2;IF([.C62]=&quot;N2113&quot;;5;7)))" office:value-type="float" office:value="3" calcext:value-type="float">
            <text:p>3</text:p>
          </table:table-cell>
          <table:table-cell table:style-name="ce4" table:formula="of:=&quot;insert into Tai_san values (&quot;&amp;[.A62]&amp;&quot;,'&quot;&amp;[.D62]&amp;&quot; &quot;&amp;[.E62]&amp;&quot;','&quot;&amp;[.F62]&amp;&quot;',&quot;&amp;[.G62]&amp;&quot;,&quot;&amp;[.H62]&amp;&quot;,&quot;&amp;[.K62]&amp;&quot;);&quot;" office:value-type="string" office:string-value="insert into Tai_san values (61,'MMTBX.042 N?i h?i than ?á 3000kg/gi?(No:2)','Cái',510000000,5,3);" calcext:value-type="string">
            <text:p>insert into Tai_san values (61,'MMTBX.042 N?i h?i than ?á 3000kg/gi?(No:2)','Cái',510000000,5,3);</text:p>
          </table:table-cell>
          <table:table-cell table:formula="of:=&quot;insert into Phieu_mua_ts(so_pm,so_phieu,thue_suat,ma_kh, ma_kho, ma_nvc) values ('&quot;&amp;[.A62]&amp;&quot;','&quot;&amp;[.B62]&amp;&quot;',10,5, 1, 6);&quot;" office:value-type="string" office:string-value="insert into Phieu_mua_ts(so_pm,so_phieu,thue_suat,ma_kh, ma_kho, ma_nvc) values ('61','NTSB00001-06-06',10,5, 1, 6);" calcext:value-type="string">
            <text:p>insert into Phieu_mua_ts(so_pm,so_phieu,thue_suat,ma_kh, ma_kho, ma_nvc) values ('61','NTSB00001-06-06',10,5, 1, 6);</text:p>
          </table:table-cell>
          <table:table-cell table:formula="of:=&quot;insert into Chi_tiet_phieu_mua(so_pm,ma_ts,tk_doi_ung,so_tien) values (&quot;&amp;[.A62]&amp;&quot;,&quot;&amp;[.A62]&amp;&quot;,&quot;&amp;RIGHT([.C62];4)&amp;&quot;,&quot;&amp;[.G62]&amp;&quot;);&quot;" office:value-type="string" office:string-value="insert into Chi_tiet_phieu_mua(so_pm,ma_ts,tk_doi_ung,so_tien) values (61,61,2112,510000000);" calcext:value-type="string">
            <text:p>insert into Chi_tiet_phieu_mua(so_pm,ma_ts,tk_doi_ung,so_tien) values (61,61,2112,510000000);</text:p>
          </table:table-cell>
          <table:table-cell table:number-columns-repeated="243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style-name="ce2" office:value-type="string" calcext:value-type="string">
            <text:p>NTSB00001-08-06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X.043</text:p>
          </table:table-cell>
          <table:table-cell table:style-name="ce2" office:value-type="string" calcext:value-type="string">
            <text:p>B? góp h?i c?a n?i h?i 3000kg/g( No:2)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37000000" calcext:value-type="float">
            <text:p>37,000,00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7" office:value-type="date" office:date-value="2006-08-01" calcext:value-type="date">
            <text:p>1-Aug-06</text:p>
          </table:table-cell>
          <table:table-cell table:style-name="ce2" table:formula="of:=IF([.C63]=&quot;N2112&quot;;3;IF([.C63]=&quot;N2111&quot;;2;IF([.C63]=&quot;N2113&quot;;5;7)))" office:value-type="float" office:value="3" calcext:value-type="float">
            <text:p>3</text:p>
          </table:table-cell>
          <table:table-cell table:style-name="ce4" table:formula="of:=&quot;insert into Tai_san values (&quot;&amp;[.A63]&amp;&quot;,'&quot;&amp;[.D63]&amp;&quot; &quot;&amp;[.E63]&amp;&quot;','&quot;&amp;[.F63]&amp;&quot;',&quot;&amp;[.G63]&amp;&quot;,&quot;&amp;[.H63]&amp;&quot;,&quot;&amp;[.K63]&amp;&quot;);&quot;" office:value-type="string" office:string-value="insert into Tai_san values (62,'MMTBX.043 B? góp h?i c?a n?i h?i 3000kg/g( No:2)','Cái',37000000,5,3);" calcext:value-type="string">
            <text:p>insert into Tai_san values (62,'MMTBX.043 B? góp h?i c?a n?i h?i 3000kg/g( No:2)','Cái',37000000,5,3);</text:p>
          </table:table-cell>
          <table:table-cell table:formula="of:=&quot;insert into Phieu_mua_ts(so_pm,so_phieu,thue_suat,ma_kh, ma_kho, ma_nvc) values ('&quot;&amp;[.A63]&amp;&quot;','&quot;&amp;[.B63]&amp;&quot;',10,5, 1, 6);&quot;" office:value-type="string" office:string-value="insert into Phieu_mua_ts(so_pm,so_phieu,thue_suat,ma_kh, ma_kho, ma_nvc) values ('62','NTSB00001-08-06',10,5, 1, 6);" calcext:value-type="string">
            <text:p>insert into Phieu_mua_ts(so_pm,so_phieu,thue_suat,ma_kh, ma_kho, ma_nvc) values ('62','NTSB00001-08-06',10,5, 1, 6);</text:p>
          </table:table-cell>
          <table:table-cell table:formula="of:=&quot;insert into Chi_tiet_phieu_mua(so_pm,ma_ts,tk_doi_ung,so_tien) values (&quot;&amp;[.A63]&amp;&quot;,&quot;&amp;[.A63]&amp;&quot;,&quot;&amp;RIGHT([.C63];4)&amp;&quot;,&quot;&amp;[.G63]&amp;&quot;);&quot;" office:value-type="string" office:string-value="insert into Chi_tiet_phieu_mua(so_pm,ma_ts,tk_doi_ung,so_tien) values (62,62,2112,37000000);" calcext:value-type="string">
            <text:p>insert into Chi_tiet_phieu_mua(so_pm,ma_ts,tk_doi_ung,so_tien) values (62,62,2112,37000000);</text:p>
          </table:table-cell>
          <table:table-cell table:number-columns-repeated="243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style-name="ce2" office:value-type="string" calcext:value-type="string">
            <text:p>NTSC00001-09-06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56</text:p>
          </table:table-cell>
          <table:table-cell table:style-name="ce2" office:value-type="string" calcext:value-type="string">
            <text:p>Máy ch?p thùng (2,4m x1,2m)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152000000" calcext:value-type="float">
            <text:p>152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6-09-18" calcext:value-type="date">
            <text:p>18-Sep-06</text:p>
          </table:table-cell>
          <table:table-cell table:style-name="ce7" office:value-type="date" office:date-value="2006-10-01" calcext:value-type="date">
            <text:p>1-Oct-06</text:p>
          </table:table-cell>
          <table:table-cell table:style-name="ce2" table:formula="of:=IF([.C64]=&quot;N2112&quot;;3;IF([.C64]=&quot;N2111&quot;;2;IF([.C64]=&quot;N2113&quot;;5;7)))" office:value-type="float" office:value="3" calcext:value-type="float">
            <text:p>3</text:p>
          </table:table-cell>
          <table:table-cell table:style-name="ce4" table:formula="of:=&quot;insert into Tai_san values (&quot;&amp;[.A64]&amp;&quot;,'&quot;&amp;[.D64]&amp;&quot; &quot;&amp;[.E64]&amp;&quot;','&quot;&amp;[.F64]&amp;&quot;',&quot;&amp;[.G64]&amp;&quot;,&quot;&amp;[.H64]&amp;&quot;,&quot;&amp;[.K64]&amp;&quot;);&quot;" office:value-type="string" office:string-value="insert into Tai_san values (63,'MMTB 56 Máy ch?p thùng (2,4m x1,2m)','Cái',152000000,5,3);" calcext:value-type="string">
            <text:p>insert into Tai_san values (63,'MMTB 56 Máy ch?p thùng (2,4m x1,2m)','Cái',152000000,5,3);</text:p>
          </table:table-cell>
          <table:table-cell table:formula="of:=&quot;insert into Phieu_mua_ts(so_pm,so_phieu,thue_suat,ma_kh, ma_kho, ma_nvc) values ('&quot;&amp;[.A64]&amp;&quot;','&quot;&amp;[.B64]&amp;&quot;',10,5, 1, 6);&quot;" office:value-type="string" office:string-value="insert into Phieu_mua_ts(so_pm,so_phieu,thue_suat,ma_kh, ma_kho, ma_nvc) values ('63','NTSC00001-09-06',10,5, 1, 6);" calcext:value-type="string">
            <text:p>insert into Phieu_mua_ts(so_pm,so_phieu,thue_suat,ma_kh, ma_kho, ma_nvc) values ('63','NTSC00001-09-06',10,5, 1, 6);</text:p>
          </table:table-cell>
          <table:table-cell table:formula="of:=&quot;insert into Chi_tiet_phieu_mua(so_pm,ma_ts,tk_doi_ung,so_tien) values (&quot;&amp;[.A64]&amp;&quot;,&quot;&amp;[.A64]&amp;&quot;,&quot;&amp;RIGHT([.C64];4)&amp;&quot;,&quot;&amp;[.G64]&amp;&quot;);&quot;" office:value-type="string" office:string-value="insert into Chi_tiet_phieu_mua(so_pm,ma_ts,tk_doi_ung,so_tien) values (63,63,2112,152000000);" calcext:value-type="string">
            <text:p>insert into Chi_tiet_phieu_mua(so_pm,ma_ts,tk_doi_ung,so_tien) values (63,63,2112,152000000);</text:p>
          </table:table-cell>
          <table:table-cell table:number-columns-repeated="243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style-name="ce2" office:value-type="string" calcext:value-type="string">
            <text:p>NTSC00001-10-06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57</text:p>
          </table:table-cell>
          <table:table-cell table:style-name="ce2" office:value-type="string" calcext:value-type="string">
            <text:p>Máy ?óng Ghim 2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3952381" calcext:value-type="float">
            <text:p>23,952,38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6-10-05" calcext:value-type="date">
            <text:p>5-Oct-06</text:p>
          </table:table-cell>
          <table:table-cell table:style-name="ce7" office:value-type="date" office:date-value="2006-11-01" calcext:value-type="date">
            <text:p>1-Nov-06</text:p>
          </table:table-cell>
          <table:table-cell table:style-name="ce2" table:formula="of:=IF([.C65]=&quot;N2112&quot;;3;IF([.C65]=&quot;N2111&quot;;2;IF([.C65]=&quot;N2113&quot;;5;7)))" office:value-type="float" office:value="3" calcext:value-type="float">
            <text:p>3</text:p>
          </table:table-cell>
          <table:table-cell table:style-name="ce4" table:formula="of:=&quot;insert into Tai_san values (&quot;&amp;[.A65]&amp;&quot;,'&quot;&amp;[.D65]&amp;&quot; &quot;&amp;[.E65]&amp;&quot;','&quot;&amp;[.F65]&amp;&quot;',&quot;&amp;[.G65]&amp;&quot;,&quot;&amp;[.H65]&amp;&quot;,&quot;&amp;[.K65]&amp;&quot;);&quot;" office:value-type="string" office:string-value="insert into Tai_san values (64,'MMTB 57 Máy ?óng Ghim 2','Cái',23952381,5,3);" calcext:value-type="string">
            <text:p>insert into Tai_san values (64,'MMTB 57 Máy ?óng Ghim 2','Cái',23952381,5,3);</text:p>
          </table:table-cell>
          <table:table-cell table:formula="of:=&quot;insert into Phieu_mua_ts(so_pm,so_phieu,thue_suat,ma_kh, ma_kho, ma_nvc) values ('&quot;&amp;[.A65]&amp;&quot;','&quot;&amp;[.B65]&amp;&quot;',10,5, 1, 6);&quot;" office:value-type="string" office:string-value="insert into Phieu_mua_ts(so_pm,so_phieu,thue_suat,ma_kh, ma_kho, ma_nvc) values ('64','NTSC00001-10-06',10,5, 1, 6);" calcext:value-type="string">
            <text:p>insert into Phieu_mua_ts(so_pm,so_phieu,thue_suat,ma_kh, ma_kho, ma_nvc) values ('64','NTSC00001-10-06',10,5, 1, 6);</text:p>
          </table:table-cell>
          <table:table-cell table:formula="of:=&quot;insert into Chi_tiet_phieu_mua(so_pm,ma_ts,tk_doi_ung,so_tien) values (&quot;&amp;[.A65]&amp;&quot;,&quot;&amp;[.A65]&amp;&quot;,&quot;&amp;RIGHT([.C65];4)&amp;&quot;,&quot;&amp;[.G65]&amp;&quot;);&quot;" office:value-type="string" office:string-value="insert into Chi_tiet_phieu_mua(so_pm,ma_ts,tk_doi_ung,so_tien) values (64,64,2112,23952381);" calcext:value-type="string">
            <text:p>insert into Chi_tiet_phieu_mua(so_pm,ma_ts,tk_doi_ung,so_tien) values (64,64,2112,23952381);</text:p>
          </table:table-cell>
          <table:table-cell table:number-columns-repeated="243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style-name="ce2" office:value-type="string" calcext:value-type="string">
            <text:p>NTSC00001-10-06</text:p>
          </table:table-cell>
          <table:table-cell table:style-name="ce2" office:value-type="string" calcext:value-type="string">
            <text:p>N2112</text:p>
          </table:table-cell>
          <table:table-cell table:style-name="ce2" office:value-type="string" calcext:value-type="string">
            <text:p>MMTB 58</text:p>
          </table:table-cell>
          <table:table-cell table:style-name="ce2" office:value-type="string" calcext:value-type="string">
            <text:p>Máy cán l?n 4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97000000" calcext:value-type="float">
            <text:p>97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6-10-05" calcext:value-type="date">
            <text:p>5-Oct-06</text:p>
          </table:table-cell>
          <table:table-cell table:style-name="ce7" office:value-type="date" office:date-value="2006-11-05" calcext:value-type="date">
            <text:p>5-Nov-06</text:p>
          </table:table-cell>
          <table:table-cell table:style-name="ce2" table:formula="of:=IF([.C66]=&quot;N2112&quot;;3;IF([.C66]=&quot;N2111&quot;;2;IF([.C66]=&quot;N2113&quot;;5;7)))" office:value-type="float" office:value="3" calcext:value-type="float">
            <text:p>3</text:p>
          </table:table-cell>
          <table:table-cell table:style-name="ce4" table:formula="of:=&quot;insert into Tai_san values (&quot;&amp;[.A66]&amp;&quot;,'&quot;&amp;[.D66]&amp;&quot; &quot;&amp;[.E66]&amp;&quot;','&quot;&amp;[.F66]&amp;&quot;',&quot;&amp;[.G66]&amp;&quot;,&quot;&amp;[.H66]&amp;&quot;,&quot;&amp;[.K66]&amp;&quot;);&quot;" office:value-type="string" office:string-value="insert into Tai_san values (65,'MMTB 58 Máy cán l?n 4','Cái',97000000,5,3);" calcext:value-type="string">
            <text:p>insert into Tai_san values (65,'MMTB 58 Máy cán l?n 4','Cái',97000000,5,3);</text:p>
          </table:table-cell>
          <table:table-cell table:formula="of:=&quot;insert into Phieu_mua_ts(so_pm,so_phieu,thue_suat,ma_kh, ma_kho, ma_nvc) values ('&quot;&amp;[.A66]&amp;&quot;','&quot;&amp;[.B66]&amp;&quot;',10,5, 1, 6);&quot;" office:value-type="string" office:string-value="insert into Phieu_mua_ts(so_pm,so_phieu,thue_suat,ma_kh, ma_kho, ma_nvc) values ('65','NTSC00001-10-06',10,5, 1, 6);" calcext:value-type="string">
            <text:p>insert into Phieu_mua_ts(so_pm,so_phieu,thue_suat,ma_kh, ma_kho, ma_nvc) values ('65','NTSC00001-10-06',10,5, 1, 6);</text:p>
          </table:table-cell>
          <table:table-cell table:formula="of:=&quot;insert into Chi_tiet_phieu_mua(so_pm,ma_ts,tk_doi_ung,so_tien) values (&quot;&amp;[.A66]&amp;&quot;,&quot;&amp;[.A66]&amp;&quot;,&quot;&amp;RIGHT([.C66];4)&amp;&quot;,&quot;&amp;[.G66]&amp;&quot;);&quot;" office:value-type="string" office:string-value="insert into Chi_tiet_phieu_mua(so_pm,ma_ts,tk_doi_ung,so_tien) values (65,65,2112,97000000);" calcext:value-type="string">
            <text:p>insert into Chi_tiet_phieu_mua(so_pm,ma_ts,tk_doi_ung,so_tien) values (65,65,2112,97000000);</text:p>
          </table:table-cell>
          <table:table-cell table:number-columns-repeated="243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style-name="ce2" office:value-type="string" calcext:value-type="string">
            <text:p>NTSC00001-12-06</text:p>
          </table:table-cell>
          <table:table-cell table:style-name="ce2" office:value-type="string" calcext:value-type="string">
            <text:p>N2113</text:p>
          </table:table-cell>
          <table:table-cell table:style-name="ce2" office:value-type="string" calcext:value-type="string">
            <text:p>PTVT 010</text:p>
          </table:table-cell>
          <table:table-cell table:style-name="ce2" office:value-type="string" calcext:value-type="string">
            <text:p>Xe nâng Toyota 2,8 T?n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55000000" calcext:value-type="float">
            <text:p>55,000,000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06-12-21" calcext:value-type="date">
            <text:p>21-Dec-06</text:p>
          </table:table-cell>
          <table:table-cell table:style-name="ce7" office:value-type="date" office:date-value="2007-01-01" calcext:value-type="date">
            <text:p>1-Jan-07</text:p>
          </table:table-cell>
          <table:table-cell table:style-name="ce2" table:formula="of:=IF([.C67]=&quot;N2112&quot;;3;IF([.C67]=&quot;N2111&quot;;2;IF([.C67]=&quot;N2113&quot;;5;7)))" office:value-type="float" office:value="5" calcext:value-type="float">
            <text:p>5</text:p>
          </table:table-cell>
          <table:table-cell table:style-name="ce4" table:formula="of:=&quot;insert into Tai_san values (&quot;&amp;[.A67]&amp;&quot;,'&quot;&amp;[.D67]&amp;&quot; &quot;&amp;[.E67]&amp;&quot;','&quot;&amp;[.F67]&amp;&quot;',&quot;&amp;[.G67]&amp;&quot;,&quot;&amp;[.H67]&amp;&quot;,&quot;&amp;[.K67]&amp;&quot;);&quot;" office:value-type="string" office:string-value="insert into Tai_san values (66,'PTVT 010 Xe nâng Toyota 2,8 T?n','Cái',55000000,5,5);" calcext:value-type="string">
            <text:p>insert into Tai_san values (66,'PTVT 010 Xe nâng Toyota 2,8 T?n','Cái',55000000,5,5);</text:p>
          </table:table-cell>
          <table:table-cell table:formula="of:=&quot;insert into Phieu_mua_ts(so_pm,so_phieu,thue_suat,ma_kh, ma_kho, ma_nvc) values ('&quot;&amp;[.A67]&amp;&quot;','&quot;&amp;[.B67]&amp;&quot;',10,5, 1, 6);&quot;" office:value-type="string" office:string-value="insert into Phieu_mua_ts(so_pm,so_phieu,thue_suat,ma_kh, ma_kho, ma_nvc) values ('66','NTSC00001-12-06',10,5, 1, 6);" calcext:value-type="string">
            <text:p>insert into Phieu_mua_ts(so_pm,so_phieu,thue_suat,ma_kh, ma_kho, ma_nvc) values ('66','NTSC00001-12-06',10,5, 1, 6);</text:p>
          </table:table-cell>
          <table:table-cell table:formula="of:=&quot;insert into Chi_tiet_phieu_mua(so_pm,ma_ts,tk_doi_ung,so_tien) values (&quot;&amp;[.A67]&amp;&quot;,&quot;&amp;[.A67]&amp;&quot;,&quot;&amp;RIGHT([.C67];4)&amp;&quot;,&quot;&amp;[.G67]&amp;&quot;);&quot;" office:value-type="string" office:string-value="insert into Chi_tiet_phieu_mua(so_pm,ma_ts,tk_doi_ung,so_tien) values (66,66,2113,55000000);" calcext:value-type="string">
            <text:p>insert into Chi_tiet_phieu_mua(so_pm,ma_ts,tk_doi_ung,so_tien) values (66,66,2113,55000000);</text:p>
          </table:table-cell>
          <table:table-cell table:number-columns-repeated="243"/>
        </table:table-row>
        <table:table-row table:style-name="ro2" table:number-rows-repeated="1048508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c0c0c0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74pt solid #c0c0c0" fo:padding="2.01pt" style:rotation-align="none"/>
    </style:style>
    <style:style style:name="Output" style:family="table-cell" style:parent-style-name="Default">
      <style:table-cell-properties fo:background-color="#c0c0c0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51pt 1.5pt 0.51pt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isan" style:display-name="PageStyle_tais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9T14:16:53.761379882</dc:date>
    <meta:editing-duration>PT7M51S</meta:editing-duration>
    <meta:editing-cycles>1</meta:editing-cycles>
    <meta:document-statistic meta:table-count="1" meta:cell-count="933" meta:object-count="0"/>
    <meta:generator>LibreOffice/4.4.6.3$Linux_X86_64 LibreOffice_project/40m0$Build-3</meta:generator>
  </office:meta>
</office:document-meta>
</file>